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text:start-value="1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list-style-name="LFO1"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family="paragraph">
      <style:paragraph-properties fo:text-align="justify"/>
    </style:style>
    <style:style style:name="P9" style:parent-style-name="Standard" style:list-style-name="LFO2" style:family="paragraph">
      <style:paragraph-properties fo:text-align="justify"/>
    </style:style>
    <style:style style:name="P10" style:parent-style-name="Standard" style:list-style-name="LFO2" style:family="paragraph">
      <style:paragraph-properties fo:text-align="justify"/>
    </style:style>
    <style:style style:name="P11" style:parent-style-name="Standard" style:list-style-name="LFO2" style:family="paragraph">
      <style:paragraph-properties fo:text-align="justify"/>
    </style:style>
    <style:style style:name="P12" style:parent-style-name="Standard" style:list-style-name="LFO2" style:family="paragraph">
      <style:paragraph-properties fo:text-align="justify"/>
    </style:style>
    <style:style style:name="P13" style:parent-style-name="Standard" style:list-style-name="LFO2"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3" style:family="paragraph">
      <style:paragraph-properties fo:text-align="justify"/>
    </style:style>
    <style:style style:name="P16" style:parent-style-name="Standard" style:list-style-name="LFO3" style:family="paragraph">
      <style:paragraph-properties fo:text-align="justify"/>
    </style:style>
    <style:style style:name="P17" style:parent-style-name="Standard" style:list-style-name="LFO3"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list-style-name="LFO4" style:family="paragraph">
      <style:paragraph-properties fo:text-align="justify"/>
    </style:style>
    <style:style style:name="P24" style:parent-style-name="Standard" style:list-style-name="LFO4" style:family="paragraph">
      <style:paragraph-properties fo:text-align="justify"/>
    </style:style>
    <style:style style:name="P25" style:parent-style-name="Standard" style:list-style-name="LFO4" style:family="paragraph">
      <style:paragraph-properties fo:text-align="justify"/>
    </style:style>
    <style:style style:name="P26" style:parent-style-name="Standard" style:list-style-name="LFO4" style:family="paragraph">
      <style:paragraph-properties fo:text-align="justify"/>
    </style:style>
    <style:style style:name="P27" style:parent-style-name="Standard" style:list-style-name="LFO4" style:family="paragraph">
      <style:paragraph-properties fo:text-align="justify"/>
    </style:style>
    <style:style style:name="P28" style:parent-style-name="Standard" style:family="paragraph">
      <style:paragraph-properties fo:text-align="justify"/>
    </style:style>
    <style:style style:name="P29" style:parent-style-name="Standard" style:list-style-name="LFO5" style:family="paragraph">
      <style:paragraph-properties fo:text-align="justify"/>
    </style:style>
    <style:style style:name="P30" style:parent-style-name="Standard" style:list-style-name="LFO5" style:family="paragraph">
      <style:paragraph-properties fo:text-align="justify"/>
    </style:style>
    <style:style style:name="P31" style:parent-style-name="Standard" style:list-style-name="LFO5" style:family="paragraph">
      <style:paragraph-properties fo:text-align="justify"/>
    </style:style>
    <style:style style:name="P32" style:parent-style-name="Standard" style:list-style-name="LFO5" style:family="paragraph">
      <style:paragraph-properties fo:text-align="justify"/>
    </style:style>
    <style:style style:name="P33" style:parent-style-name="Standard" style:list-style-name="LFO5" style:family="paragraph">
      <style:paragraph-properties fo:text-align="justify"/>
    </style:style>
    <style:style style:name="P34" style:parent-style-name="Standard" style:family="paragraph">
      <style:paragraph-properties fo:text-align="justify"/>
    </style:style>
    <style:style style:name="P35" style:parent-style-name="Standard" style:list-style-name="LFO6" style:family="paragraph">
      <style:paragraph-properties fo:text-align="justify"/>
    </style:style>
    <style:style style:name="P36" style:parent-style-name="Standard" style:list-style-name="LFO6" style:family="paragraph">
      <style:paragraph-properties fo:text-align="justify"/>
    </style:style>
    <style:style style:name="P37" style:parent-style-name="Standard" style:list-style-name="LFO6" style:family="paragraph">
      <style:paragraph-properties fo:text-align="justify"/>
    </style:style>
    <style:style style:name="P38" style:parent-style-name="Standard" style:list-style-name="LFO6"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list-style-name="LFO7" style:family="paragraph">
      <style:paragraph-properties fo:text-align="justify"/>
    </style:style>
    <style:style style:name="P54" style:parent-style-name="Standard" style:list-style-name="LFO7" style:family="paragraph">
      <style:paragraph-properties fo:text-align="justify"/>
    </style:style>
    <style:style style:name="P55" style:parent-style-name="Standard" style:list-style-name="LFO7" style:family="paragraph">
      <style:paragraph-properties fo:text-align="justify"/>
    </style:style>
    <style:style style:name="P56" style:parent-style-name="Standard" style:list-style-name="LFO7" style:family="paragraph">
      <style:paragraph-properties fo:text-align="justify"/>
    </style:style>
    <style:style style:name="P57" style:parent-style-name="Standard" style:list-style-name="LFO7" style:family="paragraph">
      <style:paragraph-properties fo:text-align="justify"/>
    </style:style>
    <style:style style:name="P58" style:parent-style-name="Standard" style:list-style-name="LFO7"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list-style-name="LFO8" style:family="paragraph">
      <style:paragraph-properties fo:text-align="justify"/>
    </style:style>
    <style:style style:name="P62" style:parent-style-name="Standard" style:list-style-name="LFO8"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Car.predefinitoparagrafo" style:family="text">
      <style:text-properties fo:font-style="italic" style:font-style-asian="italic" style:font-style-complex="italic"/>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list-style-name="LFO9" style:family="paragraph">
      <style:paragraph-properties fo:text-align="justify"/>
    </style:style>
    <style:style style:name="P129" style:parent-style-name="Standard" style:list-style-name="LFO9" style:family="paragraph">
      <style:paragraph-properties fo:text-align="justify"/>
    </style:style>
    <style:style style:name="P130" style:parent-style-name="Standard" style:list-style-name="LFO9"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list-style-name="LFO10" style:family="paragraph">
      <style:paragraph-properties fo:text-align="justify"/>
    </style:style>
    <style:style style:name="P144" style:parent-style-name="Standard" style:list-style-name="LFO10" style:family="paragraph">
      <style:paragraph-properties fo:text-align="justify"/>
    </style:style>
    <style:style style:name="P145" style:parent-style-name="Standard" style:list-style-name="LFO10" style:family="paragraph">
      <style:paragraph-properties fo:text-align="justify"/>
    </style:style>
    <style:style style:name="P146" style:parent-style-name="Standard" style:list-style-name="LFO10" style:family="paragraph">
      <style:paragraph-properties fo:text-align="justify"/>
    </style:style>
    <style:style style:name="P147" style:parent-style-name="Standard" style:list-style-name="LFO10" style:family="paragraph">
      <style:paragraph-properties fo:text-align="justify"/>
    </style:style>
    <style:style style:name="P148" style:parent-style-name="Standard" style:list-style-name="LFO10" style:family="paragraph">
      <style:paragraph-properties fo:text-align="justify"/>
    </style:style>
    <style:style style:name="P149" style:parent-style-name="Standard" style:list-style-name="LFO10" style:family="paragraph">
      <style:paragraph-properties fo:text-align="justify"/>
    </style:style>
    <style:style style:name="P150" style:parent-style-name="Standard" style:list-style-name="LFO10" style:family="paragraph">
      <style:paragraph-properties fo:text-align="justify"/>
    </style:style>
    <style:style style:name="P151" style:parent-style-name="Standard" style:list-style-name="LFO10"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Car.predefinitoparagrafo" style:family="text">
      <style:text-properties fo:font-weight="bold" style:font-weight-asian="bold" style:font-weight-complex="bold"/>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Car.predefinitoparagrafo" style:family="text">
      <style:text-properties fo:font-weight="bold" style:font-weight-asian="bold" style:font-weight-complex="bold"/>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list-style-name="LFO11" style:family="paragraph">
      <style:paragraph-properties fo:text-align="justify"/>
    </style:style>
    <style:style style:name="P209" style:parent-style-name="Standard" style:list-style-name="LFO11" style:family="paragraph">
      <style:paragraph-properties fo:text-align="justify"/>
    </style:style>
    <style:style style:name="P210" style:parent-style-name="Standard" style:list-style-name="LFO11" style:family="paragraph">
      <style:paragraph-properties fo:text-align="justify"/>
    </style:style>
    <style:style style:name="P211" style:parent-style-name="Standard" style:list-style-name="LFO11" style:family="paragraph">
      <style:paragraph-properties fo:text-align="justify"/>
    </style:style>
    <style:style style:name="P212" style:parent-style-name="Standard" style:list-style-name="LFO11" style:family="paragraph">
      <style:paragraph-properties fo:text-align="justify"/>
    </style:style>
    <style:style style:name="P213" style:parent-style-name="Standard" style:list-style-name="LFO11" style:family="paragraph">
      <style:paragraph-properties fo:text-align="justify"/>
    </style:style>
    <style:style style:name="P214" style:parent-style-name="Standard" style:family="paragraph">
      <style:paragraph-properties fo:text-align="justify"/>
    </style:style>
    <style:style style:name="P215" style:parent-style-name="Standard" style:list-style-name="LFO12" style:family="paragraph">
      <style:paragraph-properties fo:text-align="justify"/>
    </style:style>
    <style:style style:name="P216" style:parent-style-name="Standard" style:list-style-name="LFO12" style:family="paragraph">
      <style:paragraph-properties fo:text-align="justify"/>
    </style:style>
    <style:style style:name="P217" style:parent-style-name="Standard" style:list-style-name="LFO12" style:family="paragraph">
      <style:paragraph-properties fo:text-align="justify"/>
    </style:style>
    <style:style style:name="P218" style:parent-style-name="Standard" style:list-style-name="LFO12" style:family="paragraph">
      <style:paragraph-properties fo:text-align="justify"/>
    </style:style>
    <style:style style:name="P219" style:parent-style-name="Standard" style:list-style-name="LFO12" style:family="paragraph">
      <style:paragraph-properties fo:text-align="justify"/>
    </style:style>
    <style:style style:name="P220" style:parent-style-name="Standard" style:list-style-name="LFO12"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list-style-name="LFO13" style:family="paragraph">
      <style:paragraph-properties fo:text-align="justify"/>
    </style:style>
    <style:style style:name="P224" style:parent-style-name="Standard" style:list-style-name="LFO13"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list-style-name="LFO14" style:family="paragraph">
      <style:paragraph-properties fo:text-align="justify"/>
    </style:style>
    <style:style style:name="P233" style:parent-style-name="Standard" style:list-style-name="LFO14" style:family="paragraph">
      <style:paragraph-properties fo:text-align="justify"/>
    </style:style>
    <style:style style:name="P234" style:parent-style-name="Standard" style:list-style-name="LFO14"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list-style-name="LFO15" style:family="paragraph">
      <style:paragraph-properties fo:text-align="justify"/>
    </style:style>
    <style:style style:name="P250" style:parent-style-name="Standard" style:list-style-name="LFO15" style:family="paragraph">
      <style:paragraph-properties fo:text-align="justify"/>
    </style:style>
    <style:style style:name="P251" style:parent-style-name="Standard" style:list-style-name="LFO15" style:family="paragraph">
      <style:paragraph-properties fo:text-align="justify"/>
    </style:style>
    <style:style style:name="P252" style:parent-style-name="Standard" style:list-style-name="LFO15" style:family="paragraph">
      <style:paragraph-properties fo:text-align="justify"/>
    </style:style>
    <style:style style:name="P253" style:parent-style-name="Standard" style:list-style-name="LFO15" style:family="paragraph">
      <style:paragraph-properties fo:text-align="justify"/>
    </style:style>
    <style:style style:name="P254" style:parent-style-name="Standard" style:list-style-name="LFO15"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T259" style:parent-style-name="Car.predefinitoparagrafo" style:family="text">
      <style:text-properties fo:font-weight="bold" style:font-weight-asian="bold" style:font-weight-complex="bold"/>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list-style-name="LFO16" style:family="paragraph">
      <style:paragraph-properties fo:text-align="justify"/>
    </style:style>
    <style:style style:name="P314" style:parent-style-name="Standard" style:list-style-name="LFO16" style:family="paragraph">
      <style:paragraph-properties fo:text-align="justify"/>
    </style:style>
    <style:style style:name="P315" style:parent-style-name="Standard" style:list-style-name="LFO16" style:family="paragraph">
      <style:paragraph-properties fo:text-align="justify"/>
    </style:style>
    <style:style style:name="P316" style:parent-style-name="Standard" style:list-style-name="LFO16"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list-style-name="LFO17" style:family="paragraph">
      <style:paragraph-properties fo:text-align="justify"/>
    </style:style>
    <style:style style:name="P456" style:parent-style-name="Standard" style:list-style-name="LFO17" style:family="paragraph">
      <style:paragraph-properties fo:text-align="justify"/>
    </style:style>
    <style:style style:name="P457" style:parent-style-name="Standard" style:list-style-name="LFO17"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list-style-name="LFO18" style:family="paragraph">
      <style:paragraph-properties fo:text-align="justify"/>
    </style:style>
    <style:style style:name="P469" style:parent-style-name="Standard" style:list-style-name="LFO18" style:family="paragraph">
      <style:paragraph-properties fo:text-align="justify"/>
    </style:style>
    <style:style style:name="P470" style:parent-style-name="Standard" style:list-style-name="LFO18" style:family="paragraph">
      <style:paragraph-properties fo:text-align="justify"/>
    </style:style>
    <style:style style:name="P471" style:parent-style-name="Standard" style:list-style-name="LFO18"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text-properties fo:font-style="italic" style:font-style-asian="italic" style:font-style-complex="italic"/>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T508" style:parent-style-name="Car.predefinitoparagrafo" style:family="text">
      <style:text-properties style:text-position="super 66.6%"/>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T516" style:parent-style-name="Car.predefinitoparagrafo" style:family="text">
      <style:text-properties style:text-position="super 66.6%"/>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list-style-name="LFO19" style:family="paragraph">
      <style:paragraph-properties fo:text-align="justify"/>
    </style:style>
    <style:style style:name="P601" style:parent-style-name="Standard" style:list-style-name="LFO19"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T637" style:parent-style-name="Car.predefinitoparagrafo" style:family="text">
      <style:text-properties style:text-position="super 66.6%"/>
    </style:style>
    <style:style style:name="T638" style:parent-style-name="Car.predefinitoparagrafo" style:family="text">
      <style:text-properties style:text-position="super 66.6%"/>
    </style:style>
    <style:style style:name="T639" style:parent-style-name="Car.predefinitoparagrafo" style:family="text">
      <style:text-properties style:text-position="super 66.6%"/>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list-style-name="LFO20" style:family="paragraph">
      <style:paragraph-properties fo:text-align="justify"/>
    </style:style>
    <style:style style:name="P689" style:parent-style-name="Standard" style:list-style-name="LFO20" style:family="paragraph">
      <style:paragraph-properties fo:text-align="justify"/>
    </style:style>
    <style:style style:name="P690" style:parent-style-name="Standard" style:list-style-name="LFO20" style:family="paragraph">
      <style:paragraph-properties fo:text-align="justify"/>
    </style:style>
    <style:style style:name="P691" style:parent-style-name="Standard" style:list-style-name="LFO20"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Standard" style:family="paragraph">
      <style:paragraph-properties fo:text-align="justify"/>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list-style-name="LFO21"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P769" style:parent-style-name="Standard" style:family="paragraph">
      <style:paragraph-properties fo:text-align="justify"/>
    </style:style>
    <style:style style:name="P770" style:parent-style-name="Standard" style:family="paragraph">
      <style:paragraph-properties fo:text-align="justify"/>
    </style:style>
    <style:style style:name="P771" style:parent-style-name="Standard" style:family="paragraph">
      <style:paragraph-properties fo:text-align="justify"/>
    </style:style>
    <style:style style:name="P772" style:parent-style-name="Standard" style:family="paragraph">
      <style:paragraph-properties fo:text-align="justify"/>
    </style:style>
    <style:style style:name="P773" style:parent-style-name="Standard" style:family="paragraph">
      <style:paragraph-properties fo:text-align="justify"/>
    </style:style>
    <style:style style:name="P774" style:parent-style-name="Standard" style:family="paragraph">
      <style:paragraph-properties fo:text-align="justify"/>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P778" style:parent-style-name="Standard" style:family="paragraph">
      <style:paragraph-properties fo:text-align="justify"/>
    </style:style>
    <style:style style:name="P779" style:parent-style-name="Standard" style:list-style-name="LFO22" style:family="paragraph">
      <style:paragraph-properties fo:text-align="justify"/>
    </style:style>
    <style:style style:name="P780" style:parent-style-name="Standard" style:family="paragraph">
      <style:paragraph-properties fo:text-align="justify"/>
    </style:style>
    <style:style style:name="P781" style:parent-style-name="Standard" style:family="paragraph">
      <style:paragraph-properties fo:text-align="justify"/>
    </style:style>
    <style:style style:name="P782" style:parent-style-name="Standard" style:family="paragraph">
      <style:paragraph-properties fo:text-align="justify"/>
    </style:style>
    <style:style style:name="P783" style:parent-style-name="Standard" style:family="paragraph">
      <style:paragraph-properties fo:text-align="justify"/>
    </style:style>
    <style:style style:name="P784" style:parent-style-name="Standard" style:family="paragraph">
      <style:paragraph-properties fo:text-align="justify"/>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P787" style:parent-style-name="Standard" style:family="paragraph">
      <style:paragraph-properties fo:text-align="justify"/>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text-align="justify"/>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P798" style:parent-style-name="Standard" style:family="paragraph">
      <style:paragraph-properties fo:text-align="justify"/>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P810" style:parent-style-name="Standard" style:family="paragraph">
      <style:paragraph-properties fo:text-align="justify"/>
    </style:style>
    <style:style style:name="P811" style:parent-style-name="Standard" style:family="paragraph">
      <style:paragraph-properties fo:text-align="justify"/>
    </style:style>
    <style:style style:name="P812" style:parent-style-name="Standard" style:family="paragraph">
      <style:paragraph-properties fo:text-align="justify"/>
    </style:style>
    <style:style style:name="P813" style:parent-style-name="Standard" style:family="paragraph">
      <style:paragraph-properties fo:text-align="justify"/>
    </style:style>
    <style:style style:name="P814" style:parent-style-name="Standard" style:family="paragraph">
      <style:paragraph-properties fo:text-align="justify"/>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P817" style:parent-style-name="Standard" style:family="paragraph">
      <style:paragraph-properties fo:text-align="justify"/>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P820" style:parent-style-name="Standard" style:family="paragraph">
      <style:paragraph-properties fo:text-align="justify"/>
    </style:style>
    <style:style style:name="P821" style:parent-style-name="Standard" style:family="paragraph">
      <style:paragraph-properties fo:text-align="justify"/>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P827" style:parent-style-name="Standard" style:family="paragraph">
      <style:paragraph-properties fo:text-align="justify"/>
    </style:style>
    <style:style style:name="P828" style:parent-style-name="Standard" style:list-style-name="LFO23" style:family="paragraph">
      <style:paragraph-properties fo:text-align="justify"/>
    </style:style>
    <style:style style:name="P829" style:parent-style-name="Standard" style:family="paragraph">
      <style:paragraph-properties fo:text-align="justify"/>
    </style:style>
    <style:style style:name="P830" style:parent-style-name="Standard" style:family="paragraph">
      <style:paragraph-properties fo:text-align="justify"/>
    </style:style>
    <style:style style:name="P831" style:parent-style-name="Standard" style:family="paragraph">
      <style:paragraph-properties fo:text-align="justify"/>
    </style:style>
    <style:style style:name="P832" style:parent-style-name="Standard" style:family="paragraph">
      <style:paragraph-properties fo:text-align="justify"/>
    </style:style>
    <style:style style:name="P833" style:parent-style-name="Standard" style:family="paragraph">
      <style:paragraph-properties fo:text-align="justify"/>
    </style:style>
    <style:style style:name="P834" style:parent-style-name="Standard" style:family="paragraph">
      <style:paragraph-properties fo:text-align="justify"/>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P837" style:parent-style-name="Standard" style:family="paragraph">
      <style:paragraph-properties fo:text-align="justify"/>
    </style:style>
    <style:style style:name="P838" style:parent-style-name="Standard" style:family="paragraph">
      <style:paragraph-properties fo:text-align="justify"/>
    </style:style>
    <style:style style:name="P839" style:parent-style-name="Standard" style:family="paragraph">
      <style:paragraph-properties fo:text-align="justify"/>
    </style:style>
    <style:style style:name="P840" style:parent-style-name="Standard" style:family="paragraph">
      <style:paragraph-properties fo:text-align="justify"/>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P846" style:parent-style-name="Standard" style:family="paragraph">
      <style:paragraph-properties fo:text-align="justify"/>
    </style:style>
    <style:style style:name="P847" style:parent-style-name="Standard" style:family="paragraph">
      <style:paragraph-properties fo:text-align="justify"/>
    </style:style>
    <style:style style:name="P848" style:parent-style-name="Standard" style:family="paragraph">
      <style:paragraph-properties fo:text-align="justify"/>
    </style:style>
    <style:style style:name="P849" style:parent-style-name="Standard" style:family="paragraph">
      <style:paragraph-properties fo:text-align="justify"/>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P855" style:parent-style-name="Standard" style:family="paragraph">
      <style:paragraph-properties fo:text-align="justify"/>
    </style:style>
    <style:style style:name="P856" style:parent-style-name="Standard" style:family="paragraph">
      <style:paragraph-properties fo:text-align="justify"/>
    </style:style>
    <style:style style:name="P857" style:parent-style-name="Standard" style:family="paragraph">
      <style:paragraph-properties fo:text-align="justify"/>
    </style:style>
    <style:style style:name="P858" style:parent-style-name="Standard" style:family="paragraph">
      <style:paragraph-properties fo:text-align="justify"/>
    </style:style>
    <style:style style:name="P859" style:parent-style-name="Standard" style:family="paragraph">
      <style:paragraph-properties fo:text-align="justify"/>
    </style:style>
    <style:style style:name="P860" style:parent-style-name="Standard" style:family="paragraph">
      <style:paragraph-properties fo:text-align="justify"/>
    </style:style>
    <style:style style:name="P861" style:parent-style-name="Standard" style:family="paragraph">
      <style:paragraph-properties fo:text-align="justify"/>
    </style:style>
    <style:style style:name="P862" style:parent-style-name="Standard" style:family="paragraph">
      <style:paragraph-properties fo:text-align="justify"/>
    </style:style>
    <style:style style:name="P863" style:parent-style-name="Standard" style:family="paragraph">
      <style:paragraph-properties fo:text-align="justify"/>
    </style:style>
    <style:style style:name="P864" style:parent-style-name="Standard" style:family="paragraph">
      <style:paragraph-properties fo:text-align="justify"/>
    </style:style>
    <style:style style:name="P865" style:parent-style-name="Standard" style:family="paragraph">
      <style:paragraph-properties fo:text-align="justify"/>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P868" style:parent-style-name="Standard" style:family="paragraph">
      <style:paragraph-properties fo:text-align="justify"/>
    </style:style>
    <style:style style:name="P869" style:parent-style-name="Standard" style:family="paragraph">
      <style:paragraph-properties fo:text-align="justify"/>
    </style:style>
    <style:style style:name="P870" style:parent-style-name="Standard" style:family="paragraph">
      <style:paragraph-properties fo:text-align="justify"/>
    </style:style>
    <style:style style:name="P871" style:parent-style-name="Standard" style:family="paragraph">
      <style:paragraph-properties fo:text-align="justify"/>
    </style:style>
    <style:style style:name="P872" style:parent-style-name="Standard" style:family="paragraph">
      <style:paragraph-properties fo:text-align="justify"/>
    </style:style>
    <style:style style:name="P873" style:parent-style-name="Standard" style:family="paragraph">
      <style:paragraph-properties fo:text-align="justify"/>
    </style:style>
    <style:style style:name="P874" style:parent-style-name="Standard" style:family="paragraph">
      <style:paragraph-properties fo:text-align="justify"/>
    </style:style>
    <style:style style:name="P875" style:parent-style-name="Standard" style:family="paragraph">
      <style:paragraph-properties fo:text-align="justify"/>
    </style:style>
    <style:style style:name="P876" style:parent-style-name="Standard" style:family="paragraph">
      <style:paragraph-properties fo:text-align="justify"/>
    </style:style>
    <style:style style:name="P877" style:parent-style-name="Standard" style:family="paragraph">
      <style:paragraph-properties fo:text-align="justify"/>
    </style:style>
    <style:style style:name="P878" style:parent-style-name="Standard" style:family="paragraph">
      <style:paragraph-properties fo:text-align="justify"/>
    </style:style>
    <style:style style:name="P879" style:parent-style-name="Standard" style:family="paragraph">
      <style:paragraph-properties fo:text-align="justify"/>
    </style:style>
    <style:style style:name="P880" style:parent-style-name="Standard" style:family="paragraph">
      <style:paragraph-properties fo:text-align="justify"/>
    </style:style>
    <style:style style:name="P881" style:parent-style-name="Standard" style:family="paragraph">
      <style:paragraph-properties fo:text-align="justify"/>
    </style:style>
    <style:style style:name="P882" style:parent-style-name="Standard" style:family="paragraph">
      <style:paragraph-properties fo:text-align="justify"/>
    </style:style>
    <style:style style:name="P883" style:parent-style-name="Standard" style:family="paragraph">
      <style:paragraph-properties fo:text-align="justify"/>
    </style:style>
    <style:style style:name="P884" style:parent-style-name="Standard" style:family="paragraph">
      <style:paragraph-properties fo:text-align="justify"/>
    </style:style>
    <style:style style:name="P885" style:parent-style-name="Standard" style:family="paragraph">
      <style:paragraph-properties fo:text-align="justify"/>
    </style:style>
    <style:style style:name="P886" style:parent-style-name="Standard" style:family="paragraph">
      <style:paragraph-properties fo:text-align="justify"/>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list-style-name="LFO24" style:family="paragraph">
      <style:paragraph-properties fo:text-align="justify"/>
    </style:style>
    <style:style style:name="P910" style:parent-style-name="Standard" style:list-style-name="LFO24" style:family="paragraph">
      <style:paragraph-properties fo:text-align="justify"/>
    </style:style>
    <style:style style:name="P911" style:parent-style-name="Standard" style:list-style-name="LFO24" style:family="paragraph">
      <style:paragraph-properties fo:text-align="justify"/>
    </style:style>
    <style:style style:name="P912" style:parent-style-name="Standard" style:list-style-name="LFO24"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list-style-name="LFO25" style:family="paragraph">
      <style:paragraph-properties fo:text-align="justify"/>
    </style:style>
    <style:style style:name="P969" style:parent-style-name="Standard" style:list-style-name="LFO25" style:family="paragraph">
      <style:paragraph-properties fo:text-align="justify"/>
    </style:style>
    <style:style style:name="P970" style:parent-style-name="Standard" style:list-style-name="LFO25" style:family="paragraph">
      <style:paragraph-properties fo:text-align="justify"/>
    </style:style>
    <style:style style:name="P971" style:parent-style-name="Standard" style:family="paragraph">
      <style:paragraph-properties fo:text-align="justify" fo:margin-left="0.25in">
        <style:tab-stops/>
      </style:paragraph-properties>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T995" style:parent-style-name="Car.predefinitoparagrafo" style:family="text">
      <style:text-properties fo:font-style="italic" style:font-style-asian="italic"/>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office:automatic-styles>
  <office:body>
    <office:text text:use-soft-page-breaks="true">
      <text:p text:style-name="P1">30/09/2021 – 2° lezione</text:p>
      <text:p text:style-name="Standard"/>
      <text:p text:style-name="P2">Designing games AI</text:p>
      <text:p text:style-name="P3">Laura Anna Ripamonti? Shared thiss class with Dario last year. Today we'll have a seminar between AI and game design. Ok good.</text:p>
      <text:p text:style-name="P4">AI: something that is present in different algorithms etc. But AI for VG is different from other AI. Try to forget everything and change your mind, all problems will be different, because we'll deal with games. We'll have to set up a good fight, seem smart... and then lose. This is what our AI must do. The first version of DOOM was very unsuccessful. The enemies were too god in aiming and firing to the player. It wasn't fun. Another problem is real time. The decisions of our agents should be immediate. They won't have time to elaborate the solution. We also have hw limitations. Not many resources to use. So we have constrains that change our way to use AI (in VG). Let's see how AI relate to VG of different generes and needs. So there is Shooters, Driving Games, RTS (real time strategy games, turn-based strategy games etc..</text:p>
      <text:p text:style-name="P5">In games, AI is something that must convince players that they are dealsing with a “real intelligence”. So we ust CONVINCE, nothing else. But to do that, we don't have to use optimization. So, AI fulfills two main purposes:</text:p>
      <text:list text:style-name="LFO1" text:continue-numbering="true">
        <text:list-item>
          <text:p text:style-name="P6">Assisting gameplay.</text:p>
        </text:list-item>
        <text:list-item>
          <text:p text:style-name="P7">Enhancing immersion, for example by including psychology of the agents. (how an agent moves, his decisions, his steps...)</text:p>
        </text:list-item>
      </text:list>
      <text:p text:style-name="P8">Some uses of AI may be CRUCIAL on the success of a VG. Generally, the Game Designer must design:</text:p>
      <text:list text:style-name="LFO2" text:continue-numbering="true">
        <text:list-item>
          <text:p text:style-name="P9">the psychology of the creature.</text:p>
        </text:list-item>
        <text:list-item>
          <text:p text:style-name="P10">Where to place the agents</text:p>
        </text:list-item>
        <text:list-item>
          <text:p text:style-name="P11">how to make their behaviour readable/scary/etc.</text:p>
        </text:list-item>
        <text:list-item>
          <text:p text:style-name="P12">How to avoid predictability.</text:p>
        </text:list-item>
        <text:list-item>
          <text:p text:style-name="P13">Etc.</text:p>
        </text:list-item>
      </text:list>
      <text:p text:style-name="P14">Designing AI rocess?</text:p>
      <text:list text:style-name="LFO3" text:continue-numbering="true">
        <text:list-item>
          <text:p text:style-name="P15">work out desired behavious from the Game Design Doc.</text:p>
        </text:list-item>
        <text:list-item>
          <text:p text:style-name="P16">Select the simplest set of techniques supporting them.(plan how to integrate them, plan how to integrate AI and the game engine, put placeholders for character behaviours.</text:p>
        </text:list-item>
        <text:list-item>
          <text:p text:style-name="P17">Start to work...</text:p>
        </text:list-item>
      </text:list>
      <text:p text:style-name="P18">Usually there is the Game Designer and the Technical Game Designer in a big team. The latter discusses with the team about how to program those things.</text:p>
      <text:p text:style-name="P19"/>
      <text:p text:style-name="P20">So, Evaluating character behaviour:</text:p>
      <text:p text:style-name="P21">The description is made by the game designer. But behaviours are NOT set in stone, they evolve during the game development (a game is a dynamic system...). So we have to develop with flexibility in mind and DON'T optimize the code till the very end of the project.</text:p>
      <text:p text:style-name="P22">We have to make a lot of questions to the GD. For example, about movement:</text:p>
      <text:list text:style-name="LFO4" text:continue-numbering="true">
        <text:list-item>
          <text:p text:style-name="P23">individuals or group?</text:p>
        </text:list-item>
        <text:list-item>
          <text:p text:style-name="P24">Degree or realism?</text:p>
        </text:list-item>
        <text:list-item>
          <text:p text:style-name="P25">Any (realistic) physical simulation needer?</text:p>
        </text:list-item>
        <text:list-item>
          <text:p text:style-name="P26">Any pathfinding needed</text:p>
        </text:list-item>
        <text:list-item>
          <text:p text:style-name="P27">characters' motion influenced by other characters?</text:p>
        </text:list-item>
      </text:list>
      <text:p text:style-name="P28">Then we have to discuss about decision making:</text:p>
      <text:list text:style-name="LFO5" text:continue-numbering="true">
        <text:list-item>
          <text:p text:style-name="P29">what is the full range of possible actions of my agents?</text:p>
        </text:list-item>
        <text:list-item>
          <text:p text:style-name="P30">How many distinct states for each character? How actions will be grouped together?</text:p>
        </text:list-item>
        <text:list-item>
          <text:p text:style-name="P31">When and why the character changes its behaviour?</text:p>
        </text:list-item>
        <text:list-item>
          <text:p text:style-name="P32">Do dhe characters need to look ahead to make decisions? They have to foresee how the system will evolve in the future or not?</text:p>
        </text:list-item>
        <text:list-item>
          <text:p text:style-name="P33">Agents decisions are influenced by the player's actions or not?</text:p>
        </text:list-item>
      </text:list>
      <text:p text:style-name="P34">Then we have tactical and strategic AI:</text:p>
      <text:list text:style-name="LFO6" text:continue-numbering="true">
        <text:list-item>
          <text:p text:style-name="P35">characters need to understand the game on a large-scale?</text:p>
        </text:list-item>
        <text:list-item>
          <text:p text:style-name="P36">Do they need to work together?</text:p>
        </text:list-item>
        <text:list-item>
          <text:p text:style-name="P37">Characters think for themeselves and still display a certain pre-defined group of behaviour or not?</text:p>
        </text:list-item>
        <text:list-item>
          <text:p text:style-name="P38">Etc..</text:p>
        </text:list-item>
      </text:list>
      <text:p text:style-name="P39"/>
      <text:p text:style-name="P40">Now we have to ask how to select the techniques:</text:p>
      <text:p text:style-name="P41">Once the behaviours are set, we have to select candidate techniques to implement them. The critical point is the decision making system. Try to use the simplest approaches, like behaviour trees and state machines, and avoid more compliactaed ones unless really necessary!</text:p>
      <text:p text:style-name="P42"/>
      <text:p text:style-name="P43">So, how does an AI work?</text:p>
      <text:p text:style-name="P44">It gets infos from the world interface. Then we have the level of Group AI, where it takes the Stratecig decisions. This layer is important in strategic games i.e. Then we have the Character AI, that's all about decision making and movement. At the very bottom, we have animation and physics, where the AI gets turned into on-screen actions.</text:p>
      <text:p text:style-name="P45"/>
      <text:p text:style-name="P46">Layer of strategy; we have to coordinate a whole team. But each racter has its own decisione &amp; movements algorithms, but their decision making will be influenced and giuded by a group strategy. Half life is one of the firs examples of enemies that act together.</text:p>
      <text:p text:style-name="P47">Decision making: a character works out what to do next. Decision making algorithms can be very simple or more complex ones. So every character has a range of possible behaviours, and after the decision has been taken the work is in the hands of animations and movement techinques.</text:p>
      <text:p text:style-name="P48">Movement: algorithms that turn dcisions into some kind of motion. Can be simple but also complex. Some actions are also carried out using animation DIRECTLY.</text:p>
      <text:p text:style-name="P49">Note that to build an AI for a game, algorithms alone are NOT enough! We need movement animation and physics simulation, AI needs also information about the game world (the Perception, remember?), and the AI must be managed to optimize CPU and memory usage.</text:p>
      <text:p text:style-name="P50"/>
      <text:p text:style-name="P51"/>
      <text:p text:style-name="P52">Let's start with shooter games. We have to take care of:</text:p>
      <text:list text:style-name="LFO7" text:continue-numbering="true">
        <text:list-item>
          <text:p text:style-name="P53">movement</text:p>
        </text:list-item>
        <text:list-item>
          <text:p text:style-name="P54">firing</text:p>
        </text:list-item>
        <text:list-item>
          <text:p text:style-name="P55">decision making (generally state machines)</text:p>
        </text:list-item>
        <text:list-item>
          <text:p text:style-name="P56">perception</text:p>
        </text:list-item>
        <text:list-item>
          <text:p text:style-name="P57">pathfinding</text:p>
        </text:list-item>
        <text:list-item>
          <text:p text:style-name="P58">tactical AI (find the best position for an ambush)</text:p>
        </text:list-item>
      </text:list>
      <text:p text:style-name="P59">Usually the shooters have the most compelx sets of animations (tens of hundreds of sequences combined, plus inverse kinematics and radoll physics). This is important because the movement is the most visible part of character behaviour.</text:p>
      <text:p text:style-name="P60">The movement is a challenge because the AI needs to work out the route and break motion into animations. Possible approaches:</text:p>
      <text:list text:style-name="LFO8" text:continue-numbering="true">
        <text:list-item>
          <text:p text:style-name="P61">Ai split in 2 parts: pathfinding and animation management.</text:p>
        </text:list-item>
        <text:list-item>
          <text:p text:style-name="P62">Games using scripting languages use the same controls as the players: Ai needs to specify the direction, velocity, weapon changes, and so on.</text:p>
        </text:list-item>
      </text:list>
      <text:p text:style-name="P63">The firing also is important. Remember, intelligent but not perfect! (like avoiding “difficult” attack patterns in UT and DR!). To do this, we can use finite state machines and behaviour trees.</text:p>
      <text:p text:style-name="P64">There could also be a “emergence behaviour”, different in each play through like in Sniper Elite.</text:p>
      <text:p text:style-name="P65">[Waypoint: point of the map decided by the Game Designer where some thing can happen and others can't). In No one live forever, a character had a set of goals, with a tier system. Each moment they decided a certain goal, the most relevant that momemt, and its behaviour (FSM) changed accordingly to that goal. Waypoints were also used to check whether the character is in the correct position for a behaviour.</text:p>
      <text:p text:style-name="P66">Perception, in DOOM i.e., was faked with a radius around each enemy, but some more sophisticated approaches need a sense management system.</text:p>
      <text:p text:style-name="P67">About pathfinding and tactican AI:</text:p>
      <text:p text:style-name="P68">pathfinding uses a wide range of representations for pathfinding:</text:p>
      <text:p text:style-name="P69">-waypoints</text:p>
      <text:p text:style-name="P70">-navigation meshed (internal spaces), also known as navmeshes</text:p>
      <text:p text:style-name="P71">-hierarchical pathfinding</text:p>
      <text:p text:style-name="P72"/>
      <text:p text:style-name="P73">Then we have Platforms and Adventure games that use similar techniques uses in shooter games. Movement is similar but sometimes in different dimensions and with flying enemies. Pathfinding is usually not necessary, and decision making: normal vs “spotted the player” behaviour.</text:p>
      <text:p text:style-name="P74"/>
      <text:p text:style-name="P75">MMOGs and MOBAs have <text:s/>server dedicated, so more resources? Mmh. The AI is marginal since the other players are the challenge, but the little AI is required in a lot of places. So many resources are still used, beware!</text:p>
      <text:p text:style-name="P76"/>
      <text:p text:style-name="P77">In racing games the crucial task is movement. Player will judge the AI based on how well it drives the car. Usually, realistic goal-seeking behaviour, clever tactical reasoning/route finding are NOT necessary. Two main sub-generes are Race Driving and Urban Driving.</text:p>
      <text:p text:style-name="P78">For the movement we have two main option and many variations:</text:p>
      <text:p text:style-name="P79">-Racing Lines: no steering behaviour needed, level designer defines the spline and data (speed, steering to get back to the line if needed, etc). Example: formula 1 (1997) and GTA 3).</text:p>
      <text:p text:style-name="P80">-AI drives the car: more recent approach, may be coupled with splines. The physics must be the same for the player and the agents.</text:p>
      <text:p text:style-name="P81"><text:s/></text:p>
      <text:p text:style-name="P82">AI and Real Time Strategy Games:</text:p>
      <text:p text:style-name="P83">the first example of this game is Dune II (1992). Not the first RTS, bt created a new genre (more diffused on Pcs), whose key needs for AI are:</text:p>
      <text:p text:style-name="P84">-Pathfinding</text:p>
      <text:p text:style-name="P85">-Group movement</text:p>
      <text:p text:style-name="P86">-Tactical and strategic AI</text:p>
      <text:p text:style-name="P87">-Decision making</text:p>
      <text:p text:style-name="P88">Some used a tile grids system,other arrays of heights, and dynamic map, so no pre-computation. The main issue was the group movement. In older RTS units were collected into formations and moved as a whole. It was very simple. More recent RTS: the formation depends on the features of the level. Player has only indirect control on the group: formation pattern decided by the Ai Units move independently and cover each other if needed.</text:p>
      <text:p text:style-name="P89">Influence map: area influenced by some resources placed in certain positions.</text:p>
      <text:p text:style-name="P90">Decision making in RTS: multiple AI levels for decision making. Individual unit, grou, whole side... AI models can be or not independent. The technologies used are FSMs, decision trees, Markov and probabilistic methods, set of rules.</text:p>
      <text:p text:style-name="P91"/>
      <text:p text:style-name="P92">AI and Turn-Based Strategy Games: the olders ones are variant of existing board games, with different minmax techniques used. More recent strategy games have almost unlimited nubber of possible moves.</text:p>
      <text:p text:style-name="P93">In this case, both AI and human have more time to think, but AI must compete with a higher level of human thinking. Game and level designer must simplify the AI job, i.e. Creating levels esay to tactically analyze, reaearch trees easily searchable, etc.. Beware of the full range of decisions to take: economic system, research tree, movement, resource management, etc.. There's also assistive AI, that implies having decision tools wich have no strategic input from higer levels, and should understand the strategy of the player.</text:p>
      <text:p text:style-name="P94"/>
      <text:p text:style-name="P95">AI and Sport games: multiple levels.</text:p>
      <text:p text:style-name="P96">-higher leve: strategic decisions</text:p>
      <text:p text:style-name="P97">-middle level: coordinated motion systems (play patterns)</text:p>
      <text:p text:style-name="P98">-lowest level: single unit</text:p>
      <text:p text:style-name="P99">We have the real world as a reference, but is not easy to encode and to make it seem realisitic and senseful for the player. Physic prediction is needed no predict the position of some objects, like a ball in soccer. Some solutions used for bullets can be used to predict a ball movement.</text:p>
      <text:p text:style-name="P100">Playbooks: set of movement patterns used by teams in specific circumstance. May refer to the whole team or smaller groups of players.</text:p>
      <text:p text:style-name="P101"/>
      <text:p text:style-name="P102">Then there are AI based games! Here we have to teach to characters.</text:p>
      <text:p text:style-name="P103"/>
      <text:p text:style-name="P104"/>
      <text:p text:style-name="P105">06/10/2021 – 3° Lezione</text:p>
      <text:p text:style-name="P106"/>
      <text:p text:style-name="P107">What is a Game Engine?</text:p>
      <text:p text:style-name="P108">We are supposed to run the AI inside a game, so we must use a Game Engine. But what is a Game Engine?</text:p>
      <text:p text:style-name="P109">-A framework where we manage different objects rendered on the screen: partially correct, mostly wrong.</text:p>
      <text:p text:style-name="P110">For example, Unreal is not a Game Engine. A game engine is omething simpler. Unreal (the interface) is the surface of a GE.</text:p>
      <text:p text:style-name="P111">The first example of something called GE is dated back to 1994, and is DOOM. With DOOM we started having software engeneering in games. Before it, creating a game was putting spaghetti code everywhere hoping it would work. With doom, we separated the core software components and other plug-in and out features. There was a strict separation between software and data assets (before, everything was just bytes). Started strong code reusability, encouraged during development. Because the idea was: we are not using this once. But the word engine still didn't exist. But DOOM was already something. Then, two companies understood that there was a possible market for game engines. So they decided to create software to create games instead of games themself. We have, for example, quake gold and Unreal. The idea was that there had to be a scripting language (quake C, Unreal Script) used to program the game. The important thing is that now GE are standalone procucts, and the cusomers are no longer the players but the developers.</text:p>
      <text:p text:style-name="P112">So, let's start from the definition of a game:<text:s/><text:span text:style-name="T113">a real-time interactive agent-based computer simulation</text:span>. And the GE is the mean used to reach this objective, to implement such a system.</text:p>
      <text:p text:style-name="P114">-Real time (and interactive): a game must respond to input immediately, in a timely bound manner.</text:p>
      <text:p text:style-name="P115">-Agent-based: independent entities (agents) live and interact with one another within the engine.</text:p>
      <text:p text:style-name="P116">-Simulation: you must be able to describe your world in some way and then make it evolve. To describe an environment we need mathematics!</text:p>
      <text:p text:style-name="P117">In Unity, we have all of this. But what we see in Unity we have features to use these principles.</text:p>
      <text:p text:style-name="P118">Don't worry, we'll talk about the unity interface later.</text:p>
      <text:p text:style-name="P119">So, let's try to see what's a GE. Basically, the GE that runs our game is like the Dalvik VM that runs our android apps. We call this the core, the resource management and coordination. No graphics, no simulation. The core doesn't know how to make a system evolve. It just fllows the rules the game gives to him. There are pre-defined rules, but we can define our owns. The core focuses on the performance, and must be able to apply any kind of rule. So the evolution rules are defined externally, and then the core executes them. The core and basic evolution rules, for example, lightning and physics, are bundled in a black box. There also is the runtime, of course. The black box is referenced as “the Runtime component”. So, basically, all we need to know is that the black box gives us some options that we can use. The GUI is on top of the black box, and allows us to use it and the rules inside. There are engines that don't use GUI, like Source (Valve, Source was used to develop half-life). So we can distinguish two different part of our strutcure so far:</text:p>
      <text:p text:style-name="P120">-the tool set: to compile software to work with the gae engine, to help describe the rules, to manage asets, to create content... is the GUI basically, but not only. It is usually the front-end to the toolset.</text:p>
      <text:p text:style-name="P121">-the runtime: a runtime/middleware/sandbox/virtual machine, that executes our rules on our assets and must be distributed with the game.</text:p>
      <text:p text:style-name="P122">Sometimes the runtime is pushed inside the build of a game, sometimes it isn't.</text:p>
      <text:p text:style-name="P123">So, with the GUI we put stuff (assets) in the game, and then the ececutable file is created. We need redistributable licenses because usually what we publish is not only our game, but also the core of the GE, the black box basically.</text:p>
      <text:p text:style-name="P124">We'll probably have a seminar about Left 4 Dead.</text:p>
      <text:p text:style-name="P125">A game engine is a container for RULES. So we create a game by defining rules, not by just creating assets. The definition of rules bring any asset to life. So, we explain how the world is evolving, but we don't write the code to make it evolve. <text:s/>It's the black box that follows the rules and applies them on the assets provided. At every step, these rules will change the box status and its assets, making the world evolve.</text:p>
      <text:p text:style-name="P126">But what is an asset? Whatever we put inside a game engine, WHATEVER: texture, 3D mashes, Material definition, Particles, Visual effects (shaders), Music... and, scraps of code. Yeah.</text:p>
      <text:p text:style-name="P127">A rule is the definition of a behaviour. We define how an entity must behave in the GE to make it alive. Asset + rules = asset brought to life. So, the rules allow us to define:</text:p>
      <text:list text:style-name="LFO9" text:continue-numbering="true">
        <text:list-item>
          <text:p text:style-name="P128">How to interact with the user (reacting to the user controls i.e.)</text:p>
        </text:list-item>
        <text:list-item>
          <text:p text:style-name="P129">How to interact with the environment (falling and casting shadows)</text:p>
        </text:list-item>
        <text:list-item>
          <text:p text:style-name="P130">How to interact with other assets (collisions)</text:p>
        </text:list-item>
      </text:list>
      <text:p text:style-name="P131">Creaing a believable NPC means creating the right rules based on the surrounding context.</text:p>
      <text:p text:style-name="P132">We can define a roule only by means of a scrap of code (C# for example), but a script is technically an asset. <text:s/>Script becomes a rule when complied and ???.</text:p>
      <text:p text:style-name="P133">There are two kind of rules:</text:p>
      <text:p text:style-name="P134">-built-in ones, wired in the black box to solve everyday problems.</text:p>
      <text:p text:style-name="P135">-our rules, the rules for our game. They must be Truly Unique. When we define our rules, we talk abot “Gameplay Programming”.</text:p>
      <text:p text:style-name="P136">There is no actual difference between the two rules from a core standpoint, but the difference we give to them helps us to divide them.</text:p>
      <text:p text:style-name="P137"/>
      <text:p text:style-name="P138">Now we have to look deeper in the Runtime Architecture of the GE. Let's dethe engin rungime scripebe some features. Only specific developers develop the engine runtime. It's very difficult to debug, but we don't need to worry about that. A game engine is:</text:p>
      <text:p text:style-name="P139">-huge, uses a lot of space but can be optimized.</text:p>
      <text:p text:style-name="P140">-Complex. Inside Unity there are small thing communicating in complex ways.</text:p>
      <text:p text:style-name="P141">-Made of layers.</text:p>
      <text:p text:style-name="P142">Let's try again to define the layers (bottom-up).</text:p>
      <text:list text:style-name="LFO10" text:continue-numbering="true">
        <text:list-item>
          <text:p text:style-name="P143">Hardware. Can be PC, phone and a console. WE DON'T KNOW WHAT IS THE HARDWARE.</text:p>
        </text:list-item>
        <text:list-item>
          <text:p text:style-name="P144">Device drivers. The hardware exposes us only standard interfaces to use the hardware infrastructure. It's a black box actually.</text:p>
        </text:list-item>
        <text:list-item>
          <text:p text:style-name="P145">Operating System. Windows, Dalvik, IOS, the SO of a Switch and PlayStation... it's where we start creating the application.</text:p>
        </text:list-item>
        <text:list-item>
          <text:p text:style-name="P146">Third party SDKs and middlewares. Unity started to show up here, is a third party SDK because it hosts our code. Here we have Data Structures, Graphics (how to define shaders also), Physics, Animation, AI... But this pasrt is heavily performance-dependent. It won't always run an optimised code. We must write good code basically. This is where the pre-wired rules are, and also we have some executors for our personal rules here.</text:p>
        </text:list-item>
        <text:list-item>
          <text:p text:style-name="P147">Platform Independent Layer, where we have adaptation for all the modules of the lower level. It allows us to develop in a machine-independet way. Still, we'll need to tweak the code to make it more compatible with the platform it is posed on.</text:p>
        </text:list-item>
        <text:list-item>
          <text:p text:style-name="P148">Core System, what runs our rules in a platform-independet way.</text:p>
        </text:list-item>
        <text:list-item>
          <text:p text:style-name="P149">Resource Manager, that uses the core system. The resource manager decides what asset must be used in a given moment.</text:p>
        </text:list-item>
        <text:list-item>
          <text:p text:style-name="P150">Game Virtual Machine, that uses the resource manager. Here it's defined the interaction, output, network, debugger, compiler... it's the tool set. This is the lead of our black-box.</text:p>
        </text:list-item>
        <text:list-item>
          <text:p text:style-name="P151">Game-Specific Subsystem, what makes our game truly unique. We should only use this layer. This is where our definition rules are.</text:p>
        </text:list-item>
      </text:list>
      <text:p text:style-name="P152">The editor is between 8 and 9. The unity interface is in 9, the editor runtime is in 8. From to 8 to 4 (estremi inclusi) we have all the things that are bundled with our game executable.</text:p>
      <text:p text:style-name="P153">The game rules are compiled. Then we fill up the data structures dependently from the structure we are on.</text:p>
      <text:p text:style-name="P154">A word about Graphics (conversion pipeline). We must install the nvidia driver on windows because only nvidia knows. To create a 3D asset we use ad external editor, like Blender, because we then create industry-standard format files. Like “dae” and “FBX”. Those are ways to describe objects. Then they can be used on every platform, because those are platform-independent formats. Then, since this format is unoptimized, it must be converted in an Engine-specific format. When we run our game, this format is converdet in the fly in a Library-specific format (Vulkan, OpenGL, XII...). This is why we have long loading time. Then, the library will create the last stage, which is a data structure (format) hardware-specific. [We deploy the engine-specific format].</text:p>
      <text:p text:style-name="P155">BEWARE: distinction si blurry in the distinction of engine modules. Depends on the engine. The renderer might know how to render a full fledged ogre, but another may just providebasic functionalities. Network-side we may have SOAP or just sockets.</text:p>
      <text:p text:style-name="P156"/>
      <text:p text:style-name="P157"/>
      <text:p text:style-name="P158">07/10/2021 – 4° Lezione</text:p>
      <text:p text:style-name="P159"/>
      <text:p text:style-name="P160">Now... about the AI? Where is it? Remember, in the middle there are executors for the AI. Unity gives us the basis to run the neural network, but when we implement an AI, that's gonna be on the top of our box. AI can be divided, in this part:</text:p>
      <text:p text:style-name="P161">-goals and decision making: what we want to do and how we'll do it.</text:p>
      <text:p text:style-name="P162">-actions (engine interface), or executors, that allow us to reach our goals.</text:p>
      <text:p text:style-name="P163">-sight traces and perception. When we build an AI we fake the fact that we don't know everything, because, really, we know all of them. Is a computer's game, all the informations are on the computer. Filtering: deciding what the AI knows. For example, an npc in a FPS knows where we are, but we fake that, as if it doesn't know.</text:p>
      <text:p text:style-name="P164">-path finding A*: algorithm for path-finding. We want a way to travel through CONFIGURATIONS (not locations, even thought configurations might be locations). We might have to move from different nodes of a graph, from config. to config.. Remember, we'll not always move through space. We might have an NPC with a current configuration = not so much money, and we want to move him to another configuration = a lot of money.</text:p>
      <text:p text:style-name="P165">So, these four activities are FOUNDAMENTAL for AI in games (but are not the only ones).</text:p>
      <text:p text:style-name="P166">Generic architecture is in the slides. The minimum we have to do is:</text:p>
      <text:p text:style-name="P167">-have a sensor that gets informations from the outside (but we must filter). Basing from those informations, i decide what to do. But deciding it might pass through phases.</text:p>
      <text:p text:style-name="P168">-strategy: deciding what to do from a Group AI pov. Them every single element in the platoon (?) must decide what to do personally, based on the group decision(s).</text:p>
      <text:p text:style-name="P169">-Decision Making and Movement, for Character AI. Sometimes this is called also tactics. Moving is about implementing artificial intelligence, and managing-</text:p>
      <text:p text:style-name="P170">-Animation and Physics: where we make the actors do what we decided. AI must be turned into on-screen action.</text:p>
      <text:p text:style-name="P171">-Content creation and Scripting: are necessary for everything else. Here we establish rules and how our agents take a decision.</text:p>
      <text:p text:style-name="P172">The AI black box is a particular Black Box. First of all, is not well defined. Every engine tries to define the AI in his own way. But we have a collection of tools that create the illusion of AI for NPCs, this is the AI Black Box.</text:p>
      <text:p text:style-name="P173">So, how do we implement AI in games? At the core, there are basic techniques, that we'll see in this course. Pathfinding/A*, Decision/behaviour trees and finite state machine. Just with this, we can achieve a lor. We can move, find da wae and have some kind of memory (FSM). That's more than enough, in fact a lot of GE give to us this.</text:p>
      <text:p text:style-name="P174">Plus, we need facilities to make our life easier, that is perceptions. Line of sight, cone of vision, knowledge of the environment and some form of (possible faulty) memory. This last thing is very important. Think about a guard that sees you and then, after you hide, forgets about you. Terrible.</text:p>
      <text:p text:style-name="P175">Also, remember that different engines have different AI black box that can be more or less useful. Not only for AI thought. We MUST try to use a different engine if it has primitives more useful for us.</text:p>
      <text:p text:style-name="P176"/>
      <text:p text:style-name="P177">In Unity and Unreal we have some of them already. Unity for example calculates a path, or estimantes a field of view. Important example: cone of view. The AI knows where everyone is. Then asks: which other entities are not in my cone of view? Well, those are the entities that the AI cannot see.</text:p>
      <text:p text:style-name="P178">To describe a behaviour, there are tools, same thing for State Machines. In Unity there is the Animator, but is about graphics, and is used for FSM. There are also plugins for a lot of situations.</text:p>
      <text:p text:style-name="P179">[C# is helping us a lot]</text:p>
      <text:p text:style-name="P180"/>
      <text:p text:style-name="P181">In the beginning, the AI was not considered a rightful part of the game engine. Only recently companies understood that there are patterns belonging to AI and coming up in many games. Those patterns are slowly being integrated in the core of a GE.</text:p>
      <text:p text:style-name="P182">So, let's revisit the engine architecture. Lower level, we have low level programmers and core technologies. We talk about low level programmers because these people must write extremely optimized code for AI (for example A* must be really fast). On top of the core technologies, we can start building the character control system. That consists of locomotion (moving in a way compatible with an environment, like i can move through stairs), navigation (how to decide how to move from a point to another and looking around), driving, using weapons, etc.. All of this will define the rules in our AI. I.e, if I'm driving, i can't use a model different from the one of a car to move. These are “general services” that are useful for different games.</text:p>
      <text:p text:style-name="P183">Then we have the Character control. Here there are the gameplay programmers, that is, people that work on a general purpose library for, say, using cars with physics. On top of the control system we have the AI part that makes our game unique. That is Emotional States, Group behaviors (coordination, cooperation and flocking), and Expert systems. These, can be game specific.</text:p>
      <text:p text:style-name="P184">Then we have Goals and decision, with AI programmers. But the distinction between all of these programmers changes depending on the engine.</text:p>
      <text:p text:style-name="P185">Always remember, when developing AI, that we have limited resources (CPU, memory, energy...). So ok, we know how to make the best decision and make the best NPC, but when we work in a team we can't reach this level of perfection (i can't move a NPC from point A to B perfectly, because the resources are used also to render, deal with sounds, etc..).<text:s/><text:span text:style-name="T186">We're running in 60 fps.</text:span><text:s/>We must take a decision in a limited amount of time. Is a good decision? Great. It is not? Take it anyway and shut up. So, we have limitations, and we must cut the edges. So sad. (for example, think about battery in a mobile game: complex AI = battery runs low quickly).</text:p>
      <text:p text:style-name="P187">Usual things: we must find compromises also because the player mustn't be frustrated.</text:p>
      <text:p text:style-name="P188">So, how do we design our NPCs to fail? There's no mathematical formula that helps us in this context. We must design this behaviour from case to case.</text:p>
      <text:p text:style-name="P189">Anyway... nowdays we have faster CPU and bigger cache memories. There are also GPU, that are an excellent way to decentralize data processing (using a SIMD approach). We use GPU because, because we have, in CPU, SISD (single instruction single data), in GPU we put more data and process them in parallel but with the same instruction with every clock tick. In neurons we have an example of SIMD, because all neurons must be updated in a single instruction (?). With GPU we can decentralize data processing. There is also CPU parallel processing, that is more and more available thanks to multi-core and hyper-threading. Also, more cores = less power consumption. Less heat that the processor is radiating. We use multi-core to avoid overheating, even thought each core uses less computational power.</text:p>
      <text:p text:style-name="P190">So, we have to tune our AI to run on something that is not top-notch. We must assume to have not so much computational power. In graphics, we might need to switch off details. In AI, we must make it dumber. But the Game Designer won't permit it.</text:p>
      <text:p text:style-name="P191">Last thing is about framerate. Is the number of refresh cycle we have on our screen. It is fixed and is business of the graphic card. But the framerate of a GE (i.e. Unity) consists of scanning the state of the game ad applying the changes to the game world. These are two different framerate. And there is also framerate of AI. It's: “</text:p>
      <text:p text:style-name="P192">how often can i re-think about my decisions by scanning the environment?” Usually we can decide this, but we must decide it in function of the available resources. Anyway, the update rate of the AI must not be synchronized with the graphic update one (60 frames per second). It would be dumb.</text:p>
      <text:p text:style-name="P193">Textbook 1.2 up to 1.2.5.</text:p>
      <text:p text:style-name="P194"/>
      <text:p text:style-name="P195"/>
      <text:p text:style-name="P196">13/10/2021 – 5° Lezione</text:p>
      <text:p text:style-name="P197"/>
      <text:p text:style-name="P198">Pathfinding Basics! We'll have a Unity lesson tomorrow that is a seminar.</text:p>
      <text:p text:style-name="P199">Pathfinding is the idea to find the best way from A to B. here we have the focus on space, because it's wasy to visualize. Pathfinding is in all videogames. We have to manage the movement of an NPC to move from a place to another. PF is a decision strategy about what path we'll take after deciding the destination. Like a GPS. We choose where to go, it tells us how we go there. PF is a special case of planning (taking some decisions step by step to reach a goal). In VG, PF must be believable, but not perfect. It's ok for an NPC to be wrong sometimes. I.e. Project based on PF: calculate a path, but you don't know exactly the environment around you, and you have to stay only in the shadows. Well, if the shadows change, we must change our strategy step-by-step.</text:p>
      <text:p text:style-name="P200">Chapter 3: the book talks about the movement and pathfinding. Don't waste time on physics regarding how to put a feet after another. Focus on Chapter 5 (decision making) and then Chapter 4.</text:p>
      <text:p text:style-name="P201">Final Order: 4, 5 and 3. Remember.<text:s/><text:span text:style-name="T202">Remember</text:span>.</text:p>
      <text:p text:style-name="P203">So, how do we perform pathfinding? We have a representation of the space in which we'll move. Then we must run an algorithm to find the best path. But this time, we avoid perfect solutions. We must make errors. So we create a graph (not a game datastructure, just a datastructure). But we must learn how to extrapolate a graph from the game we have. That's not very easy.</text:p>
      <text:p text:style-name="P204">Usually the best solution is the one that has the lowest sum of the weight. How do we decide what's weight? It can be geographic distance, time needed to travel, but also many other things.</text:p>
      <text:p text:style-name="P205">Graph: is a formal mathematical structure defined as follows: G=(V,E), with V is the set of vertices or nodes, and E is a set of edges.</text:p>
      <text:p text:style-name="P206">But this time we must specifiy the particular graph we are looking for.</text:p>
      <text:p text:style-name="P207">It can be:</text:p>
      <text:list text:style-name="LFO11" text:continue-numbering="true">
        <text:list-item>
          <text:p text:style-name="P208">Simple/Undirected</text:p>
        </text:list-item>
        <text:list-item>
          <text:p text:style-name="P209">Directed: the set {x,y} is ordered (only one direction is allowed). Can exist {x,y} and {y,x} anyway</text:p>
        </text:list-item>
        <text:list-item>
          <text:p text:style-name="P210">Oriented: same as direction, but only one is allowed bw {x,y} and the opposite.</text:p>
        </text:list-item>
        <text:list-item>
          <text:p text:style-name="P211">Mixed: some edges are directed some not.</text:p>
        </text:list-item>
        <text:list-item>
          <text:p text:style-name="P212">Multigraph: more edges connecting two nodes.</text:p>
        </text:list-item>
        <text:list-item>
          <text:p text:style-name="P213">Weighted: every edge has associated a numerical value.</text:p>
        </text:list-item>
      </text:list>
      <text:p text:style-name="P214">Examples:</text:p>
      <text:list text:style-name="LFO12" text:continue-numbering="true">
        <text:list-item>
          <text:p text:style-name="P215">Simple or Undirected: an open world of labyrinth (the sims)</text:p>
        </text:list-item>
        <text:list-item>
          <text:p text:style-name="P216">Directed: connections may be two-ways or onw-way, like driving a car in a city (GTA V)</text:p>
        </text:list-item>
        <text:list-item>
          <text:p text:style-name="P217">Oriented: connections are only one way, like in a infinite runner (Out Run) or rail shooter.</text:p>
        </text:list-item>
        <text:list-item>
          <text:p text:style-name="P218">Mixed: (transistor, whishlist on steam!) when you move freely in a level but you have a one-way to the next one, like in many dungeon crawler.</text:p>
        </text:list-item>
        <text:list-item>
          <text:p text:style-name="P219">Multigraph: (Deus Ex) many way to cover a path, like when you can choose between stealth and assault approach.</text:p>
        </text:list-item>
        <text:list-item>
          <text:p text:style-name="P220">Weighted: not all connections have the same importance/cost, like having different probabilities to et spotted depending on the path you take (Counter Strike).</text:p>
        </text:list-item>
      </text:list>
      <text:p text:style-name="P221">We start from a map to decide the path. We define regions (of interest) of our map and assign a node, and passages bw areas are edges that have a weight (distance, time, difficulty...). In the code, however, we only have the graph, not the map.</text:p>
      <text:p text:style-name="P222">For semplicity reasons, we asume that:</text:p>
      <text:list text:style-name="LFO13" text:continue-numbering="true">
        <text:list-item>
          <text:p text:style-name="P223">No negative weight. If used, we are looking for troubles.</text:p>
        </text:list-item>
        <text:list-item>
          <text:p text:style-name="P224">Undirected edges, because we do have one-ways.</text:p>
        </text:list-item>
      </text:list>
      <text:p text:style-name="P225">Let's define generic data structure for the graph. The code will be in “generic” C#. We just need a basic library to manage a graph, that is lightweight.</text:p>
      <text:p text:style-name="P226">[Basics of C# would make you a BIG SHOT. Here i'm just following the slides.]</text:p>
      <text:p text:style-name="P227"/>
      <text:p text:style-name="P228">That's all we need to set everything up. Then we need the ALGO to run on the graph to find the best path. Dijkstra is the first example, but is NOT “the PF algorithm”, because it tells us how to go from point A to every other point in the graph. In fact A* is an improvement on Dijkstra's algorithm, because is more resource-saving.</text:p>
      <text:p text:style-name="P229">Dijkstra: has as input a graph, a start node and a goal node. The output is the list of edges going rom start to end with minimum weight considering the total weight as the sum of the weight of all edges. The one in the slide is a Manatthan-like graph. To not make the game boring, if there are a lot of possible best solutions, we take all of them and select one random.</text:p>
      <text:p text:style-name="P230">Now ripassa the Dijkstra algorithm.</text:p>
      <text:p text:style-name="P231">But the author of the book uses three sets.</text:p>
      <text:list text:style-name="LFO14" text:continue-numbering="true">
        <text:list-item>
          <text:p text:style-name="P232">Unvisited nodes (with infinite tentative distance)</text:p>
        </text:list-item>
        <text:list-item>
          <text:p text:style-name="P233">Open nodes (invisited with a non infinite distance. These are the border of the visited nodes set</text:p>
        </text:list-item>
        <text:list-item>
          <text:p text:style-name="P234">Closed nodes (visited nodes).</text:p>
        </text:list-item>
      </text:list>
      <text:p text:style-name="P235">What if we loop back to a visited/closed node with a shortest path? Dijkstra has proven that this is NOT going to happen, it's demonstrated.</text:p>
      <text:p text:style-name="P236"/>
      <text:p text:style-name="P237"><text:s/>Never assume that the battlefield is flat as a pancake. If it is a mountain, and the NPC is lazy, it will avoid going upword and prefer the road going downward. We must consider a geometrical feature on the graph.</text:p>
      <text:p text:style-name="P238"/>
      <text:p text:style-name="P239">On the textbook: 4.1, 4.2.1 and 4.2.2</text:p>
      <text:p text:style-name="P240"/>
      <text:p text:style-name="P241"/>
      <text:p text:style-name="P242">14/10/2021 – 6° Lezione</text:p>
      <text:p text:style-name="P243"/>
      <text:p text:style-name="P244">Unity lesson?</text:p>
      <text:p text:style-name="P245">Uniti 101 – Basics. How to Rub it “the right way”.</text:p>
      <text:p text:style-name="P246">We won't go too deep because we don't have too much time. Let's try to not feel much pain. What is Unity? NOT a 3D editor. Every nice asset you want to put in your game will be created with external tools (Maya, Blender). Only shperes and cubes are allowed in Unity. NOT a revision control system. Yes, we can create a scene in a collaborative way, but it's complicated. We should use GIT. NOT a development environment. Use Visual Studio (Community). And NOT a Game Engine. Only a small subset of Unity is a game engine.</text:p>
      <text:p text:style-name="P247">What IS Unity? The core in its essence. We have a black box surrounding the core, and inside the black box there is the runtime. Then we have a nice GUI on top of the black box. Here we can edit a scene (palce stuff around, move object...). There is also an asset management, where we can also insert code, source code. This top layer is the toolset. So, Unity is this, like a candy dispenser. We have candies on the top (all our stuff, like unity code), than we spin the wheel, and Unity will give us a candy, that is something we can chew (WTF?). Unity is based on the concept of plugins, that are added to the project from the unity store. What about the asets from the unity store? We take those assets and we have to give credit to them or not? Idk. Anyway, after creating the assets, we have the spin. “Spinning” means starting the building process, that is, we ask the code to be recompiled and all assets re-elaborated. Unity has some efficency techniques for this recompilation. And in the end we have our game, that comprehends the required runtime components.</text:p>
      <text:p text:style-name="P248">So, how do we get started?</text:p>
      <text:list text:style-name="LFO15" text:continue-numbering="true">
        <text:list-item>
          <text:p text:style-name="P249">Download Unity. Select the individual tab and click try personal.</text:p>
        </text:list-item>
        <text:list-item>
          <text:p text:style-name="P250">Follow the instructions and download the installer for the unity hub.</text:p>
        </text:list-item>
        <text:list-item>
          <text:p text:style-name="P251">From within the hub, install Unity via the “installs” tab and the “add” button.</text:p>
        </text:list-item>
        <text:list-item>
          <text:p text:style-name="P252">Select the version you like Also look for the last LTS (long time support)</text:p>
        </text:list-item>
        <text:list-item>
          <text:p text:style-name="P253">Pick the packages you need or want (if unsure, keep the default. The WebGL support can be the ony interesting thing, because you can export the game as a html page (???) and share it with friends.)</text:p>
        </text:list-item>
        <text:list-item>
          <text:p text:style-name="P254">And, after a while, you are good to go.</text:p>
        </text:list-item>
      </text:list>
      <text:p text:style-name="P255">We'll use Unity 2020 for compatibility reasons of this course (e invece no, ma allora???).</text:p>
      <text:p text:style-name="P256"/>
      <text:p text:style-name="P257">If you forget a module, we just need to go to Installs and select “add modules”. For now leave the list empty.</text:p>
      <text:p text:style-name="P258">Never, EVER, change or uprgade unity while working, during development. Even minor changes can break your work.<text:s/><text:span text:style-name="T259">Mind about keeping a backup!</text:span><text:s/>That's why GIT repository is a good idea.</text:p>
      <text:p text:style-name="P260">Once we have the hub started up, we can create the project. We have a set of templates to choose from. There are pre-defined ones (they just prepare some flags). Select 3D option. Once the project is created, it will have a master repository where we deploy all our projects, and the particular folder with the project name. Of the folders of the project, we just need the Assets folder and the ProjectSettings folder. This last one is how Unity sets up the project. So, only Assets and ProjectSettings are the important folders to distribute a game (or to send it to the Professor). In some new releases there is also UserSettings in the project folder.</text:p>
      <text:p text:style-name="P261">GIT gitignore library/archive. There you can find a .gitignore file(s) that help you filter the files of a Unity project. (Unity-OS-Visual Studio stuff in the gitignore, this is the order).</text:p>
      <text:p text:style-name="P262">Then we have the Unity editor. The Unity Interface is made of panels. Sx: Scene hierarchy. Bottom: Asset db. Center: Scene Window. Right: Objects inspector.</text:p>
      <text:p text:style-name="P263">In the scene we can put objects (children of the scene). It's a tree structure. Selecting an object, the Objects inspector will be populated by the features of the object. An object here is something in space with components (attributes, like shape, mesh, something that makes lights... components are representation of rules attached to an object inside the scene. The asset database is basically the database where i put everything I use to build my game. There is no corrispondence bbw asset database and scene.</text:p>
      <text:p text:style-name="P264">In the asset database we put every kind of data we use in the game. It's enough to drag and drop stuff inside. We can also create assets from within unity (scripts, materials, animations, visual and audio effects...). Asset database have folders, so use them! Some are standars (best practices): a folder for scenes (if the game has more scenes), one called materials (for all the materials), one called Scripts (this is easy), and then there is one ver important, the Resources folder (it's a tricky folder: here there are assets that are going to be required in the game for efficiency reasons. For example, here go the files that create shapes or objects).</text:p>
      <text:p text:style-name="P265">On the left of the asset db there is a tree view of the db. There is also a folder called Packages. We don't know what those do, but Unity pre-bundles them for our convenience. They want us to use them. Some are required, others ask us to do some things, others are used for adds. We won't need them anyway. If we don't want them, we can take them out. How?</text:p>
      <text:p text:style-name="P266">Window → Packet Manager → NOT all packages, but In Project → Remove (the ones you don't want). Anyway it's not necessary this. Just leave it there pal.</text:p>
      <text:p text:style-name="P267">Another element of the UI: object hierarchy. It's a tree-based representation of the scene. The tree root is not the scene itself. All scene children (main objects) are independent objects in the scene. The camera too is an object! All sub-children are regrouped under a main object to create complex shapes and behaviours. Saving a scene this configuration is going to become an asset itself (unity scene asset). To select it, go in the asset db and double click it.</text:p>
      <text:p text:style-name="P268">We can populate the scene with basic objects (available via menu) through the GameObject menu option. Effects, lights and multimedia are included. Shapes are fine for a quick test or prototype, but forget using them for a real game.</text:p>
      <text:p text:style-name="P269">We can move around in the scene if we see in the upper left corner of the unity interface. Buttons are for: Pan, Move, Rotate, Scale, Plane-based manipulation, Move + Rotate + Scale.</text:p>
      <text:p text:style-name="P270">Alt key together with left mouse button: rotate on the scene.</text:p>
      <text:p text:style-name="P271">CTRL+ALT and mouse drag, we can orbit around the selected object. A lot of commands in slides. <text:s/>Double cliccking an object in the object hierarchy focuses the scene on that object.</text:p>
      <text:p text:style-name="P272">We can populate now the scene with the assets. We can import in the project assets by draggind and drop or by importing a package into the scene. Slides for more info. If we want to add a texture (image), that will be stored as a TIFF, use square textures with power of 2. From the asset store we can download the assets and then add them (“add to my asset”). Inside the Unity Package Manager, we can, in “Packages: my assets”, select the asset and then download. Wait and then import. We can then select which particular assets to import.</text:p>
      <text:p text:style-name="P273">After an asset has been imported from the package to the scene, and than drag and drop.</text:p>
      <text:p text:style-name="P274">The characters are usually imported in T-Pose, based on the rigging rules. Shurikens: here tere'll be a particle effect.</text:p>
      <text:p text:style-name="P275">The wireframes are colliders (the light lines around objects). They tell us when an object collided with another.</text:p>
      <text:p text:style-name="P276">In the editor, we can use the Gizmos option to select some stuff.</text:p>
      <text:p text:style-name="P277">Then there is the inspector panel. After selecting an item in the scene, here we have some default attributes and values. The tick on the upper left corner disable the object. Static flag is useful only if we know that the object won't move. All of the rest is optional stuff. Well, they are components, or rules that allow the object to evolve in the scene.</text:p>
      <text:p text:style-name="P278">Transform: only possible required component. It tells position, orientation etc.. of our object. Always say Scale, never Size. Another common component is a mesh filter, that tells what mesh must be drawn on this object. But a mesh is not enough, it defines a shape. So we have <text:s/>amesh rendered, that, if there is a shape attached to an object, tells unity how to traw that shape. The material is used to decide what to draw on top of the object. Is the “skin” of the mesh attached to the game object. Then there is the Box Collider menu. It tells how the collision works with that component.</text:p>
      <text:p text:style-name="P279">All gameobjects have a transform component, seen in computer graphics class (4x4 matrix?)</text:p>
      <text:p text:style-name="P280"/>
      <text:p text:style-name="P281">When applying a texture to an object Unity creates a material, peffozza. Because the material is used by the rendering engine (?) to apply the texture on an object.</text:p>
      <text:p text:style-name="P282">A shader is a piece of code that runs on th graphic card that tells how to draw a shape on the screen.</text:p>
      <text:p text:style-name="P283"/>
      <text:p text:style-name="P284">A color is not a texture. I can't put a tint on an object.</text:p>
      <text:p text:style-name="P285"/>
      <text:p text:style-name="P286"/>
      <text:p text:style-name="P287">20/10/2021 – 7° Lezione</text:p>
      <text:p text:style-name="P288"/>
      <text:p text:style-name="P289">Last time, we stopped seeing that, without rules appliced, the colored cube cannot move. Adding a rule means we have to write our source code and add it to the engine. How do we add a rule?<text:line-break/>Selecting the cube (in the 3D editoror the tree-like structure of the scene), we'll have the inspector of the item. The important component is the RigidBody one. This component is what gives the cube the rule for all physics. I can decide the Mass, the Drag, the Angular Drag... is something at least.</text:p>
      <text:p text:style-name="P290">But we can define our evolution! The evolution of the game is created by defining our components. So we have to write our C# class extending MonoBehaviour. Once this class gets compiled, we can add it to the Game Object. This will be another component.</text:p>
      <text:p text:style-name="P291">There is no “main” funciton in Unity (al GM). Forget about interfaces. From scripts we can do all we can do from interfaces and much more.</text:p>
      <text:p text:style-name="P292">Two methods will be important for us: the Start and the Update method. The start method is triggered when the object starts existing (placed in the scene, visible or not). Update will be called every ENGINE frame. Every COMPONENT (not object) has its own start and pudate method. Every instance of a component is a different item to be considered by us and the Game Engine. In this example, we rotate our component.</text:p>
      <text:p text:style-name="P293">But the update method here is called different number of times regarding of the workload. So we have to bound the rotation to the time passed (Time.deltaTime). This variable gives us the time passed from the last update of this component on this object. Rotational speed is the number of grades of the rotation in one second.</text:p>
      <text:p text:style-name="P294">With getComponent we can have accesso to other components. There are also some default variables to refer to default components (like trasform for the transform component). (Like GM i can obtain refers t other objects and their components).</text:p>
      <text:p text:style-name="P295">So, let's say we want to set up the components at run-time. We can play with sliders from the GUI to manipulate values.</text:p>
      <text:p text:style-name="P296">Copy component in the GUI copies all the informations of the selected component.</text:p>
      <text:p text:style-name="P297">We can also react to external events of different type:</text:p>
      <text:p text:style-name="P298">-Inside the simulation (collisions, mouse click and drag, position change, creation, destruction, hide and show).</text:p>
      <text:p text:style-name="P299">-In the editor GUI (pause/restart, panel draw and parameter validation)</text:p>
      <text:p text:style-name="P300">-On the network player connection or disconnection)</text:p>
      <text:p text:style-name="P301">There is a list anyway of these methods.</text:p>
      <text:p text:style-name="P302">Let's say i want my ball to fall and bounce. Watch the slide.</text:p>
      <text:p text:style-name="P303">We can use decorations to make sure that there is a RigidBody component.</text:p>
      <text:p text:style-name="P304">But! It doesn't work properly. Because, for perfomance-wise reasons, there can be errors of approximations in math calculus. We do have Workaraounds (X = lato mio, Y = sopra la mia testa, Z = avanti a me) though. Like fixing the x and y axis.</text:p>
      <text:p text:style-name="P305">I want now to be pushed up using the ground as a reference.</text:p>
      <text:p text:style-name="P306">What if we have bugs? The console output won't hel much, unfortunately. It's difficult to read and impact the performance. We can debug though...</text:p>
      <text:p text:style-name="P307">using Visual Studio Code! Is integrated with Unity! There is another problem.</text:p>
      <text:p text:style-name="P308">When the update of a component gets called, that component is locking the CPU. This can lead to frame drops. If we get stuck in an Update(), the game freezes and we have to restart everything. We can create threads... but self created threads CAN'T TOUCH anything on the scene.</text:p>
      <text:p text:style-name="P309">But Unity offers us the coroutines. A method that gets called as a separate instance in the Unity schedule. Here we can do stateful things. The coroutines gets scheduled. Example on slides.</text:p>
      <text:p text:style-name="P310">If we create very complex objects (by adding different components i.e.) we can create a Blueprint. Just take a complex object from the scene graph and drag it to the asset database. We can spawn a reference by using Instantiate().</text:p>
      <text:p text:style-name="P311"/>
      <text:p text:style-name="P312">Now, let's talk about A*! Dijkstra solved the problem, but was unpotimize. If we have a large map that changes over time (or just one of the two) Dijkstra is terrible. So A*. A* is “just” an evolution of the Dijkstra's algorithm.It's the same but for a little detail.</text:p>
      <text:list text:style-name="LFO16" text:continue-numbering="true">
        <text:list-item>
          <text:p text:style-name="P313">now we select the node from the unvisited set with the smallest estimated total cost of the path to the goal.</text:p>
        </text:list-item>
        <text:list-item>
          <text:p text:style-name="P314">When we process a node we also estimate the distance to the goal.</text:p>
        </text:list-item>
        <text:list-item>
          <text:p text:style-name="P315">.</text:p>
        </text:list-item>
        <text:list-item>
          <text:p text:style-name="P316">If the goal was not reached and the unvisited list is not empty go back to step 3.</text:p>
        </text:list-item>
      </text:list>
      <text:p text:style-name="P317">So, the point is to select always the most promising node.</text:p>
      <text:p text:style-name="P318">How to we make estimation? With heuristics. The problem is now selecting a good heuristic. The worst heuristic is Dijkstra (if heuristic = 0 always, we have dijkstra).</text:p>
      <text:p text:style-name="P319">This time we have loops! With Dijkstra, we didn't have that problem. But now there is. It's possible to find a shortest path to an already visited node. But if we can demonstrate that the heuristic is always underestimate the distance from the destination, we can be sure that we won't have cycles.</text:p>
      <text:p text:style-name="P320">If we cannot demonstrate that our heuristic is always underestimating, we can have problems. It's up to us to decide if we want tor each the goal when we find it or if it makes sense to continue to explore. Implementation of A* is on the slides.</text:p>
      <text:p text:style-name="P321">(Delegate: a delegate is like a function pointer, but more powerful. I delegate someone to call a function. And that call will be performed with my permissions. I can allow a method to call my private method if I want it.)</text:p>
      <text:p text:style-name="P322">Underestimate → always best path, but a lot of time. Also no loops.</text:p>
      <text:p text:style-name="P323">Overestimate → not always best path, but less time.</text:p>
      <text:p text:style-name="P324">We can't always be sure we are understimating in a dynamic map. Is it possible to pre-calculate all the heuristics? It's fine if we can make assumption on the map.</text:p>
      <text:p text:style-name="P325"/>
      <text:p text:style-name="P326"/>
      <text:p text:style-name="P327">21/10/2021 – 8° Lezione</text:p>
      <text:p text:style-name="P328"/>
      <text:p text:style-name="P329">We were talking about A*. We already discussed about pre-calculation for the heuristic that is not always convenient. If we have a large map that is also dynamic, calculate the path at runtime.</text:p>
      <text:p text:style-name="P330">Enumerator + array of something and then a variable of enumerator type = elemento fo the UI.</text:p>
      <text:p text:style-name="P331">The heuristics determine the feeling that our NPCs give to the player.</text:p>
      <text:p text:style-name="P332">Manhattan estimates perfectly only for mathattan maps, like the ones seen during the class. If we have a shortcut between two nodes we are overestimating. But, with the manhtattan estimation, with those constrains, we are sure it underestimates.</text:p>
      <text:p text:style-name="P333">If the time difference between the usage of Dijkstra and the Heuristic algorithm is very short, it could be better to use Dijkstra because is is more readable. Sometimes, our Heuristics can be very similar to Dijkstra if the map is small enough. But the bigger the map, the bigger the computational effort to calculate the heuristic for the available nodes. This could be a problem.</text:p>
      <text:p text:style-name="P334">Exercise: recreate the “Mountan” environment using A*. HINT: define a new heuristic.</text:p>
      <text:p text:style-name="P335">Heuristics can be clustered, that is group nodes in clusters. We cangroup together nodes of the same area for example, the do A* for every group and than moving from one group to another. We'll nedd a Lookup table for going from cluster to cluster.</text:p>
      <text:p text:style-name="P336">We have different Clustering (definition) Techniuques:</text:p>
      <text:p text:style-name="P337">-by hand (old school)</text:p>
      <text:p text:style-name="P338">-using graph algorithms (easier, but must be supervised, or it will create an output that an operator must check).</text:p>
      <text:p text:style-name="P339">How do we use clusters? We can run different instances of A* based on the situation. Inside the same cluster, we would like to use the euclidean distance. For different clusters, we can use the lookup table. Smaller clusters = better performances. THIS IS NOT HIERARCHICAL PATHFINDING.</text:p>
      <text:p text:style-name="P340">Textbook:</text:p>
      <text:p text:style-name="P341">4.3.</text:p>
      <text:p text:style-name="P342">1,.2, .5 and .8</text:p>
      <text:p text:style-name="P343"/>
      <text:p text:style-name="P344">Now...</text:p>
      <text:p text:style-name="P345">HIERARCHICAL PATHFINDNG. Simpler than the one we've just seen, but we need a different mindset. In our life, we have plans inside plans. Example: go to the office. So, i have to go to the parking lot, i drive the car, i park, i go to my desk. But to go to the parking lot requires other steps: exit the home, walk down the street, find my car, open it and sit. Ad we also have to start the engine, put drive gear, press gas, etc..</text:p>
      <text:p text:style-name="P346">If this was coded, it would be frustrating. In everyday life, we do this one step at a time. We subdivide the problem in smaller problems. This is the same we'll do here. We'll create different graphs for each level of abstraction.</text:p>
      <text:p text:style-name="P347">We have a gropu of houses. Every house is a node. After reaching one of this nodes, i can enter the house. Than, do decide where to go, I use the graph representing that house. I can have good performances because is olve one graph at a time. How do we group nodes? By hand or with an algorithm. Always try to do it by hand at first, in hierarchical pathfinding. Ask your level designers to group them together. After the first grouping, we can do that again with those groups and create new groups of groups, and so on.</text:p>
      <text:p text:style-name="P348">Connecting groups can be a problem. What is the weight of the edge connecting two groups? There can be more edges connecting two groups. This can be difficult.</text:p>
      <text:p text:style-name="P349"/>
      <text:p text:style-name="P350">Maximin != minimax</text:p>
      <text:p text:style-name="P351">p.259: 31/2 = 3 and ½</text:p>
      <text:p text:style-name="P352"/>
      <text:p text:style-name="P353">We perform pathfinding applying the algorithm we selected starting from the first level graph, where start and destination nodes are not collapsing (the same). I must start from the first level where those two nodes don't collide. Also, NEGLECT all nodes that are not part of the groups in which there are the start and goal node.</text:p>
      <text:p text:style-name="P354">Hierarcical pathfinding is suitable for progressive calculation. We calculate the path on level N, where start and destination are not collapsing. Than we use A* on that level, then we consider only [[idk read the slides lol BIG SHOT]].</text:p>
      <text:p text:style-name="P355">Problem: trimming, that is giving the NPC a believable trajectory.</text:p>
      <text:p text:style-name="P356"/>
      <text:p text:style-name="P357">Progressive calculation?</text:p>
      <text:p text:style-name="P358"/>
      <text:p text:style-name="P359">(steering) (curvare?)</text:p>
      <text:p text:style-name="P360"/>
      <text:p text:style-name="P361">4.6.</text:p>
      <text:p text:style-name="P362">1-2-3-4</text:p>
      <text:p text:style-name="P363"/>
      <text:p text:style-name="P364"/>
      <text:p text:style-name="P365">27/10/2021 – 9° Lezione</text:p>
      <text:p text:style-name="P366"/>
      <text:p text:style-name="P367">Professor Gadia from now on! Davide Gadia is the colleague of Professor Dario Maggiorini. We'll see him for the next two weeks. Then Maggiorini again. Then Gadia again, then avengers assemble. December 2 there ill be a Professor Truvian's seminar about genetic algorithms. The lecture after the seminar there will be a presentation of applications of this kind of algorithms.</text:p>
      <text:p text:style-name="P368">So, today we'll start with decision making. In the last week we saw pathfinding with Maggiorini, but pathfinding is part of the whole AIVG. It's related to decide how to travel from a point to another. But it's not related to deciding what movement to do. This is decision making. DM is about deciding what action to make for an NPC. It can be stay in place and shoot, hide, move toward a certain point... DM is: how the NPC decides what to do. Pathfinding is not decision making! Is instead the path we decided to take after taking the decision to go to a certain goal. (usually, if we DECIDE to move, we then think about where to go, and there occours PATHFINDING).</text:p>
      <text:p text:style-name="P369">Even the destination point has to be a part of the DM process. But usually from a set of destination we take the best one based on the circumstances.</text:p>
      <text:p text:style-name="P370">I.e., our decision is going to amrs. Do we need planning? Yes. We have to plan the orbit. Setp 1: go to the moon. How to go there is pathfinding. Deciding to go there is DM. For sure if DM is done well, if we don't paln well DM everything will go terribly. I.e, if we decide we don't need planning, we just turn on engines and then who knows where we'll go. If we don't plan well DM we might have some strange behaviour from our NPCs.</text:p>
      <text:p text:style-name="P371">Kerbal, a VG, is rooted in physic simulation. We have to build a spaceship that must leave the athmosphere of the planet to reach some destination and do some missions. The planning is heavy. We have to plan how to go there using physics, and we may have to collect resources to build the correct spaceship for the travel we want to do. If we fail to collect the resources, planing the power for the engine and so on, the plan will fail.</text:p>
      <text:p text:style-name="P372">We have to decide to do something, then we have to perform some action. Then we do stuff and plan something. We perform the steps and we have to decide again. Is this complex? Because we need an algorithm that automatially has to decide what action the NPC has to do. But really, those algorithms are very simple. We have to simulate something complex in a short amount of time after all. We need to mantain the interactive framerate of the simulation, after all. We decide what to do from very some really simple techniques. We do this to have a realistic behaviour that represent a complex behaviour. So, simple complex to make the player think that the actions are very complex.</text:p>
      <text:p text:style-name="P373">We have to decide WHAT to do, not HOW to do it. That comes later (pathfinding...).Of course the pool of actions we can decide to perform is a pool of actions we can actually perform in the game world. More or less, all techinuques rely on these parameters:</text:p>
      <text:p text:style-name="P374">we, as the evelopers/designers of the AI, are god, we can decide everything. Our NPC that has to take a decision, has a set of knowledge about itself and the environment. He knows everything about itself, and he can know something about the world he is into. How many of these parameters are involved is up to us. The more we consider, the more complex the AI to create, the DM process to implement. Then, this paramethers are taken by our decision maker part, and then there is an action request, that is: what do we have to do now? The actions to be performed can changed the state of the NPC, but can also change the external environment. In the end, however, there are some actuators (functions...) that apply the actions to perform. This is a general scheme btw.</text:p>
      <text:p text:style-name="P375">We basically know everything regarding the world, so we can give to our DM process all the informations we want. If the decision is simple, jsut a small set of informations are enough to take the decision. The more the informations, the longer the computation. Example: an FPS bot.</text:p>
      <text:p text:style-name="P376">He might want to know, as External Knowledge, the map layout, the status of obstacles, the weather conditions, the position of other NPCs and players...</text:p>
      <text:p text:style-name="P377">The internal Knowledg might be health, available weapons and ammos, the role in the fireteam, the directions from the player.</text:p>
      <text:p text:style-name="P378">The decision maker will take into account the field of vision, the explored portion of the map, the encountered NPCs...</text:p>
      <text:p text:style-name="P379">Then the ations requested can be fire to kill, fire to cover, move to cover, run away, crawl, generate aggro, etc..</text:p>
      <text:p text:style-name="P380">TODAY WE'LL SEE THE DECISION TREES!!! :D</text:p>
      <text:p text:style-name="P381"/>
      <text:p text:style-name="P382">Decision Tree Basics. ( :) )</text:p>
      <text:p text:style-name="P383"/>
      <text:p text:style-name="P384">Decision trees are the most simple and used approach to take a decision, for a variety of reasons. They use easy data structures, they are fast to walk, not only for characters, very popular for animation control... (we are in chapter 5 on the book).</text:p>
      <text:p text:style-name="P385">This technique is simple and effective. Some older games (20 years ago) use this technique, even in a very simple manner. [od R-T GP, we'll see how the GPU is used for the rendering process. We'll have to combine some techniques for the GPU, physics and AI]. Another use of the Dtrees is animation control.</text:p>
      <text:p text:style-name="P386">The point is always the same: we have some knowledge, we have to take a decision, we then apply an acion. The mapping knowledge-action may be compelx anyway. The control of what happens if we change some of the input may not be so easy, because a small change in the input can be important or not, depending on how important is the input. The structure is simple. At each level, there is a decision to make. After taking that decision, we move towards another subtree. And so on. Usually those trees are binary. So, we have a decision at the root, and then a decision for each sub node until the leaves. There are no cycles, so it's an uncylced graph. We also want to bound the execution time.</text:p>
      <text:p text:style-name="P387">I evaluate the root → i go into a subtree → repeat until you find the action to perform. [in the book, the black rectangle means “do nothing”].</text:p>
      <text:p text:style-name="P388">With binary trees, we can also combine decisions using boolean algebra. If A and B do 1, else 2.</text:p>
      <text:p text:style-name="P389">Other considerations can be done, regarding on how to design the tree. He tree can have nodes that are if(s) or a switch. The first is more common, the second is faster. The first is easier to implement.</text:p>
      <text:p text:style-name="P390">About performance...</text:p>
      <text:p text:style-name="P391">the DT is really fast to apply, to compute, and is very light in terms of memory. We don't have memory, since each node is idependent. If one of the decisions is more complex then the others, however, we might have bottlenecks. And the assumption of “taking a decision is linear” doesn't stand up anymore.</text:p>
      <text:p text:style-name="P392">About the design (again), everything is about how we describe the decision problem. There are trees and trees. We always must think about how much does it cost, in average, to take a decision. Logarithmic vs linear complexity.</text:p>
      <text:p text:style-name="P393">The idea situation is: all the nodes have the same complexity. But that's not always the case. Sometimes we have more complex and time consuming decisions. But depending on where we place that decision, we affect the performanc of the Decision Making process of our NPC. Also, not all decisions have the same probability to be taken. Is an action (leaf) reached very often? Ok, then we can place that in a place easy to reach. If we have a decision (node) that creates a bottleneck, let's try to put it in the lower levels of the tree.</text:p>
      <text:p text:style-name="P394">Also, remember that at each step we have to evaluate the tree from the root to the leaf.</text:p>
      <text:p text:style-name="P395">Sometimes, a bottleneck is unavoidable and the time is strict, so we have to approximate the decision or take another decision. Obviously we can use an approch wehere we merge some nodes inside the tree, because if the same action is the result of more nodes, we can collapse.</text:p>
      <text:p text:style-name="P396">[Representation close to implementation]</text:p>
      <text:p text:style-name="P397">No loops pls. Is always a huge mistake, becaus etermination is not guaranteed anymore, and processing time will neither be linear nor bounded.</text:p>
      <text:p text:style-name="P398">Then we can also add randomness, to add unpredictability in NPCs behaviour. It's also easy to implement, what do you want more? But beware! Random is CPU intensive (the random number generation process is expensive). Do not roll at every frame, and don't roll when not needed.</text:p>
      <text:p text:style-name="P399">Trees are usually used also for other part of videogames, but we also have to consider that, even if they are easy to use, they are not easy to debug if we modify something. Tip: simplify the implementation process using the same data type for nodes and leaves. In C# we have seen delegates. The idea here is: let's use delegates! We detatch the MonoBehaviour instance from an external librery managing the decision trees data structures. For example, a sentinel patroling an area.</text:p>
      <text:p text:style-name="P400">Remember that the AI framing is different from the rendering framing (60 fps for example). Every time we recompute physics or AI we use GPU, that is also used for rendering, sound, etc. so beware! Technical decisions can affect game mechanics and user experience.</text:p>
      <text:p text:style-name="P401">Bad news: the D Trees are not native in unity, even thought there are some visual plugins in the asset store.</text:p>
      <text:p text:style-name="P402">Good news: implementing a decision tree by yourself is very simple.Detatch DT management from MonoBehaviour.</text:p>
      <text:p text:style-name="P403">The interface is used to develop the classes that implement the Walk() method. DTCall abstracts the fact that we'll call an internal node or a decision node.</text:p>
      <text:p text:style-name="P404"/>
      <text:p text:style-name="P405">5.1, 5.2 excluding 5.2.3 and 5.2.4.</text:p>
      <text:p text:style-name="P406"/>
      <text:p text:style-name="P407">28/10/2021 – 10° Lezione</text:p>
      <text:p text:style-name="P408"/>
      <text:p text:style-name="P409"/>
      <text:p text:style-name="P410">For today's class, FSM (Finite State Machine). There's some correlation between the trees of yesterday and the FSM. Because it is possible to do what we do with FSM with Decision Trees. So which one do we choose? And why? Let's see. There are cons and pros of course, and it is possible to combine the two approaches.</text:p>
      <text:p text:style-name="P411">One NPC, in a certain moment, is in a state, and he might have to perform some action. We want him, btw, to change the state. When does it change? When some conditions are met, that change the state. All of this is not so different from having decision trees, visiting them, checking the values conditions and having in the leaves the different actions. We're not doing different stuff. We do the same thing, but FSM are simpler. Easier to design and to manage and implement. There's also another difference, but we'll talk about it later. So we have states, transitions and conditions.</text:p>
      <text:p text:style-name="P412">Each agent has a state. We assume that there is at least one state for each NPC at every moment. In a particular state, the NPC performs a specified set of actions. As long as it is in that state, he can perform only that particular set of actions. We also have to define the transitions, and the conditions that trigger a particular transition to another state.</text:p>
      <text:p text:style-name="P413">Something boring that might be during the oral examination. What formally is a FSM?</text:p>
      <text:p text:style-name="P414">In computer science, is defined by:</text:p>
      <text:p text:style-name="P415">-A set of states Q</text:p>
      <text:p text:style-name="P416">-A set of input symbols called the aplhabet (Epsilon)</text:p>
      <text:p text:style-name="P417">-A transition function delta that goes from Q ann Epsilon to Q.</text:p>
      <text:p text:style-name="P418">-An initial or start state q0 of Q</text:p>
      <text:p text:style-name="P419">-A set of accept states F that are a subset in Q.</text:p>
      <text:p text:style-name="P420">Well, in games, we don't have input symbols, because we have the knowledge of the environment. The input is from the aprameters of the scene or the envirnment in which the NPC is. Then we also don't have a transition function. But the role of the transition function is played by the sensors. They trigger the transition. The sensor will tirgger transitions by evaluating some conditions. We also don't have a set of accept/final states. This is because we always want our NPC to be in a state, to always be computing. No input → no final state.</text:p>
      <text:p text:style-name="P421">How do we use and FSM in practice?</text:p>
      <text:p text:style-name="P422">We have an initial state and we have an update function. So, every AI frame plays an important role. Each time the update function is called, we check if a condition is enabled. If that is, we go to another state. But what if we have more conditions that are all true in the same moment? We have to decide some policy. Then, anyway, we must perform an action, that can also be a set of actions. I may also have actions to perform when i enter/exit in/from a state and actions to perform when i am in a state. In the end, we want to see the NPC that changes behaviour, but that must be done seamlessly.</text:p>
      <text:p text:style-name="P423">We separate monobehaviour from the actual behaviour of the FSM.</text:p>
      <text:p text:style-name="P424">Delegates: i have a virtual pointer to a function, in our application the name of those functions (the one implemented) are not important, it is enough that thery return the value we asked for.</text:p>
      <text:p text:style-name="P425">Fire() → when we fire the transition...</text:p>
      <text:p text:style-name="P426">VerifyTransition is called at every AI frame. The longer the code, the longer the time to make the choice.</text:p>
      <text:p text:style-name="P427">(public delegate bool NomeBello: voglio avere un metodo che restituisce un booleano. Non mi importa come si chiama o quello che fa, mi basta che abbia quel tipo di ritorno. Io tratterò quel metodo, qui, come se si chiamasse NomeBello).</text:p>
      <text:p text:style-name="P428">If we understand the delegates, the rest is simple. Let's talk about complexity. It is always linear. WE scan at most n outgoing links (O(n)). Whatever we did with FSM can be done with DT. But FSMs have memory. The DT must always be visited from root to leaves. In FSMs, at each update, the NPC has a state in which he knows what to do. It's up to us deciding to use FSM or DT.</text:p>
      <text:p text:style-name="P429"/>
      <text:p text:style-name="P430">Corutines and FSM are not communicating. When a condition is triggered, we need a state change. The corutine is not compatible with sudden state changes.</text:p>
      <text:p text:style-name="P431"/>
      <text:p text:style-name="P432">Sometimes, we have FSM where we have transitions that are so prior that we want to change to that state immediately when a condition is met. (vado in uno stato indipendentemente da dove mi trovo, se una condizione è soddisfatta).</text:p>
      <text:p text:style-name="P433">The idea is to have more levels of FSM. H* = Composite's history state. It is called deep history state really. So, the FSM is:</text:p>
      <text:p text:style-name="P434">The first level of FSM is “clean up” state and “get power”. If we are in the first state, we execute the FSM inside. The H* tracks the last state the rumba entered before the high priority triggered.</text:p>
      <text:p text:style-name="P435"/>
      <text:p text:style-name="P436">We may have transtions from a low level state to a high level state.</text:p>
      <text:p text:style-name="P437"/>
      <text:p text:style-name="P438">5.3.8 of the book analyses this (second part of the section), after the image for a composite state.</text:p>
      <text:p text:style-name="P439"/>
      <text:p text:style-name="P440">We can of course combine FSM and DT. The chech for the condition is a DT.</text:p>
      <text:p text:style-name="P441"/>
      <text:p text:style-name="P442">5.3, excluded .3, ..4, ..5, ..7</text:p>
      <text:p text:style-name="P443"/>
      <text:p text:style-name="P444"/>
      <text:p text:style-name="P445">03/11/2021 – 11° Lezione</text:p>
      <text:p text:style-name="P446"/>
      <text:p text:style-name="P447">Today... the WHOLE family... can take a little [[ride around Behaviour Trees]].</text:p>
      <text:p text:style-name="P448">We'll see the last tecnhique related to decision making. But DM won't end here. We'll see other tecnhiques during the end of the course. So, Behaviour Trees. What is it?</text:p>
      <text:p text:style-name="P449">Something different, but not completely, then the techniques seen last week. Is the most recent tree of this kind, but not so recent (15 years ago). It's something born in the software engeneering field, and it tries to put together techniques of other... techniques. We use sophisticated tools to manage the transition from a small task to another. We've seen DT, FSM, but with BT we raise the level of the behaviour of an NPC. We want to fine-tune small actions/tasks. We want to manage the alternation of different tasks. Imagine a sequence of small animations or movements. I.e. An NPC that wants to move from a room to another through a door has to pass through a door. But how can he do it? He needs to open it or not? And if the door is closed shut? What does it do? The BT manages those situations.</text:p>
      <text:p text:style-name="P450">They can be a little tricky to understand however. Anyway, they are trees. Actually... those trees are not for the Decision making progress. When we use them, we have already decided what to do. The behaviour trees tell me how to do the decisions i took. And is also not used for planning. The BT are used to perform an action in a believable way. We have already decided WHAT to do: we now must decide HOW to do it.</text:p>
      <text:p text:style-name="P451">Again, Behaviour Trees are NOT a decision-making strategy. Using them alone to manage the behaviour of a NPC is tricky. But they can be used to manage the little actions the NPC has decided to perform. But! We can try to use them as a DM process, instead of FSM for example. The best idea is to merge these approaches to have better results. Let's go into details. I.e. We have decided to perform an action. Even in a FSM, if we have to move to another room, we still have to: plan how to go there, see if the door is locked, avoid a possible guard...</text:p>
      <text:p text:style-name="P452">Take a decision VS perform the decision taken through a sequence of actions.</text:p>
      <text:p text:style-name="P453">The best approach is trying to combine different techniques. With Behaviour Trees we are opening a great amount of possibilities to our set of possible small actions. The idea is: i can decompose big actions in small tasks self-contained, and i can use those small tasks in the order i prefer. These small blocks are combined in a tree to achieve more complex results. Also, sub-trees can be combined into bigger trees to have even more complex behaviour. The approach is top-down: we decompose the total behaviour til the point we have reached sufficiently small tasks.</text:p>
      <text:p text:style-name="P454">Millington starts his examples on a boolean function. But those trees can return also exceptions or something like that. We may need to use a scheduling system in our behaviour tree and return different and numeorus results. There are three different types of tasks:</text:p>
      <text:list text:style-name="LFO17" text:continue-numbering="true">
        <text:list-item>
          <text:p text:style-name="P455">condition, to test a property</text:p>
        </text:list-item>
        <text:list-item>
          <text:p text:style-name="P456">actions, to alter the state of the game. These two are the very basic blocks.</text:p>
        </text:list-item>
        <text:list-item>
          <text:p text:style-name="P457">Composite, the behavior is based on the behavior of its children (organized as a small tree).</text:p>
        </text:list-item>
      </text:list>
      <text:p text:style-name="P458">The first two are leaves, the composite is a level higher, is the root of a sub-trees. We have two composites: Selectors and Sequences.</text:p>
      <text:p text:style-name="P459">The selector is a composite which select which of the actions need to be performed. For example, i can decide to push, bash or destroy a door to enter a room. The selector runs all of its children until one is successful. If none is successful, the return value will be “fail” (for the upper level/node).</text:p>
      <text:p text:style-name="P460">A sequence is: a node has a set of nodes as a children, and we have to perform the childrens in sequence. If just one returns false, return false to the parent.</text:p>
      <text:p text:style-name="P461">? = selector.</text:p>
      <text:p text:style-name="P462">→ = sequence.</text:p>
      <text:p text:style-name="P463">Notice how here the leaves are are Conditions and Actions.</text:p>
      <text:p text:style-name="P464"/>
      <text:p text:style-name="P465">We can add randomness to those trees. I may decide to change the order of some actions, if I can do it. Balance the final effect and the complexity of what you have to do.</text:p>
      <text:p text:style-name="P466"/>
      <text:p text:style-name="P467">Decorators: another level fo fine-tuning. We have composites, random composites and now decorators. They wrap other tasks and modify their behaviour. A decorator task always has one child only. We have some standard decorators:</text:p>
      <text:list text:style-name="LFO18" text:continue-numbering="true">
        <text:list-item>
          <text:p text:style-name="P468">Filter (execute task iif a condition is verified)</text:p>
        </text:list-item>
        <text:list-item>
          <text:p text:style-name="P469">Limit (execute a task at most a limited number of times)</text:p>
        </text:list-item>
        <text:list-item>
          <text:p text:style-name="P470">Until Fail (keep executing the task until it fails)</text:p>
        </text:list-item>
        <text:list-item>
          <text:p text:style-name="P471">Inverter (return success when the child fails and vice-versa).</text:p>
        </text:list-item>
      </text:list>
      <text:p text:style-name="P472">They can be nested of course.</text:p>
      <text:p text:style-name="P473"/>
      <text:p text:style-name="P474">Use of namespaces in C#: check it out!</text:p>
      <text:p text:style-name="P475"/>
      <text:p text:style-name="P476">5.4, no 5.4.4, .5, .6</text:p>
      <text:p text:style-name="P477"/>
      <text:p text:style-name="P478">04/11/2021 – 12° Lezione</text:p>
      <text:p text:style-name="P479"/>
      <text:p text:style-name="P480"/>
      <text:p text:style-name="P481">Procedural Content Generation.</text:p>
      <text:p text:style-name="P482">With today, we start a set of 3 lectures related to PCG. When we'll see the genetic algorithms, we'll touch another part of PCG, but the important part is here. The field is very large, and its name is an umbrella: there are a lot of specific different approaches. The common part is that we create something using an algorithm, but the techniques we can use to generate those contents is very large. The name of the umbrella has been proposed years ago, and tried to connect different approaches used in genethics and not only. But we'll talk only about VG PCG (not for graphics or movies, for example). The idea btw is: I want to create a certain content for my game based on the user input. So, part of the content is created by the user. When we talk about content, we talk about many possible features: models, textures... but also maps, levels, the placement of an NPC in a level or map, evolution of character or weapons... the content is large. So, really, we want a computer program capable of creating contents for the game, without the help of a human (yeh maybe I was wrong before). The environment, thanks to those procedures, can change based on different factors.</text:p>
      <text:p text:style-name="P483">PCG is about... creating a procedural map on the fly. But not only! We not only apply it during the game, it can be used offline. Like, give me the structure of the level: i'll use that in my game. So, PCG give tools to us to hell us creating the structure of the game. They can give us the map of a dungeon, a platform level... than, we can modify this procedurally generated level to make a final and polished version. Possibilities are a lot.</text:p>
      <text:p text:style-name="P484">But why spending time to create a procedure to create something for the game? Are we not good enough to create it manually? No, the main idea is that nowdays most of games are large. They require a lot of assets and contents. We can't physically create them by hand. So, having tools that help us create them (to then maybe modify them) is great. Can this be... developer's revenge over designers? Many AAA games require a lot of artist and people in generale to create assets, items, etc.. so, the idea is to have something helping the creative staff, so that all the amount of material can be created. Btw, a perfect procedural tool does NOT exist, but we can start from that to create something fine. We tune it by changing some parameters. So, it doesn't substitute people: it just helps them. PCG usually can make the game infinite. In mobile games, this happens if the game has no ending (like flappy bird?). And, but this is the lasat trend, “to tailor the content to the taste or need of your player”. The recent enhancement of technology tries to understand the characteristics of the player to procedurally generate something. The game tries to understand how the player plays to change its experience. We can use the profile of the player to change the pace of a game. Some even use sensors to detect how well the player is playing. They track for example the body temperature, the heart beat, body pression, etc.. this is a work in progress though.</text:p>
      <text:p text:style-name="P485">We have, as said, different families of PCG. In Diablo we have maps, in Tiny Wings HD we have textures, in Spore we have animations, in Minecraft we have maps and biomes, and in Rogue Legacy we have player “skills”. A game can't be procedurally generated in every part, but some games use PCG in one of their parts and are good games.</text:p>
      <text:p text:style-name="P486">We have a list of PCG properties that we wish to have:</text:p>
      <text:p text:style-name="P487">-Bounded computational time: PCG content must be generated in a short time.</text:p>
      <text:p text:style-name="P488">-Reliability: the content must satisfy a minimum quality level.</text:p>
      <text:p text:style-name="P489">-Controllability: generation must be controlled/driven by the human counterpart.</text:p>
      <text:p text:style-name="P490">-Minimum expressivity and diversity: avoid generating minimum variations around a starting point. The results must be evidently different.</text:p>
      <text:p text:style-name="P491">-believability: avoid giving the impression the content has been generated via PCG.</text:p>
      <text:p text:style-name="P492">Oh! Here we are not using Millington, but another text (references will come next).</text:p>
      <text:p text:style-name="P493">PCG taxonomy:</text:p>
      <text:p text:style-name="P494">-Online vs Ofline: on the fly or before building the game?</text:p>
      <text:p text:style-name="P495">-Necessary vs Optional: <text:s/>generating required content or auxiliary one?</text:p>
      <text:p text:style-name="P496">-Degree and Dimensional control: use a single random seed or a wide set of parameters to generate the random content?</text:p>
      <text:p text:style-name="P497">-Generic vs Adaptive: must it generate by itself or take players into account? (i.e. The difficulty of the game based on player's skills)</text:p>
      <text:p text:style-name="P498">-Stochastic vs Deterministic: completely random or start from a seed?</text:p>
      <text:p text:style-name="P499">-Constructive vs Generate-and-test: use one pass or iterate generation and test until a certain criteria is met?</text:p>
      <text:p text:style-name="P500">-Automatic generation vs Mixed autorship: set parameters and generate or have player/designer cooperate with the algorithm? (so, use PCG during design phase or during the game itself?)</text:p>
      <text:p text:style-name="P501">Let's see some examples. A common use for PCG is to generate maps. We don't mean simply terrain with map, we mean the environment in which the player can move and interact.</text:p>
      <text:p text:style-name="P502">A dungeon is..</text:p>
      <text:p text:style-name="P503">a labyrinthic environment, consisting mostly of interrelated challenges, rewards and puzzles, tightly paced in time and space to offer highly structured gameplay progressions.</text:p>
      <text:p text:style-name="P504">Here we'll have NPC, rewards, objects, enemies... we can generate them procedurally, and decide some bounds for where they must spawn, for example.</text:p>
      <text:p text:style-name="P505">The space can be generated recursively by dividing it in disjoint subsets. We'll call those subsets “cells”. A space partitioning tree is created during the processing, and in many cases, it is going to be a binary tree (BSPT – Binary Space Partitioning Tree). The tree data structure can be used to link rooms avoiding unwanted intersections. Let's see the slides, shall we?</text:p>
      <text:p text:style-name="P506"/>
      <text:p text:style-name="P507">(3<text:span text:style-name="T508">rd</text:span><text:s/>technique: Cellular Automata. It's a computational model created when trying to simulate some biological mechanism with the cells in an organism, that based their behaviour on the environment).</text:p>
      <text:p text:style-name="P509"/>
      <text:p text:style-name="P510">Procedural Content Generation In games ISBN 978 3 319 42716 4 by N. Shaker, J. Togelius, M. J. Nelson</text:p>
      <text:p text:style-name="P511">chapter 1, chapter 3 up to 3.4 included.</text:p>
      <text:p text:style-name="P512"/>
      <text:p text:style-name="P513"/>
      <text:p text:style-name="P514">10/11/2021 – 13° Lezione</text:p>
      <text:p text:style-name="P515">Lab of pong. 3<text:span text:style-name="T516">rd</text:span><text:s/>floor. Go upstairs using elevator or stairs near information desk. Phone number for pong lab.</text:p>
      <text:p text:style-name="P517"/>
      <text:p text:style-name="P518">PCG part 2.</text:p>
      <text:p text:style-name="P519"/>
      <text:p text:style-name="P520"/>
      <text:p text:style-name="P521">What will we see today? The creation of terrains. Landscapes, environments... the creation of terrains is very popular among PCG. We want to create landscapes with mountains, lakes, etc.. Ad doing that with direct modeling approaches is very time consuming. So, having procedures to create in a semi-automatic way those terrains can help the process. Firs thing, we have to generate a heightmap for a terrain. What is it? An image with black, color and grey levels of colour. White = very high, black = very low, grey is the middle. We start from a mesh large enough to cover our terrain and that has enough vertices (terrains are not so low poly, they have some density of vertices. We'll se in real time graphics that the more the vertices, the lower the speed of computation). But anyway, we need vertices. So, we create this auxiliary image that supports our technique, we compute the level of heights, we take the mesh with its vertices, we associate a vertice with a position of the heightmap, and we extend that vertice. The vertiacl position depends on the engine, API... there is no standard definition. In many cases, y cordinates are the vertical ones, but not always, some uses the z axis for “up”. We'll talk about vertical axes anyway.</text:p>
      <text:p text:style-name="P522">Doing a completely random terrain is easy to do, but also useless, unless you want a very unwalkable terrain.</text:p>
      <text:p text:style-name="P523"/>
      <text:p text:style-name="P524">Terrain is a GameObject in Unity.</text:p>
      <text:p text:style-name="P525"/>
      <text:p text:style-name="P526">The terrain object is a bit exoteric in its management. First of all, is a very huge GameObject (500x500 meters). It's quite dense. And it behaves in very different ways. It does not scale like other geometrical objects (chaging scale value does nothing), and the geometrical object is in a corner. It's an asset, and every change you make to its structure will be saved in the asset database. The MakeItFlat boolean takes care of the changes... making it flat.</text:p>
      <text:p text:style-name="P527">The problem of our generation, right now, is the “Devil's Golf Course”. We randomize each sample independently, that is untrue innature. In real terrains, we have gradients, and heights at different points on the terraint are not independent of each other: they depend on their neighborhood.</text:p>
      <text:p text:style-name="P528">So, let's do a random heightmap but not in every point. Let's calculate the randomness of some point and then interpolate between them. This can make a passage between two point not completely random. We interpolate a line between those two points. But how do we interpolate? We can have a bilinear interpolation or bicubic interpolation.</text:p>
      <text:p text:style-name="P529">Bilinear: we interpolate linearly in one direction and then in the other. But peaks will be spikes and slopes will be flat.</text:p>
      <text:p text:style-name="P530">Bicubic: same as before, but between two coordinates we use a slope function (s function) to interpolate.</text:p>
      <text:p text:style-name="P531"/>
      <text:p text:style-name="P532">Lattice grid: grid composed of our main points.</text:p>
      <text:p text:style-name="P533">The problem is: how to we manage the borders after the sapling set of the lattice grid?</text:p>
      <text:p text:style-name="P534"/>
      <text:p text:style-name="P535">What interpolation does NOT give us are canyons, terraces and crannies. We have to use noise. We'll focus on Perlin noise to generate a more natural terrain. This kind of noise is the best suited for the generation of terrain (not the best, nowdays some proposals are being made, but this is great nontheless). Using noise, we can have more natural result in generating terrains. Perlin noise has not been invented for terrains: it's a matemathical function used to add some randomness/fuzziness/unpredictability (even if is not so unpredictable) giving us some random-like values to some process in order to make this process more realistic. So, we have this values that are not so random. Perlin worked on creating images that produces random visual effects. It was 1982 (O-O). It's not for generating images alone btw. Beware that it is a mathematical model, so it can work in all kinds of dimensions. And is based on gradients. We'll have the grid again, but insted of using the lattice grid applying a random value on each point we'll use gradients, or vectors. Now we'll see some details THAT WILL BE ASKED DURING THE EXAM.</text:p>
      <text:p text:style-name="P536">Perlin has born with images in mind, but actually it has been invented in order to be applied in the most general way, and used in different domains. We can have 1-dimension values that we can use to determine where to place cars on a freeway. Or, if we have a car in one direction, we can apply some perturbance on the way. In 2-dimension it can be the density of population in a map (for NPCs, trees, houses...). We can use it to give water availability in the underground. In 3-dimensions the computation becomes more complex, but we can use it to determine the gas density in a chamber, or it can be clouds in the sky. So, we receive values and work with them.</text:p>
      <text:p text:style-name="P537">We'll work in two dimensions in order to compute the height of the terrian.</text:p>
      <text:p text:style-name="P538">While the techniques for the interpolation seen before calculate the points and then the interpolations, this technique creates gradients on the lattice points, and then these gradients are used to calulate the the heights of the terrain. The lattice is telling us, for every direction, in which direction to go.</text:p>
      <text:p text:style-name="P539">We work from the lattice grid and build the final terrain. In all lettice points, we have A random vector in the space. It point in a certain direction and has a certain slope. What do we do? We average between the different vectors on the lettice grid.</text:p>
      <text:p text:style-name="P540">The vector on the outside represent the efect of the vector outside of this region.</text:p>
      <text:p text:style-name="P541">Dot product is used: the smaller vectors are the ones that have the most impact (remember dot and cross products).</text:p>
      <text:p text:style-name="P542"/>
      <text:p text:style-name="P543">u, v: coordinates for a texture (x, y coordinates basically).</text:p>
      <text:p text:style-name="P544">The vectors are versors. We calculate, for each point, a vector, and then normalize them. Let's take the projection on the vertical axis, that is (i think) dot product between the vector and the Y axis.</text:p>
      <text:p text:style-name="P545"/>
      <text:p text:style-name="P546">(Dot product was projection seems. Project a vector into another vectore, because we want to know the contribution of that veton in one direction, in one asis if you want).</text:p>
      <text:p text:style-name="P547"/>
      <text:p text:style-name="P548"/>
      <text:p text:style-name="P549">Chapter 4 up to 4.4 included of the book of the last time.</text:p>
      <text:p text:style-name="P550"/>
      <text:p text:style-name="P551">Lattice?</text:p>
      <text:p text:style-name="P552"/>
      <text:p text:style-name="P553"/>
      <text:p text:style-name="P554">11/11/2021 – 14° Lezione</text:p>
      <text:p text:style-name="P555"/>
      <text:p text:style-name="P556">We have a lot of things to do today. This is the last lesson regarding PCG. We'll then see Navigation Mesh and movement techniques. In the repository, there is an additional example, the parlin walk.</text:p>
      <text:p text:style-name="P557">How is the terrain made, in unity? It has a texture attatched. The main idea of the terrain is 62-81 lines of code of perlinWalk, where we apply octaves I think. We create a noise that applies the same standard noise seen yesterday, and it passes the result to the function Amplify, which simply multiply the result of the noise for a weight (it was the formula). Line 79 check for the position ???</text:p>
      <text:p text:style-name="P558">Something more again about Perlin Noise. We use perlin to generate a mesh. Apply perlin noise → generate terrain → apply the terrain. When using procedural noise to generate a texture to apply to an object, that noise is calculated in a shader. It's a piece of code running directly on the GPU, at every frame where that material is present. So it's very heavy and must be efficient and optimized. Addirittura bit shifting! It's the same topic, but is applied in different ways. Here is applyed one time and then stop, in other implementations it must be applied in every frame.</text:p>
      <text:p text:style-name="P559">So, PCG part 3. We have some final techniques to talk about, and some code to see. ATM there are not the usual slides showing the code and commenting the code, because Professor Gadia didn't polish the code.</text:p>
      <text:p text:style-name="P560">Anyway, we need to introduce those techniques. We have discussed, in general, about the possibilities of PCG. Yesterday we saw generation of terrain, but another importand PCG technique is Grammar Based Techniques. They use a formal grammar to generate a content. These are used to create graphical content, usually, where the nature of the final content is a complex shape composed by small and basic modules arranged together. Each of them is a little different from the others, ancd allows us to create complex things. When we see the structure of a small object, we can compare it to the one of a more complex one.</text:p>
      <text:p text:style-name="P561">Do you remember Formal Grammars? It's a set of production rules for rewriting strings. The rule is: from a symbol, you can obtain another symbol, substituting the first with the second. It's a recursive process that applies the production rules set to a certain string. It is used in Natural Language Processing usually, to parse string and so on. But there are different applications, one of which is the L-Systems. L is from the inventer, Lindenmayer, which was a BIOLOGIST. He was studying the process of grouh of plants, and found out a recursive structure for their growth. The idea is: if you take the structure of a branch of a tree, you'll see that it is similar to the general structure of the tree. In plants, it's incredible how those patterns repeat themselves. More or less, all grammar based techniques want to create stuff like this, that has the exact same satructure or some variation.</text:p>
      <text:p text:style-name="P562">We can represent lie a tree a grammar to see how it evolves. We have different categories of L-Systems:</text:p>
      <text:p text:style-name="P563">-Context free: a rule refers only to a single symbol and not its neighbours.</text:p>
      <text:p text:style-name="P564">-Context-sensitive: i apply the rule not only looking at the simble, but also looking at its neighbours.</text:p>
      <text:p text:style-name="P565">-Deterministic: there is exactly one production for each symbol.</text:p>
      <text:p text:style-name="P566">-Stocastic: severar rules, each chosen with a certain probability in each iteration.</text:p>
      <text:p text:style-name="P567">A nice L-System interpretation in graphics is Turtle graphics (ok...?). Some symbols for this interpretation are F, + and -, to move toward and draw, turn left of some degrees and turn right od some degrees. The idea was to not remove the pen from the paper.</text:p>
      <text:p text:style-name="P568">Deterministic + Contex-free: is a DOL-System.</text:p>
      <text:p text:style-name="P569">Something more interesting is: we can consider branches, not only a single line. In a tree, we would draw a branch, reach leaf, and then come back. To do that, we have to move up the pen. So we use a Bracketed L-System, that indroduce 2 additional symbols to managa a LIFO structure. The 3D application of this model is also possible.</text:p>
      <text:p text:style-name="P570">There are other grammar-based- actually, L-systems can be used for different situations, not only for building trees. We can use them also to generate a road. I was, saying, the Shaped Grammars is another techniques, but that has been invented for graphical purposes. It's the same as L-Systems, but we use a set of basic shapes as symbols. Thit is SHAPE GRAMMARS. An example of application is the procedural generation of buildings. It has blocks, windows, basic shapes really.</text:p>
      <text:p text:style-name="P571">Just some alerts on this. This is not a Computer Graphics course, but if you use PCG to create graphical contents, there are some thing to know: what happens when we intersect different shapes? <text:s/>Actually, there are a lot of details that are hell. The graphical rendering of the game is composed of a pipeline. In requires correct and good Polygonal mashes (we'll see the definition next week, but is a set of vertices connected with edges, and that has some faces). If I create a set of mashes procedurally, i need to care about what happens during the final rendering.</text:p>
      <text:p text:style-name="P572"/>
      <text:p text:style-name="P573">Chapter 5 up to 5.3 included. The rest of the chapter is ok. Skip evolutionary techniques because we'll see them in genethic algorithms.</text:p>
      <text:p text:style-name="P574">Now, code.</text:p>
      <text:p text:style-name="P575"/>
      <text:p text:style-name="P576">We want to sue an L-System to, in a very rough way, create parametrically something that may resemple a structure for a street, in some area. We use a very simplified rule to place boxes on the side of roads.</text:p>
      <text:p text:style-name="P577">[[He uses 2020.3.20f1]]</text:p>
      <text:p text:style-name="P578"/>
      <text:p text:style-name="P579">ScriptableObject: creates an asset in the project. We'll have a new file which is saved in the asset folder, and can be modified inside the Unity Editor and reused.</text:p>
      <text:p text:style-name="P580">CreateAssetMenu: you create a sub menu in unity. In LSRule.cs we create the interface.</text:p>
      <text:p text:style-name="P581">Create → lsmapgenerator. It creates a new rule object.</text:p>
      <text:p text:style-name="P582">Rule1: check RandomResult to use all rules and not just the first one.</text:p>
      <text:p text:style-name="P583"/>
      <text:p text:style-name="P584">[CreateAssetMenu(menuName = “LSMapGenaretor/LSRule)</text:p>
      <text:p text:style-name="P585"/>
      <text:p text:style-name="P586">LSystemGenerator.cs, receives the rules we defined and other parameters. To generate the sentence, it acts recursively.</text:p>
      <text:p text:style-name="P587"/>
      <text:p text:style-name="P588">LSMapGenerator.cs.</text:p>
      <text:p text:style-name="P589">LSMapGeneratorPostRender.cs</text:p>
      <text:p text:style-name="P590"/>
      <text:p text:style-name="P591">ScriptableObject ?</text:p>
      <text:p text:style-name="P592"/>
      <text:p text:style-name="P593">17/11/2021 – 15° Lezione</text:p>
      <text:p text:style-name="P594"/>
      <text:p text:style-name="P595">From Map To Graph – the return of Maggiorini.</text:p>
      <text:p text:style-name="P596">The point is: we are halfway in the class. We already know the difficulties in taking decisions, carrying on an action, and the main problem once you take the decision is move the NPC in the map. Ok, but today we roll back a bit.</text:p>
      <text:p text:style-name="P597">We have clear the strategies, and we must start building data structures form literal map, designed by game designers. The designer will always give us complex structures, something visionary. The problem is that there is no authomatic way to do that. That's the problem. Division schemes: some kind of representation of the level where we have sub-regions. Each division scheme is defined by quantizazion and localization, generation and validity. The validity is particularly difficult.</text:p>
      <text:p text:style-name="P598">Let's start with quantization. We define a strategy to convert a scheme, a map, to a graph. For example, linking a position to a graph node. The localizazion is linking a node to a position. What we mean is that a market, quantized, is: every point of the market is linked to a particular node. Localization is instead: given the node, tell me a specific position of the market.</text:p>
      <text:p text:style-name="P599">Generation is another kind of activity, that is, how to quantize. So, it's the policy, or algorithm, we use to split a map and assing its pieces to graph nodes. How to we make this mapping?</text:p>
      <text:list text:style-name="LFO19" text:continue-numbering="true">
        <text:list-item>
          <text:p text:style-name="P600">manually, we won't discuss this.</text:p>
        </text:list-item>
        <text:list-item>
          <text:p text:style-name="P601">Algorithmically, so for example tile graphs, dirichlet domins, points of visibility, navigation meshes...</text:p>
        </text:list-item>
      </text:list>
      <text:p text:style-name="P602">Dividing the map basing on an algorithm is non a perfect way to solve the problem. We'll still have to resolve some things.</text:p>
      <text:p text:style-name="P603">And then there is validity. This is probably the most important aspect. If i can quantize and generate my tiels/sub-regions in the correct way, my division scheme is valid. Infact, given two sub-regions, i can move from any point of the first region to any point of the second region without bumping in obstacles. But if two reagions have a couple of points not allowing me this, the scheme is not valid. Infact, a pathfinding algorithm would fail some times, in this case.</text:p>
      <text:p text:style-name="P604"/>
      <text:p text:style-name="P605">Tiles are pretty cool. They can be used to divide maps in different parts, and can be of any regular size. Technically, they can also be mixed. In our code, we'll use squares because are easy to implement. How to we create tile square graphs in Unity? Check the slides.</text:p>
      <text:p text:style-name="P606"/>
      <text:p text:style-name="P607">The tile graph generation is easy, and can be generated at runtime. I can create my graph while i go, and this is good if we are short in memory. We can build only the graph we have discovered while exploring.</text:p>
      <text:p text:style-name="P608"/>
      <text:p text:style-name="P609">Validity strictly depends on the level design. If the tile is either completely full or empty, the graph is guaranteed to be valid. If a tile is partially blocked, it depends on the shape of the blockage and the movement system.</text:p>
      <text:p text:style-name="P610">EXERCISE: Convert the script of codes he gave us in hexagons, like we had to implement the map of CATAN. You can use sin and cosin, but GPU won't be happy. Think about caching something.</text:p>
      <text:p text:style-name="P611"/>
      <text:p text:style-name="P612">Aside of tiles...</text:p>
      <text:p text:style-name="P613">DIRICHLET DOMAINS: mathematical approach. Assign to each point in space to a very near interesting point. This will produce... bubbles regions.</text:p>
      <text:p text:style-name="P614">We always have to to them offline. We have a map, we define the interesting point, we project the cones, that's it. If the interest point are changing, we have to know that in advance and compute different maps. Also, we can have partial overlaps sometimes.</text:p>
      <text:p text:style-name="P615">Speaking of the algorithmic part strictly. The quantization is easy. We have to find the closest characteristic point on the map, and the complexity will be of O(n). A shortcut can be to start from reference point and construct a circle. Another idea is to partition the map to that we perform calculation for nearby points. Or we can use heuristics, thought they are not perfect. Localization is easier: given a domain, we return its characteristic points. The problem with dirichlet domain is the validity. The cheme generated by this processs is usually not valid, and that will always be our assumption.</text:p>
      <text:p text:style-name="P616"/>
      <text:p text:style-name="P617">We can also exploit the map. After creating the map in 3D, we can exploit the shape of the map. Infact, Inflection Points exist. They can be corners of the map, ad we say that those are point I have to pass by. In this points, the direction changes.</text:p>
      <text:p text:style-name="P618"/>
      <text:p text:style-name="P619">POINT OF VISIBILITY:</text:p>
      <text:p text:style-name="P620">Colliders are better then meshes to calculate point of visibility.</text:p>
      <text:p text:style-name="P621">Path + valid division scheme = we can craete an algorithm to smooth the path.</text:p>
      <text:p text:style-name="P622">A simple smoothing algorithm, given the output of A*, finds the straight lines that you can walk (after having calculated the path with A* at runtime), and that's it, that's the final path you'll have to cross.</text:p>
      <text:p text:style-name="P623"/>
      <text:p text:style-name="P624">Tomorrow, NAVIGATION MESHES. The theory behind them is like point of visibility. We will exploit the shape of the level.</text:p>
      <text:p text:style-name="P625"/>
      <text:p text:style-name="P626">Book of AI.</text:p>
      <text:p text:style-name="P627">4.4.1-2-3-7.</text:p>
      <text:p text:style-name="P628"/>
      <text:p text:style-name="P629"/>
      <text:p text:style-name="P630"/>
      <text:p text:style-name="P631"/>
      <text:p text:style-name="P632"/>
      <text:p text:style-name="P633">18/11/2021 – 16° Lezione</text:p>
      <text:p text:style-name="P634"/>
      <text:p text:style-name="P635">So, let's talk again about movement on a map. Let's talk about navigation meshes. It is a very wide used approach, and it's like cheating. What we do is asking unity to do the dirty stuff. We just tell unity to go to a certain point and he does it. So, now we'll consider that we already have data structure in place, taht defines the the shape of something.</text:p>
      <text:p text:style-name="P636">A mesh is used to describe a shape. In unity we have assets for shape data structure. What do we have? A list of vertices that describe where are the vertices of my shape in the space. Then we need to define triangles, that takes three points and builds up a triangle. They have an order btw. I mean, triangle ABC is composed of 1<text:span text:style-name="T637">st</text:span><text:s/>vertex = A, 2<text:span text:style-name="T638">nd</text:span><text:s/>= B, 3<text:span text:style-name="T639">rd</text:span><text:s/>= C. This define where we see the shape and where wo don't (in front of it, not the back ie).</text:p>
      <text:p text:style-name="P640">Unity can bend triangles if they have an edge in common. We can also define different vertices in the same position in space. VERTICES! Occhio... Because, in this case, it is evident that the two triangles are two triangles. Same thing happens when we define floor of our game. A floor is described just by triangles. Assumption: from each node, we can reach max three edges, that is, three triangles. The triangles can have different sizes. No poblem. We can fix a maximum size for the triangles, and if we have larger triangles, we divide them in other sub-triangles.</text:p>
      <text:p text:style-name="P641"/>
      <text:p text:style-name="P642">Quantization: each position in the space is associated to the polygon containing it. We project a point in space to the ground using gravitiy vector, and associate point to triangle. But, the number of triangles to check is very large. Unless we use teleport, we can assume our player will move from a triangle to another that is a neighbour. This is coherence assumption. But this is a problem if there are jumps. Wrong quantization can produce errors for determining where is something (NPC or player).</text:p>
      <text:p text:style-name="P643"/>
      <text:p text:style-name="P644">Localization: any point in the polygon will do, the center of the shape is not a bad choice.</text:p>
      <text:p text:style-name="P645"/>
      <text:p text:style-name="P646">Validity: can be problematic. We have to evaluate the fact that triangles are not always available. The cool thing, is that Unity tries to move (steer) our NPC to avoid obstacles.</text:p>
      <text:p text:style-name="P647"/>
      <text:p text:style-name="P648">(unity-&gt; below scene - &gt;shaded wireframe)</text:p>
      <text:p text:style-name="P649"/>
      <text:p text:style-name="P650">All we need to move the NPC is the navication mesh.</text:p>
      <text:p text:style-name="P651">This takes into account (baking space) the dimension of the NPC, so that it doesn't seem he's moving in ad edge/corner. BE CAREFUL: this process is based on the floor. Unity is not aware of the fact that there can be a wall. He just makes sure he is won't ever collide with a possible wall.</text:p>
      <text:p text:style-name="P652">We can modify the box collider to.... no?</text:p>
      <text:p text:style-name="P653">Modify the scale, bake, so produce the mesh, then make the old scale back.</text:p>
      <text:p text:style-name="P654"/>
      <text:p text:style-name="P655">So, this mesh is just a data structure. We now need to create an agent to walk it. What if we have a table, and some NPC can walk beneath it and others can only work around it? We can use the baking to do that.</text:p>
      <text:p text:style-name="P656">Unity has a steering behaviour! I can be used for dynamic navigation meshes.</text:p>
      <text:p text:style-name="P657">NavMeshAgent is part of unity it seems. Only he can use the NavigationMesh. Is a component!</text:p>
      <text:p text:style-name="P658"/>
      <text:p text:style-name="P659">The navigation mesh system, with the steering, simulates bumping into something. Even if there is no obstacle. Navigation Meshes force the NPC to have a physics-like behaviour. Basically, NavMeshAgent will force a RigidBody-like behaviour on the agent. So, invisible walls will be “inherited” from the navmesh boundaries. We have the responsibility ti consider the steering behaviour. We can change these parameters at runtime, but be careful of course. [[Navigation meshes “just stay there”, we can't move them]]</text:p>
      <text:p text:style-name="P660"/>
      <text:p text:style-name="P661"/>
      <text:p text:style-name="P662">What about generating a dungeon and the using nav mes or something for a chasing sequence?</text:p>
      <text:p text:style-name="P663"/>
      <text:p text:style-name="P664">BoxCollider + RigidBody = We can touch each other.</text:p>
      <text:p text:style-name="P665">Raycasting is a subset functionalyty of phisycs subsistem. It's a vector with an application point, that project the vector forward. The idea is, I do the raycast, so i project a line in that direction, that can be infinite. Physics.Raycast tells me if i bumped into something (true or false). If i bump, the hit parameter contains what i bumper into while raycasting.</text:p>
      <text:p text:style-name="P666">Does the raycast interact only with objects with rigidbody? No, it interacts with meshes. If i create a glass wall, i have to create a mesh with transparent shader.</text:p>
      <text:p text:style-name="P667">Overlap familty of the Physics subsystem (overlapping sphere) to know how many objects are around me.</text:p>
      <text:p text:style-name="P668"/>
      <text:p text:style-name="P669">4.4.4</text:p>
      <text:p text:style-name="P670">also some references from the web:</text:p>
      <text:p text:style-name="P671">docs.unity3d.com/Manual/</text:p>
      <text:p text:style-name="P672">nav-BuildingNavmesh.html or nav-CreateNavMeshAgent.html.</text:p>
      <text:p text:style-name="P673"/>
      <text:p text:style-name="P674"/>
      <text:p text:style-name="P675"/>
      <text:p text:style-name="P676">24/11/2021 – 17° Lezione</text:p>
      <text:p text:style-name="P677"/>
      <text:p text:style-name="P678">We started talking about movement. WE are basically rolling back from other chapters, because we managed to talk about chapter 4 and 5, but today we'll go with chapter 3.</text:p>
      <text:p text:style-name="P679">We found a way to go from point A to B in chapter 4. Now we want to understand how to move bw those points in a believable way. We'll talk mainly about 2D movement. In some games 3D movements are required. In Elite Dangerous (?), the 3D controls are hard (to say the least) to use. Ue usually model each character as a point in space with an orientation. Characters are usually contrained to the gravity, so they have to stay on the floor. With 2D movement, we mean that we can't fly: we are constrained by the floor.</text:p>
      <text:p text:style-name="P680">Character position is usually a point, or a vector, for us. The coordinatez will be X and Z. The Y direction is always pointing up, opposed to the gravity. Z is in front of us and X is our sides. When we do a 2D game, we pale an orthographic camera in front of the Z game, but that's not what we are interested in.</text:p>
      <text:p text:style-name="P681">Omega, our vector, is sin Omega and cos Omega. Sin is X and cos is Z (it seems).</text:p>
      <text:p text:style-name="P682">The majority of game engins use radiants for angles (0 to Pi). But in Unity we have degrees.</text:p>
      <text:p text:style-name="P683">For the coordinate system, unfortunately for us, we have 2 coordinate systems. We have the right hand one, which is typical for us.</text:p>
      <text:p text:style-name="P684">Unity uses the left hand rule. The x axis is positive in our right. XZ is the orthonormal basis of the 2D space, and in Unity orientation is measured counterclockwise in radiants (also degrees I think).</text:p>
      <text:p text:style-name="P685">The book is kind of misleading. In the first part, Millington, that should place the basis of the movement system, it is a bit confusing. The idea is: we have a movement algorithm, that is generating some kind of input for our code that is a movement request. This request can be of two kinds: a new position of some kind, like an application of velocity, or a force to apply. If this produces a new velocity for our position we talk about kinematic or static approach. If it outputs a force or acceleration to apply we talk about dynamic approach. Millington is not extremely clear on this. Steering algorithms are dynamic. Today, we'll talk about static movement. IN the next two classes we''ll talk about dynamic movement. So, given this output from the movement alogrithm, we have to compute a new position or velocity (a state) that can be calculated by us, but if we are using a dynamic approach we would like to delegate it to the physics subsystem and hope for the best. The input of the movement algorithm are the current statuses of the agent/character, that we can ignore of course, and other informations about the game. A simple case in which we want to ignore the current velocity is in a platform game. We don't care about the current velocity. When we aren't pressing the keys, the character isn't moving. So, Velocity is required only in specific case, and the inputs are part of our decision about the movement. So we always have to take into account geometric fact about the environment. Now, it's clear what a movement agorithm is, so let's see how to move stuff around. We set the position of the agent at every frame, and in this case, a transform is enough. This is what the navigation mesh was doing. The transform of the agent changed at every frame following rules. In a dynamic approach, e use a rigidbody and push it around, but it's more complicated.</text:p>
      <text:p text:style-name="P686">So, static movement:</text:p>
      <text:p text:style-name="P687">we describe a moving character with:</text:p>
      <text:list text:style-name="LFO20" text:continue-numbering="true">
        <text:list-item>
          <text:p text:style-name="P688">Position (2D or 3D vector)</text:p>
        </text:list-item>
        <text:list-item>
          <text:p text:style-name="P689">Orientation, a vector that tells us the... orientation.</text:p>
        </text:list-item>
        <text:list-item>
          <text:p text:style-name="P690">Velocity (linear), uses the same dimension of the position (2D or 3D). This is a vector, not a number. We can't always assume that we are moving forward.</text:p>
        </text:list-item>
        <text:list-item>
          <text:p text:style-name="P691">Rotation (angular velocity: rad/s). This is about how the forward facing of my orientation is changing over time (same dimension of orientation, 2D or 3D). It's a rotation around an axis. The axis can be arbitrary.</text:p>
        </text:list-item>
      </text:list>
      <text:p text:style-name="P692">How do we update position and rotation? It's easy. We have to apply a certain velocity to a point in space. Every unity of time, my position should change based on the velocity, same stuff with orientation and Rotation. While position and velocity are fine to manage, the orientation is not. We get quaternions from that, that we don't want to experience for now. This movement, though, can satisfy our eyes wih a very high framerate and slow movement. Else, we won't have smooth transitions.</text:p>
      <text:p text:style-name="P693">Now we'll se an example in Unity.</text:p>
      <text:p text:style-name="P694"/>
      <text:p text:style-name="P695">FixedUpdate → variation of update. It has an higher priority then other update, and it's more likely that my function is goint to get called at fixed intervals. Good!</text:p>
      <text:p text:style-name="P696">We are normalizing the vector because we just want to know the direction.</text:p>
      <text:p text:style-name="P697"/>
      <text:p text:style-name="P698">Suggestion: he is using the transform in the example. That is assuming there is no rigidbody in the agent. For our safety, never use modification of the transform when we have a rigidbody. That would confuse the physics system of Unity. The code should be:</text:p>
      <text:p text:style-name="P699">Do i have a rigidbody on this object? Yes, the use the rigidbody to move the object. Else, use the transform.</text:p>
      <text:p text:style-name="P700">So, we have some problems with this example. THE OBEJCT IS SINKING BECAUSE OF THE CENTER OF THE OBJECT! I get it now.</text:p>
      <text:p text:style-name="P701">The error btw are extremely context-dependent. We set the fact that there was no orientation in first place, there are approximation error... etc.</text:p>
      <text:p text:style-name="P702">We can make a mesh a child of the object to fix the center (?).</text:p>
      <text:p text:style-name="P703"/>
      <text:p text:style-name="P704">Looking in the right direction is not really what we want to do. Because we are tilting our game object, because the refernce point for the LookAt is the center point. If the centers are at different heights,we can put some refinements for the lookAt (?). Just see the slides.</text:p>
      <text:p text:style-name="P705">Ok, we are fixing the rrors step-by-stem basically.</text:p>
      <text:p text:style-name="P706">If the speed of the NPC is too high, we can shake around the destination. We also have some problems if the destination is unreachable.</text:p>
      <text:p text:style-name="P707"/>
      <text:p text:style-name="P708">For avoiding sinking, adjusting the height of the destination to our height works only in a flat plane.</text:p>
      <text:p text:style-name="P709">Ok, the quaternion approach fiex the rotation apparently.</text:p>
      <text:p text:style-name="P710"/>
      <text:p text:style-name="P711">We were assuming that our object moven on a fiex plane. This is a reasonable assumption, but not in all games.In Spider-man games we would move on different surfaces.</text:p>
      <text:p text:style-name="P712"/>
      <text:p text:style-name="P713">Kinematic movement algorithms use static data to output a desired velocity (static data are position and orientation), and we have different approaches.</text:p>
      <text:p text:style-name="P714">SEEK ALGORITHMS</text:p>
      <text:p text:style-name="P715">Those take position and orientation of our character and the destination position. Then they calculate a direction from character to target, and request a velocity along this line (orientation value is ignored).</text:p>
      <text:p text:style-name="P716">FLEE ALGORITHMS</text:p>
      <text:p text:style-name="P717">the same of before, but in the other direction. We'll have to look at the destination and look on the other side, then we apply the velocity.</text:p>
      <text:p text:style-name="P718">ARRIVING</text:p>
      <text:p text:style-name="P719">The two preceding approaches used a max speed. Here we want to slow down when we are close. Solutions are arriving circle, that is: when we are inside a circle, we stop moving. High imprecision though. Another one is defining a range of velocities and decelerate when approaching target, so we have a smaller oscillations. We can combine arriving circle and range of velocities, that is the best solution with kinematic.</text:p>
      <text:p text:style-name="P720">WANDERING</text:p>
      <text:p text:style-name="P721">We simulate the agent moving not randomly, but in a direction not following a straight line. The idea is we have a forward direction, we move in that direction, and we throw a coin: if head, we change the orientation. In the next frame, we move in a slightly different direction. But what if I have a destination, that is known and we have to reach it without going into a straigh line? We can write code to use Perlin noise (in one direction) and we use the value of the slope to redirect the orientation. We can be sure we are going exactly in the destiantion knowing the path won't be regular. We just put noise in a straght line. It can give good results.</text:p>
      <text:list text:style-name="LFO21" text:continue-numbering="true">
        <text:list-item>
          <text:list>
            <text:list-item>
              <text:p text:style-name="P722">and 3.2 on the textbook.</text:p>
            </text:list-item>
          </text:list>
        </text:list-item>
      </text:list>
      <text:p text:style-name="P723"/>
      <text:p text:style-name="P724"/>
      <text:p text:style-name="P725"/>
      <text:p text:style-name="P726">Let's start with DYNAMIC MOVEMENTS. We talk about steering behaviour, as we steer while driving a car. We apply an acceleration to our car, and the problem is that we have to jump from univorm mogion (s = v*t) to a uniformly accelerated motion (s = v*t + ½ a*t^2). That's cool. So, our position in space is described by this formula. We only control the acceleration. Dynamic movement, also known as steering, asks us to extend our model with acceleration. It just changes the formula we use to move. The difference from the high school is that the same rule can be applied to rotation. We'll have linear and angular acceleration. But we can't always assume we are moving forward. There will be a forward direction for where I'm moving, but then there is another direction in which i'm effectively moving. That's why we define velocity as a vector.</text:p>
      <text:p text:style-name="P727">How do we do this? We can move the Rigidbody using its own MovePosition method (don't use the transform), but this isn't really dynamic. Or, we can push the rigidbody toward the destination. Then, we let the physics engine do the work.</text:p>
      <text:p text:style-name="P728">But, since we have a RigidBody, we have a collision. We can't compenetrate if at least one of the bodies have a rigidbody. Adding a rigdbody gives us a trouble on how fine should we tune the system. Since the RigidBody is touching the surface, there is some friction also. So, things are complicated. Moving a rigidbody can be fine, pushing it can be a nightmare. We can't push (AddForce) at every update, because we would accelerate at each frame. And we can't push just once, because the linear drag would stop us (unless we disable gravity, which would be bad, because we would bounce away). And what if the destination moves?</text:p>
      <text:p text:style-name="P729">We can push using the engine.</text:p>
      <text:p text:style-name="P730">Pushing too much: linear drag is making us Jump.</text:p>
      <text:p text:style-name="P731">The real problem is that straight movement is not what we want, not what we need. We need something that is more natural. Something more natural is including dragging. So, the fact that we bounced and skittered away was not what we wanted. Dragging cha have those problems. Another problem are collisions. So, the best way to solve this, unless we have a very specific requirement of physics simulation (racing game ie) is: find a way to move the agent around in a beliavable way. So push the rigidbody and the moveToPosition. This is a controlled way to move with collisions (???).</text:p>
      <text:p text:style-name="P732"/>
      <text:p text:style-name="P733"/>
      <text:p text:style-name="P734">25/11/2021 – 18° Lezione</text:p>
      <text:p text:style-name="P735">Like in a car, we would be able to steer. In cars, we have a tangent (straight) component and a normal (left/right) component that tells us how much to steer and in which direction. The normal component is used to apply a rotation to the car. To do This, we need to work with geometry. We won't use lookAt anymore.</text:p>
      <text:p text:style-name="P736">AccVectori is a vector pointing to the destination.</text:p>
      <text:p text:style-name="P737">Dot product: here it tells us if we are steering on the right (+) or on the left (-). (it should be normalized, in the slides it isn't).</text:p>
      <text:p text:style-name="P738">With this implementation, we start orbiting around the target. How do we solve this?</text:p>
      <text:p text:style-name="P739">We can modify it, but the parameters are important. We can go too fast or go perfect, but it is difficult to find the perfect parameters.</text:p>
      <text:p text:style-name="P740">Why the movement is that bad? The answer is simple and troublesome: the model is too simple. We want to simulate a soap bar on water (not always of course, it's not good for a car simulation game). In real life, a car is a mass, not a point. Here, our cube we are imagining that is a car, but anyway, the geometric center of the object is what matters. The wheels would be what keep us on track, but we don't have them. And a constant acceleration is not a natural behaviour. It is a derivative, second derivative. We should consider higher level derivatives. But that takes a lot of CPU.so, we used brakes, we clamped speed, we can add drag (both linear and angular) and can work very well (even if it isn't highly intuitive), or consider higher order derivatives.</text:p>
      <text:p text:style-name="P741">Here we consider drags as percentage. A drag of 0.5 halves our speed each unit of time.</text:p>
      <text:p text:style-name="P742">Just adding the drag we get very high results!</text:p>
      <text:p text:style-name="P743">We can't have a minimum angular speed (that would be going straight, so 0 if you will). This is a simplified model of a racing game, but it can be used. So, creating a realistic model for movement is complex. Once an alo for movement works, we are okay.</text:p>
      <text:p text:style-name="P744"/>
      <text:p text:style-name="P745">Let's have a look at dynamic algorithms. Like in the static approach, we have different algorithms with different effects. We want to get the output as an acceleration, not as speed. We have a limited number of algorithm that can be studied. We can solve all our movement problems with those four algorithms or a combination of some of them.</text:p>
      <text:p text:style-name="P746"/>
      <text:p text:style-name="P747">VARIABLE MATCHING: simplest algorithm. I have my agent, there is another agent, and I ask my algorithm to give me directions to match the features of another agent. Is like having a car escaping from the law, and what we want to do is match the characterisctics of the latter to the ones of the former. The output will be acceleration that will change my static feature to match the features of the other body. If we need orientation, we apply rotation, and if we have to match velocity, we give accelaration to follow a the target on a parallel path. We can match multiple elements, but it's generally difficult. To match velocity and position we can't collide, so we have a problem.</text:p>
      <text:p text:style-name="P748"/>
      <text:p text:style-name="P749">SEEK AND FLEE: we already saw how to implement this. It's just about matching position. Seek: accelerate toward the target, flee: we go away from the target. Since we can't use infinite speed, we can clamp the velocity to a max value and use drag. Acceleration is always directed toward the target. If the target doesn't move, the agent will orbit around it. He can spiral around the target. If the drag is very strong, the spiral will be very short in terms of loops, so the spiral will be present, but the player won't see it. It's cheating, but for a good reason.</text:p>
      <text:p text:style-name="P750"/>
      <text:p text:style-name="P751">ARRIVE: we have to put ourself in a place. It's not chasing, because the target here is not moving. Is for static position seeking. It's like an helicopter landing on a platform.</text:p>
      <text:p text:style-name="P752">To reach the target, we define a breaking area and an arrival area. We start slowing down in the breaking area, and we stop in the arrival area. These are two circular areas. The difference between this and static case is that here we just accelerate less and less.</text:p>
      <text:p text:style-name="P753"/>
      <text:p text:style-name="P754">ALIGN: in this approach, we try to match the target agent orientation. If he goes north, i go north. We don't take into account velocity or position. The output is just an angular accelaration, and the behaviour is similar to arrive approach.</text:p>
      <text:p text:style-name="P755"/>
      <text:p text:style-name="P756">In unity we don't have a particular problem because it uses grades. The problem in most engines anyway is that orientation can be 0 or 2pi. The idea is to wrap bw -pi and pi.</text:p>
      <text:p text:style-name="P757">The idea of Maggiorini is to steer until we are good with the orientation. We have an arrival interval.</text:p>
      <text:p text:style-name="P758"/>
      <text:p text:style-name="P759">VELOCITY MATCHING: we try to match the velocity of the target. The velocity of the target i a vector, so we won't go at the same speed and stop. We have to consider also the direction. Seldom useful when alone, is critical for implementing group-based behaviors.</text:p>
      <text:p text:style-name="P760"/>
      <text:p text:style-name="P761"/>
      <text:p text:style-name="P762">We can combine those algorithms! Now we'll see Delegate Behaviours (not the one of unity). We combine basic algorithms to achieve more complex results.</text:p>
      <text:p text:style-name="P763">There are 8 standard compelx behaviors.</text:p>
      <text:p text:style-name="P764"/>
      <text:p text:style-name="P765">1) pursue and evade. Chasing a far moving target, really. If we just use seek, we won't have a very believable behaviour. So, moving toward the target position is no enough (is never enough). In a FPS, we never aim to the current position of the enemy. If it is moving, and is very far away, we aim a bit off the direction movement. Same thing here. We are not using the current position of the target. We predict the position of the target in the future (depends on how much in the future we want to go), and use seek on the adjusted position.</text:p>
      <text:p text:style-name="P766">The algorithm is simple: we work out the current distance bw agent and target. Then we calculate the time to get there at max speed (no acceleration. If we started at max speed right now, we'll be there in x time.). Then we calculate the target position after given time, assuming target continues moving with current velocity. The new position becomes the target.</text:p>
      <text:p text:style-name="P767">The difference bw this and seeking is that here we are NOT following, we want to intercept the target. Then, after the calculations, we delegate the seek to perform steering calculation. The output is: “you have to seek this point. That's it.”</text:p>
      <text:p text:style-name="P768"/>
      <text:p text:style-name="P769">2) Face. Makes the character look to the target. It's the opposite of orienting in the same way. The calculations are based on the target orientation. If the other agent is looking to me, i get his orientation, I apply the difference bw his orientation and mine, and i delegate to align to perform rotation. Take out a direction, and delegate to align. The agent rotates gradually of course.</text:p>
      <text:p text:style-name="P770"/>
      <text:p text:style-name="P771">3) Wanter. There are situations where we want the NPC to wander around, like a patrol to control an area. We already saw some implementations, but they were not dynamic. [In the random class of unity, there is UnitCircle, that gives a point in a unit circle around a point, this can be useful for this, but not always, depends on the output point/vector].</text:p>
      <text:p text:style-name="P772"/>
      <text:p text:style-name="P773">4) Path following. We follow the path intended for another agent. We have no agent there, like, we are not really following something, we are follwing a road/track/something. There is no agent there, just geometry to take into consideration. Gosh there are so many informations I can't follow him with notes. There is a variation called Predictive Path Following.</text:p>
      <text:p text:style-name="P774"/>
      <text:p text:style-name="P775">5) Separation (repulsion) used for crowd simulations. We want some fishes to stay close but to not touch each other. We'll se this better with Gadia, like, how to create a swarm.</text:p>
      <text:p text:style-name="P776"/>
      <text:p text:style-name="P777">(separation, we have not seen it)</text:p>
      <text:p text:style-name="P778"/>
      <text:list text:style-name="LFO22" text:continue-numbering="true">
        <text:list-item>
          <text:list>
            <text:list-item>
              <text:p text:style-name="P779">excluding 3.3.14 (it will be for the next class).</text:p>
            </text:list-item>
          </text:list>
        </text:list-item>
      </text:list>
      <text:p text:style-name="P780"/>
      <text:p text:style-name="P781"/>
      <text:p text:style-name="P782">We have some time to spare, so... let's begin the next class</text:p>
      <text:p text:style-name="P783">3° part of this modul (movement) is about Composition.</text:p>
      <text:p text:style-name="P784">We have seen static and dynamic algorithms for movement. We have a lot of formulas to combine things, and at the end we have a working framework. Mixing behaviour is what brings us to something good and efficient. How do we compose our work in Unity? Let's refactor some of the code.</text:p>
      <text:p text:style-name="P785">To create a code that takes two behaviors and combines them, we blend the components (first). The two behaviours will tell the agent to go in two different directions. The MASTER component will query the SATELLITE components to understand where to go. We we'll see that tehre is a priority in the behaviour queue.</text:p>
      <text:p text:style-name="P786"/>
      <text:p text:style-name="P787">Blending is cool, but it requres some refactor of the code. Our architecture will be made up of two parts: a main component to collect directions and blend them together and apply a steering and the satellite components giving a direction. Only the main component will have a FixedUpdate. The other components give a suggestion on where to go ON REQUEST.</text:p>
      <text:p text:style-name="P788">MovementBehaviour is n abstract class used a s a base for all satellite classes. We take all components of this type, so that we have all the subclasses of this class.</text:p>
      <text:p text:style-name="P789"/>
      <text:p text:style-name="P790"/>
      <text:p text:style-name="P791"/>
      <text:p text:style-name="P792"/>
      <text:p text:style-name="P793"/>
      <text:p text:style-name="P794"/>
      <text:p text:style-name="P795"/>
      <text:p text:style-name="P796">Overwatched</text:p>
      <text:p text:style-name="P797"/>
      <text:p text:style-name="P798">01/12/2021 – 19° Lezione</text:p>
      <text:p text:style-name="P799"/>
      <text:p text:style-name="P800">Today we'll see how to compose behaviours together. Just think of simple behaviors, ask suggestion to where to accelerate, and put everything together. We need to refactor anyway.</text:p>
      <text:p text:style-name="P801">The role of the Main Component is to use the fixed update to query all other components sublassing a MovementBehaviour class, put them together using an utility function called bled, and apply the suggested blended behaviour. Given the parameters, we want to steer correctly.</text:p>
      <text:p text:style-name="P802">We have to think about MovementStatus() structure, MovementBehaviour class, Blender.Blend class and method and Driver.Steer.</text:p>
      <text:p text:style-name="P803">The MovementStatus is a structure, a class without methods. It's just a cointainer for informations. So far, I can define MovemenStatus as a colleciton of a Vector3 and two floats. We could also make a dictionary for those properties, but then we need to use some methods to use them.</text:p>
      <text:p text:style-name="P804">The MovementBehaviours (a MonoBehaviour) is an abstract class, it cannot have direct instances. It has a GetAcceleration method also. The main component will query all objects that subclass MovementBehavour and call the GetAcceleration method. We could also use an interface? Well yes, but actually no. The problem is that we can't force an interface to inherit from MonoBehaviour. Using an abstract class makes things easier basically.</text:p>
      <text:p text:style-name="P805">Blender and Driver are other classes. Steer applies accelerations, and Blend idk.</text:p>
      <text:p text:style-name="P806"/>
      <text:p text:style-name="P807">Each Satellite Component will specialize in a simple behaviour, the ones discussed last time. Some will be used for seek, that give us a target and an acceleration to go to him. It's possible to have multiple satellite components of the same type, like we have two targets and we want to go to one of them. We'll then have two instances that the Main component has to take into account. Also, we can avoid some obstacles.</text:p>
      <text:p text:style-name="P808">Seeking example.</text:p>
      <text:p text:style-name="P809">Drag example. It wants to slow me down.</text:p>
      <text:p text:style-name="P810"/>
      <text:p text:style-name="P811">Things to mind about. This blending framework is suboptimal and has problems. We are diving, putting together, decomposing, blending... it has some problems. It's not really refined, because blending should be weighted. I should provide, for each component, a weight to be normalized in respect to all the other components. If we need to wait the component, we can put the wait on the component, and when we return the acceleration, we do idk. But adding a new component means tweaking again the weights of the other components. Also, the behaviour we implemented is resembling a car. This might not be what we want. We should offer different approaches, like using a drag-down algorithm for selecting the specific algorithm in which we are interested.</text:p>
      <text:p text:style-name="P812">So, we have blended, then we have obstacles. Stuff that can gen in our trajectory, something between me and the target. With blending, considering obstacles will be easier, because we'll have a component that pushes us away from the obstacle. So, we have to:</text:p>
      <text:p text:style-name="P813">correctly simulate a “bump”. In unity, bumping has isues with speed and geometry. Avoiding the obstacle is an algorithm-related problem, also. Let's talk about collisions: they are triggers, in unity. When two gameobjects using a collider are overlapping in a 3d space, we'll recieve a callback in a specific method. But this doesn't mean that we are compenentrating, it happens if a rigibody is associated to at least one gameObject. Another problem is speed. If you push your object, you ask the physics subsystem to apply a force, the object will be “out of control” (like jumping, skittering...). And also, if the object is moving very fast, it could teleport past an obstacle. The object may “jump” over the obstacle. [[In the rigidbody, we have a flag that tells how to calculate collisions. They require different levels of collision for the CPU]]. And worst, we could teleport into the middle of an obstacle! For very fast objects, don't do the calculations aspect. Push the object and wait for the collision.</text:p>
      <text:p text:style-name="P814"/>
      <text:p text:style-name="P815">The point anyway is about detecting and avoiding obstacles, so we can use raycasts. The only problem is that, in a realistic game, raycasting from trasform.position may detect colliders of other objects attached to you. To avoid this, we can use LayerMasks. Yes, objects can belong to leyers.</text:p>
      <text:p text:style-name="P816">Raycasting is useful and easy, but not always the solution. It goes from one point to another one. But with line of sights, for example, we wanted to know where we will bump. In obstacle avoidance, things are even more complicated. If I have a door, i have to check if it is open and large enough for me! So we have some variations of the raycast, like LineCast (is there anything from point A to point B?), BoxCast (use your box collider and check if you fit. I mean, create a box that fits the character, projects it forward, and check if the box collides with something. Can be sued for the door), SphereCast (same as box but with sphear), and CapsulaCast (for human-like colliders). Sometimes we have clipping in games. This is because, even if we do our best to put these NPCs in the right box, we won't always be perfect. In narrow passages, we usually have cutscenes because they are hard to pass for an NPC.</text:p>
      <text:p text:style-name="P817">There is also the MeshCast, even thought nobody uses it. You basically take the mesh, that could be a collider, and project forward your exact shape. This does not have optimizations, and is heavy for the CPU.</text:p>
      <text:p text:style-name="P818"/>
      <text:p text:style-name="P819">Easy obstacles avoidance. We cast three rays, r0, r1 and r2. We don't just look forward, a bit also on the left and right. So, we analyze the results of the hits, and take a decision, like keep going, go back, steer on the right or left, steer sharply on the left and right.</text:p>
      <text:p text:style-name="P820">To do that, we can also create a matrix, instead of if else if.</text:p>
      <text:p text:style-name="P821">This solution creates a problem. Backpedaling must be possible. What if I am in a not-exit room? Suppose i have a room with an entrance but without exit. I enter, but I cannot exit. I can't backpedal. What do I do, to not get stuck? We set the minimum linear speed to a negative value. Moreover, when we reach the target, all the raycasts will detect an obstacle, that is the target. So, in order to make it complete, we have to take into account those problems. We can use layermasks to check what is an obstacle and what is not. Also, beware that raycast is interested only in colliders, not meshes.</text:p>
      <text:p text:style-name="P822">In our case, we also have a problem about internal knowledge. Infact, we are cheating here, as we like to do. There is something propelling me forward because I know there is a target. But how do I know that i should avoid an obstacle, if I don't know where is the target? In our example, we don't consider this.</text:p>
      <text:p text:style-name="P823">With only one technique, we can't solve all the problems, so we have to combine different techniques. Like, seeking the last position in which the target wa seen, and, if there is none, seek the target in some specific “ready points” decided by the level designer. Just use a FSM to pass from an approach to another.</text:p>
      <text:p text:style-name="P824">Another problem is about the geometry of the level. If I know where the target is, I may also not be able to steer enough to avoid an obstacle.</text:p>
      <text:p text:style-name="P825">Also, how good are the three raycasts? It depends on the level layout and the placement of the obstacles. And if there are moving obstacles? It's a problem.</text:p>
      <text:p text:style-name="P826"/>
      <text:p text:style-name="P827"/>
      <text:list text:style-name="LFO23" text:continue-numbering="true">
        <text:list-item>
          <text:list>
            <text:list-item>
              <text:list>
                <text:list-item>
                  <text:p text:style-name="P828">(missing section).</text:p>
                </text:list-item>
              </text:list>
            </text:list-item>
          </text:list>
        </text:list-item>
      </text:list>
      <text:p text:style-name="P829"/>
      <text:p text:style-name="P830"/>
      <text:p text:style-name="P831">02/11/2021 – 20° Lezione</text:p>
      <text:p text:style-name="P832"/>
      <text:p text:style-name="P833">Il seminario a quanto pare è in italiano. Di norma non sarebbe un problema ma pensando agli studenti inglesi mi dispiace sinceramente. Comunque, Marco Truvian, ci spiega come funzionano gli algoritmi genetici. La settimana prossima vediamo applicazioni nei giochi. L'aula nuova del mercoledì sarà in aula sigma al secondo piano. Ci sono i PC ma ok.</text:p>
      <text:p text:style-name="P834">Lui si occupa di RO, quindi ottimizzazione, e gli algoritmi genetici sono una delle tante tecniche di ottimizzazione nei sistemi. Sono metodi euristici per risolvere sia problemi di ottimizzazione che di ricerca, sia per risolvere problemi laterali (tipo i videogiochi). Il termine “genetici” contiene già in sé l'idea che si parla di algoritmi che sfruttano metafore provenienti da sistemi reali. In particolare si parla di genetica, evoluzione, modificazione delle evoluzioni e evoluzione degli esseri viventi. Fuorno proposti da John Holland tra la fine degli anni 60 e inizio 70. Vedremo alcuni risultati teorici inoltre. Gli algoritmi genetici hanno come idea quella di simulare l'evoluzione di una popolazione di individui, dove gli individui rappresentano possibili soluzioni al problema, e noi vogliamo evolvere verso una popolazione contenente solo soluzioni del problema che stiamo affrontando. Vediamo un po' di terminologia.</text:p>
      <text:p text:style-name="P835">Noi siamo costituiti da cellule, che hanno cromosomi, rappresentabili come stringhe (di DNA) divisi in blocchi, chiamati geni, e ciascuno di essi rappresenta un aspetto dell'individuo. I valori codificati dal aspetto sono chiamati alleli. Quindi, individui → stringhe → geni. L'intero patrimonio genetico di un individuo è noto come genoma, e passando da un individuo alla sua prole, nella riproduzione sessuata, si hanno individui che mescolano il proprio patrimonio genetico per effettuare una ricombinazione (crossover), e in questo processo possiamo avere variazioni casuali dette mutazioni. La fitness di un individuo è la sua capacità di adattamento all'ambiente, che descrive quanto un individuo si adatta ed è prone a riprodursi in un dato ambiente.</text:p>
      <text:p text:style-name="P836">In ottimizzazione e ricerca, gli algoritmi genetici richiedono di definire cosa stiamo cercando. Il modo più semplice è definire, come istanza, una coppia &lt;S, f&gt;, dove S è l'insieme delle soluzioni possibili e f: S → N è la funzione obiettivo. Vogliamo trovare l'individuo in S a cui corrisponde il valore della funzione obiettivo f migliore. Negli algoritmi genetici, la stringa che rappresenta il patrimonio genetico dell'individuo codifica un particolare individuo. Quindi la soluzione/stringa è una rappresentazione dell'individuo. A noi interesserà far evolvere le stringhe che rappresentano ciascun individuo (genotipi? = individui). Quindi, da una popolazione di stringhe, a ciascuna delle quali facciamo corrispondere un valore numerico attraverso una funzione, deve evolversi. L'insieme degli individui è detto popolazione, e l'insieme di TUTTI gli individui è enorme, pertanto una ricerca esaustiva sarebbe impossibile. Abbiamo bisogno di opportune tecniche per fare questa ricerca.</text:p>
      <text:p text:style-name="P837">Da ora in poi parleremo di stringhe binarie, e ogni singolo gene è un bit. La popolazione ha n individui e ogni stringa è lunga l (elle) bit. Possiamo allora rappresentare la popolazione come una matrice di l colonne e m righe. La funzione di fitness f valuta la bontà degli individui gi della popolazione P nel risolvere il problema dato.</text:p>
      <text:p text:style-name="P838">F: P → (-inf, +inf); f(gi) = fi.</text:p>
      <text:p text:style-name="P839">Avremo 2^l possibili individui, se l è la lunghezza (in bit) delle stringhe. L'insieme dei valori che assume la fitness viene chiamato fitness landscape (paesaggio di idoneità). La funzione f è una funzione non convessa, ovvero non è banale da studiare. Gli algoritmi genetici hanno un ciclo:</text:p>
      <text:p text:style-name="P840">partono dalla popolazione iniziale, che non contiene tutti quelli possibili, contenente n individui. Poi abbiamo un ciclo che dice: finché non si verificano opportune condizioni di arresto, aggiorno la popolazione applicando regole di tipo stocastico. Ogni iterazione dell'algoritmo è detta generazione. Solitamente si hanno dalle 100 alle 1000 generazioni in un buon algoritmo (ma dipende really). Essendo un algoritmo probabilistico, diverse esecuzioni potranno portare a risultati diversi.</text:p>
      <text:p text:style-name="P841">Alla popolazione corrente si applica l'operatore di selezione (che sceglie quali individui sono più o meno adatti per essere scelti per l'accoppiamento), quello di crossover (che accoppia e genera figli) e quello di mutazione (che cambia casualmente parte dei figli).</text:p>
      <text:p text:style-name="P842">Operatore di selezione.</text:p>
      <text:p text:style-name="P843">Gli individui più forti sono quelli con una fitness più adatta rispetto all'ambiente in cui si trovano. Per simulare questa valutazione della popolazione si introduce l'idea di una “fase di selezione” degli individui, basata sulla funzione di fitness. In questo caso abbiamo una valutazione di tipo proporzionale: gli individui con un fitness migliore hanno una maggiore probabilità di essere scelti come membri degli accoppiamenti.</text:p>
      <text:p text:style-name="P844">Con l'algoritmo di selezione andiamo a scegliere, dal pool di individui, coppie di individui da accoppiare. Un individuo con alto fitness ha probabilità alta di essere selezionato più volte per l'accoppiamento. E ci va benissimo così.</text:p>
      <text:p text:style-name="P845">Con l'operazione di crossover si prende una coppia di individui genitori (dal mating pool) e si sceglie per loro un punto di taglio (punto di crossover), e si mescolano i due genitori usando quel punto di taglio.</text:p>
      <text:p text:style-name="P846">[[senza perdita di generalità]]</text:p>
      <text:p text:style-name="P847">L'operatore di mutazione prende un valore numerico a caso di una stringa neo-prodotta e ne altera il valore (in questo caso, da 0 a 1 e viceversa). Potrei, nella stessa stringa, avere più mutazioni, per questo la probabilità di mutazione va tenuta bassa. Non troppo però perché diversificare è utile quando si fa ricerca.</text:p>
      <text:p text:style-name="P848">L'algoritmo genetico, nella sua totalità, è quindi questo.</text:p>
      <text:p text:style-name="P849">Se vogliamo ottimizzare, usiamo la fitness non solo per scegliere chi verrà riprodotto, ma ne teniamo conto sempre. Quindi, appena generata una popolazione, dopo aver applicato l'operatore di riproduzione, controlliamo se abbiamo generato un individuo migliore di quelli avuti fino ad ora. Infatti l'individuo migliore potremmo trovarlo in una generazione intermedia.</text:p>
      <text:p text:style-name="P850"/>
      <text:p text:style-name="P851">Cerchiamo di capire gli inghippi di algoritmi così strutturati. Vogliamo capire quanti individui varranno 1 all'istante t+1 sapendo quanti sono gli individui con valore pari a 1 nell'istante t.</text:p>
      <text:p text:style-name="P852">Schema: oggettino in cui alcune informazioni sono fisse e altre variabili.</text:p>
      <text:p text:style-name="P853"/>
      <text:p text:style-name="P854"/>
      <text:p text:style-name="P855">09/12/2021 – 21° Lezione</text:p>
      <text:p text:style-name="P856">Now we'll see Gas applied to games. This topic is linked to PCG, because remember, it is an umbrella term. Well, the content we can produce with evolutionary algorithms are a lot. The point is: with GAs, we want to continuously add novel, unpredictable and challenging contents of video games. While using Genetic algorithms, we find sub-optimal solutions in order to introduce variety and changes.</text:p>
      <text:p text:style-name="P857">Some commercial examples using evolutionary techniques and GAs in general:</text:p>
      <text:p text:style-name="P858">-Creatures: used chromosomes to generate minor variations in the generations of Norms.</text:p>
      <text:p text:style-name="P859">-Spore: It's based on the evolution of the creatures. Even thoug there was pre-made content, like a DNA template for the creatures used dinamically to create other creatures.</text:p>
      <text:p text:style-name="P860">-Galactic Arm Race: they used GAs to create different weapons and vfx. There were evolutions thanks to the GAs, using the player game style as a parameter. Experioence-driven content generation is a kind of PCG that uses the player's gameplay characteristics to create content and adjust the gameplay.</text:p>
      <text:p text:style-name="P861">-From Dust: GAs were used to create consequences of “god” intervention on nature.</text:p>
      <text:p text:style-name="P862"/>
      <text:p text:style-name="P863">GOLEM: Generator Of Life Embedded into MMOs: the input was, ok, MMOs are complex and cost from design and technical POV. And the gameplay can be repetitive after some time. The player wants to see novel content, but it is not possible to create manually that quantity of content to satisfy him. So the idea is: let a GAs generate new umpredictable monsters by combining already existing ones. The idea was, for each generation:</text:p>
      <text:p text:style-name="P864">-Let's select some candidates from the populations. They are choesn based on some properties, like level, adaptation, etc.. Let's look also at their age (they die when they are too old, so we can balance new monsters from older ones).</text:p>
      <text:p text:style-name="P865">-Let's use an uniform crossover for the mating in order to create a new monster</text:p>
      <text:p text:style-name="P866">-Add a random mutation to the monster</text:p>
      <text:p text:style-name="P867">-Evaluate if the new monster is good, that we can use decent in the game (if it has been created in the desert but lives in the water, it is discarded).</text:p>
      <text:p text:style-name="P868"/>
      <text:p text:style-name="P869">In a first work of this GOLEM, there were come constrains: the setting was fantasy and the base was D&amp;D for the description of monsters. They also choose some properties for the monsters.</text:p>
      <text:p text:style-name="P870">Then, they had to cedice how to describe chromosomes. Each has 37 genes, describing physical abilities, natural abilities, magic abilities etc..</text:p>
      <text:p text:style-name="P871">For each parameter they had a value (boolean, int, array...).</text:p>
      <text:p text:style-name="P872">To mate two monsters, they added in some way the values of the parents. For mutation, here it is important. There is a certain probability to change randomly a characteristic, or more then one, of the newly created monster. But we have to study which are the chromosomes thath better suit a mutation.</text:p>
      <text:p text:style-name="P873">In this case, there is no fitness function. We aren't searching the perfect monster: we use GAs to add variety. And there is no stopping condition in this work. There are possible causes of death, also: unsuitability to the environment, old age, chance (shit happens, cit). This last one applyes when population reaches a fixed threshold.</text:p>
      <text:p text:style-name="P874">Example: Goblin + Griffin (grifone) → new monster based on the blending of the characteristics (Whelp).</text:p>
      <text:p text:style-name="P875">Some tries gave them good configurations → there is a lot of testing/empiric tuning to do, in order to find the best configuration.</text:p>
      <text:p text:style-name="P876"/>
      <text:p text:style-name="P877">(GA = Graphical appications).</text:p>
      <text:p text:style-name="P878"/>
      <text:p text:style-name="P879"/>
      <text:p text:style-name="P880"/>
      <text:p text:style-name="P881">Rage, Bravery and Fear have some value for the NPC: we generate using GAs new descriptions for the NPC, and the Score System (the fitness, in this case) takes these parameters. This evaluates performances, so that, in new generations, we can make it better.</text:p>
      <text:p text:style-name="P882"/>
      <text:p text:style-name="P883">Of course, computer graphics and appearance of generated assets.</text:p>
      <text:p text:style-name="P884"/>
      <text:p text:style-name="P885"/>
      <text:p text:style-name="P886">15/12/2021 – 16° Lezione</text:p>
      <text:p text:style-name="P887"/>
      <text:p text:style-name="P888">Let us begin. Today and tomorrow we will finish the Decision Making topic. Now we'll see Goal Oriented Behavior. For these two lectures, there won't be available code. Maybe later.</text:p>
      <text:p text:style-name="P889">The two approaches/tecnhiques we'll se today are alternatives to the other techniqus we've seen. They don't substitute/implement something not doable with other techniques. We can use a differen technique to reach the same goal. But the nature of the goal can let us refer a technique in respect to anothe.</text:p>
      <text:p text:style-name="P890">The techniques sen so far are reactive: we have a set of inputs, and then we visit a Decision Tree/run a FSM and so on. So we have inputs and the NPC reacts to them. We did'nt consider the case in which an NPC has a goal. The change of focus is then: let's have a NPC with a goal and see what he has to do to reach that goal. So, let's assign to he NPC a goal and have a technique that lets him choose among some actions to reach the goal. SO, behavior oriented to a goal. There are different ways to achieve a goal-oriented behavior, and we'll see only a small subset. But the idea is the same: goal for the NPC, let him do a choice among a set of possible actions based on this goal. Millington, in his textbook, is quite direct in telling “I usually treat goal-oriented behavior in this way, and I don't care about what ohers did”. But he also expresses a lot of examples from The Sims. <text:s/>Some terminology:</text:p>
      <text:p text:style-name="P891">-The Goal: is the keystone of the approach. We can call it also motive. It describe what we want to do, and an agent can have multiple goals active at the same time (single goal/multiple goals).</text:p>
      <text:p text:style-name="P892">-Insistence: a very relevant parameter. It's a numeric value assigned to a goal, that is the compulsion (importance) to fulfill it. Usually, 0 = the goal has been reached. And in general, lesser the value, lesser the necessity to fulfill that goal. Higher = I want to fulfill it. Insistence may not be a fixed value: I do an action to fulfill that goal, like eating because i'm hungry. Then i'm not hungry. Then, after a while, I'm hungry again.</text:p>
      <text:p text:style-name="P893">-Action: what the agent does to fulfill the goal. We also know the effect that each action has on all goals.</text:p>
      <text:p text:style-name="P894">Let's consider eat and sleep as goals. Eat = 4 and Sleep = 3 (these are goals). The actions are Get-Raw-Food (eat – 3), Get-Snack (eat – 2), Sleep-In-Bed (sleep – 4), Sleep-On-Sofa (sleep – 2).</text:p>
      <text:p text:style-name="P895">Well, our objectives are to keep the agent insistences as low as possible. In a simple selection approach, we select the most insistent goal and the most rewarding action for that goal. If we have more actions available and the value of the reward is the same, let's choose one random.</text:p>
      <text:p text:style-name="P896">Another approach can be picking the action that gives the best result over all the goals. We don't select the highest insisntence goal, but the action that gives the best result over all the goals. To switch to this Overall Utility Approach, and so select the best action regarding this approach, we define the discontentment as the combination of insistences over all goals. In this approach, we select the action minimizing the discontentment.</text:p>
      <text:p text:style-name="P897">So, first idea: we sum the values of the insistences and then we select the action that lowers the most this sum. The discontentment is the sum of the insistences. Then we can calculate the next discontentment for each action that we can make. In this examples, we assume all max values are the same. If they are not, we can normalize before scaling.</text:p>
      <text:p text:style-name="P898">Another idea: we really want to introduce this discontentment parameter, but we want it to give a priority to high insistence values/goals. So, let's try to square insistence values.</text:p>
      <text:p text:style-name="P899">What if we take time into account? Different actions could take different time to be performed. Of course, long-time actions may involve multiple steps (sub-actions) to be performed. But how do we consider time in this process? Well, we know how many minutes each action requires to be accomplished, but it can also ben a guesstimation. We know there is a distance, but we haven't done the pathfinding to find out how much does it take to go there. So we can use some heuristic to calculate the time, or something like that.</text:p>
      <text:p text:style-name="P900">So, we have two ways to evaluate the Discontentment in a timing environment:</text:p>
      <text:p text:style-name="P901">-Simple Way: we evaluate the discontentment as before, and then we look at the time needed (or estimated) to perform each action. We then select the action, among those with lower discontentment value, that requires less time.</text:p>
      <text:p text:style-name="P902">-Best Way: we evaluate discontentment taking into consideration the effects of the extra time. So the time is considered while calculating the discontentment value.This seems a good idea. The main proble is that some values, like how much does a value raise each hour, may not be part of the agent internal knowledge.</text:p>
      <text:p text:style-name="P903">So, we can use the simple way to select the action and then observe the system to estimate the change rate. This is going to simulate some kind of “growing experience” in the agent.</text:p>
      <text:p text:style-name="P904">We don't have a direct access to those parameters, so we “create” this access. We implement a simple log system. When a change in the goal is evident, we log when it happens. We don't know that eat raises +4 every hour, so we implement a routine that, when the change happens, it detects the change of that value and logs the time spent from last change. The formula used is called “Exponential Weighted Moving Average”, but really is simple. The weights 0.95 and 0.05 are an example, we can change them if we want. If the change rate is constant (like, +4 eat every hour), the agent will adjust the estimantion after each action involving that goal. In the same way, we gain experience from repeating an action.</text:p>
      <text:p text:style-name="P905">(this formula is not used when i'm doing an action that modifies directly the action. If I'm eating, of course Eat is affected. But i don't consider this change for the purposes of the formula).</text:p>
      <text:p text:style-name="P906"/>
      <text:p text:style-name="P907">Things can be even more complicated: we can avoid considering the timing, avoid considering it, and we can also do planning in GOB (Goal-oriented Behavior). Now well'consider a multi-goal approach, then well'come back to the single.goal approach. So, sometimes, we don't have a single action to do, but a sequence of actions that lead to the fulfillment of the goal. So, when we have to execute a sequence of action to perform something, the complexity raises. The combination of sequence of actions can explode. So, planning becomes very important. To tune the approach, we fall in the Goal-oriented Action Planning, or GOAP. It is tricky, because we don't have a set of action and evaluate them equally, but we have to choose from a pool of actions a sequence of them. So, we may have some dependencies among the actions. I can shoot an enemy only if I have a gun, for example. So we have to consider all the possible combinations of K steps and pick the one with minimum final discontentment. We can do this with Deep-first tree visit on the states tree, that is, the states tree is the combination of all possible states the agent can assume by applying the rule. If a state is a node, having 6 actions available implies 6 branches leaving the node. Since the state tree usually is infinite, we limit the exploration to K steps. EXPLORE THE TREE USING AN ARRAY; NEVER USE A RECURSIVE APPROACH. This is easy but unacceptably time consiming (O(nm^K), where n is the number of goals, m is the number of actions and K is the number of steps to plan). We also have to consider that we don't always have to deal with a tree: an action can reverse another action, so it is a graph. Millington then proposes some approach to lower the comlexity of the situation, which is excluding actions leading to a higher discontentment. We don't consider, at every step of the creation of the tree, all the possible actions. So, let's cut immediately actions that are too expensive. I accept only actions that lead me to a lower discontentment. Doing this way, we can produce good solutions (local minimums, mathematically speaking), but not 100% believable behaviour. Compromises, anyway, are always a good thing.</text:p>
      <text:p text:style-name="P908">If we have just a goal to fulfill, we can use A* againt. The sequence of actions are really just exploring a graph and finding the best, after all. But “best path” can mean different things: shortest number of actions, shortes time spent to reach the last stage, lowest amount of resources used (ammo, mana, money...). Anyway, after defining a cost metric, we run A* to look for the path with the lowest cost. But the goal could not be achievable: “survive as olg as possible” and “get as rich as possible” are some examples in which A* never ends. So, sometimes, we must content ourselves to go as close a possible to satisfying the goal. We do this by introducing a progressive maximum depth when calculating A*. So, we introduce IDA*, Iterative Deepening A*.</text:p>
      <text:list text:style-name="LFO24" text:continue-numbering="true">
        <text:list-item>
          <text:p text:style-name="P909">a threshole value is set to the estimated distance of the starting point to goal.</text:p>
        </text:list-item>
        <text:list-item>
          <text:p text:style-name="P910">A deep-first exploration is performet with two constraingts: the cose of a path must be lowe than the threshole, and there is a maximum acceptable deepness.</text:p>
        </text:list-item>
        <text:list-item>
          <text:p text:style-name="P911">If the goal is reached, the algorithm stops.</text:p>
        </text:list-item>
        <text:list-item>
          <text:p text:style-name="P912">Otherwise, the threshold is set to the lowes cost greater than the old therhold found during exploration aht the algorithm goes back to step 2.</text:p>
        </text:list-item>
      </text:list>
      <text:p text:style-name="P913"/>
      <text:p text:style-name="P914">5.7, excluded 5.7.7, on the book.</text:p>
      <text:p text:style-name="P915"/>
      <text:p text:style-name="P916"/>
      <text:p text:style-name="P917">16/12/2021 – 17° Lezione</text:p>
      <text:p text:style-name="P918"/>
      <text:p text:style-name="P919">Rule-Based Systems.</text:p>
      <text:p text:style-name="P920">With today, we conclude the topic regarding Decision Making. (Reply all button is magic in email!). Dal 23 al 6 difficilmente ci risponderanno alle mail.</text:p>
      <text:p text:style-name="P921">In January, we'll talk about flocking, that can be considered related to the movement topic, and an introduciton to machine learning techniques.</text:p>
      <text:p text:style-name="P922">Anyway, with Rule-Based Systems (RBS) we have a less flexible/appealing approch to decision-making, but is importante since it has been largely used in the past. Both Goal-oriented Behavior and RBS are different approaches to decision making. RBS was used a lot during '70s and '80s. The idea is that we have a set of rules, and the evolution of the agent is based on these rules. <text:s/>So, we have rules and knowledge of the game. It works when we match a rule with the content of a database (?).</text:p>
      <text:p text:style-name="P923">If the NPC must react to the environment in a way not predictable by the designer, this approach can work well. If the environment is complex, infact, a designer will find it difficult to use a Behavior Tree or something like that. Nowdays, anyway, those techniques are matched by the others we have seen. The idea was anyway to put in the database infos about the world and the rules, and then rely on queries to make something happen. It's not implement to implement Rules anyway. I mean, we are not using the rules in the code we are writing and those rules stay there: the rules are in your code and must be matched with a database. So we fall in the problem of parsing our line of codes in the database structure. And there are also problems related to the environment and language we are using. So, we'd like to use a high-level language, like a scripting language, and an interpreter that manages the rules and their translation in the database. This may crash with our engine. But anyway, the overall result can be achieved by other techniques, but if the environment is complex then it's possible that we really need a compelx decision tree or complex FSM to reach the same result. It is us who must decide what to use.</text:p>
      <text:p text:style-name="P924"/>
      <text:p text:style-name="P925">The rules are usually in the form of IF-THEN, and they are in the database, as well as informations about the game world. There is also an arbiter in the middle, because more than one rule can be matched, and is the arbiter that must decide what to do. The arbiter will have a policy that lets him decide what to actually do.</text:p>
      <text:p text:style-name="P926"/>
      <text:p text:style-name="P927">The hard part is defining a syntax for rules. In Unity, anyway, we can use delegates. It's a cool language feature that we can use to better manage rules and actions (i hide under the hood which method triggers an action i.e.). The problem is that in this case we completely rely on C# code and the decode is not completely straightforward for AI designers. So, the problem is that everything is hard-wired in the code, so it's not easy to change. For example, in C#, how do we put a C# rule in the database? What if we want to change a rule on the fly during gameplay? Can we add/cahnge a rule without recompiling all the game?</text:p>
      <text:p text:style-name="P928"/>
      <text:p text:style-name="P929">The issue is, again, the DB management. And it's not really relevant for this course, so we won't have code for those examples. The DB, anyway, must contain all internal and external knowledge, and have a set of couples &lt;identifier, value&gt;, for example.</text:p>
      <text:p text:style-name="P930"/>
      <text:p text:style-name="P931">An action associated to a rule can do anything, also changing the DB state.</text:p>
      <text:p text:style-name="P932">There are different strategies that can be applied when more than one rule can be applied:</text:p>
      <text:p text:style-name="P933">-First Applicable</text:p>
      <text:p text:style-name="P934">-Least Recently Used (if the same condition appears frequently, the same action is used repetitively: to avoid this, LRU, so we have different actions).</text:p>
      <text:p text:style-name="P935">-Random Rule</text:p>
      <text:p text:style-name="P936">-Most Specific Conditions</text:p>
      <text:p text:style-name="P937">-Dynamic Priority Arbitration</text:p>
      <text:p text:style-name="P938"/>
      <text:p text:style-name="P939">Sometimes, it can be useful to define a rule as a recurring pattern, that is, if I have a set of persons and i have one of them that satisfies some conditions, than an action must be taken for THAT persone. So, we have a general rule about a person with particular properties: we don't hard-code for each different person.</text:p>
      <text:p text:style-name="P940"/>
      <text:p text:style-name="P941">Then we have “Rete”, an algorithm used for matching rules against a database. It represents the rules in a DAG (directed Acyclic Graph), and each node represents a pattern, and each path through the graph represents the complete set of patterns for one rule.</text:p>
      <text:p text:style-name="P942"/>
      <text:p text:style-name="P943">Book: 5.8 (excluded 5.8.3, .4, .8, .9)</text:p>
      <text:p text:style-name="P944"/>
      <text:p text:style-name="P945"/>
      <text:p text:style-name="P946">12/01/2022 – 18° Lezione</text:p>
      <text:p text:style-name="P947"/>
      <text:p text:style-name="P948">Integrating ML in Unity. We’ll talk about Machine Learning. We won’t perform exactly ML, we’ll just have a brief definition of ML and uses of it. Machine Learning is “the practice of helping software perform a task without explicit programming or rules”. It’s like educating a child. You give him some suggestion, observe the results, and then give rewards or punishments to the kid based on what he does. Here is the same: we want to educate the software to behave in the correct way. The programmers can provide a set of examples (training set) for the software, that will extrapolate some patterns from them. For example, a training set can be also composed of pictures (of dogs, i.e.), so that the software can recognize other similar pictures. The results will depend on the software itself (how is programmed) and the dimension of the training set.</text:p>
      <text:p text:style-name="P949">“Changing random stuff until your program works is hacaky and bad coding practice. But if you do it fast enough you do ML and are payed 4x more”.</text:p>
      <text:p text:style-name="P950">So, our software must perform a task, and to do that, he uses a neural network. He uses the training set and past experiences to give different weights to the edges of the neural network. The idea is that, at the end, we can give the software a new picture, and let him tell us if it is a dog or not. Remember: AI is never sure. It has a certain probability of giving a particular outcome. And AI can’t add a third option itself (this image is either a cat or a dog for a software, it can’t be a horse). He uses only the options he has at hand. And, once the neural network is defined, that’s it. I have to restart learning from a training set in order to modify it. Having smaller NN in order to resolve specific problems is better, most of the time. When you want to use ML in Unity you have to put yourself under specific constrains.</text:p>
      <text:p text:style-name="P951">How do we train a NN? We give it examples telling it if it is a dog or cat, hoping that he can understand some general rules about what is a dog. Then we can give him a new dog picture and hope it recognizes it. After giving him a new image, and seeing the output, we tell the program if it is a correct answer or not, so that the program can learn form its mistakes/correct answers. Unsupervised learning: we let the program tell if a certain classification is right or wrong. Supervised learning: we tell it if it is right or wrong. Reinforced learning: we give rewards/punishments based on the quality of the classification.</text:p>
      <text:p text:style-name="P952">Multiple steps are involved in how to solve a problem with ML:</text:p>
      <text:p text:style-name="P953">-Gather Data: i have to gather some samples. I can collect them from outside or generate it myself (?). I can, for examples, gather a lot of images of trees to train a system to recognize trees.</text:p>
      <text:p text:style-name="P954">-Explore Data: I can give different images of different trees to the software. So he has to extract some features from those trees. Extracting different features from an image will allow the program to decide what kind of picture that is. With trees and houses this is relatively simple, but what about mathematical concepts? Or music? It gets more complicated.</text:p>
      <text:p text:style-name="P955">-Prepare Data: clean rubbish and format data in a managable way. We must take out all the trash, and there will be a lot of it. And, at this point, we have formatted the data in a manageable way for the computer program.</text:p>
      <text:p text:style-name="P956">-Build, traing and evaluate model: we have to create our learning system (where the actual learning happens). The system learns from the data and sees the results.</text:p>
      <text:p text:style-name="P957">-Tune hyper-parameters: if the evaluation of the system is not satisfactory, we have to change the internal parameters and retry. So, we tune those parameters, and get back to the previous step</text:p>
      <text:p text:style-name="P958">-Deploy Model: the NN is good enough, so we can finally use it.</text:p>
      <text:p text:style-name="P959">All those steps are present in ML for Unity.</text:p>
      <text:p text:style-name="P960">When we talk about ML, and we talk to a programmer (we are now talking about practical aspects of ML), we always hear TensorFlow, a python library that can train our NN. We give the training set to TensorFlow that tweaks the weights of the synapsys. It doesn’t work inside Unity, it’s an external piece. It is open source and End-to-end, so we can make Unity communicate with tensorFlow. Once the training is finisched, we don’t need anymore TensorFlow.</text:p>
      <text:p text:style-name="P961">Connecting Unity and TensorFlow requires a ML-Agents package (of Unity). Unity acts as a client, while TF acts as a server. ML-Agents will make Unity communicate with TF whrough a python API, so we don’t really have to use python.</text:p>
      <text:p text:style-name="P962">So, we have a Learning Environment, where Unity trains our NN. Here, we have a Communicator that is connected to a Python API, that communicates also with Python Trainer.</text:p>
      <text:p text:style-name="P963">The Learning Environments is a scene, where the NN learns how to behave. The communicator lives inside this environment. It is the middleware provided by the ML-agent that uses the Python API and performs the training. The “magic” happens in the Python Trainer, where ML algorithms are implemented to train the agent.</text:p>
      <text:p text:style-name="P964">The communicator is managing a Behaviror (that really is the NN). I can use, following the unity architecture, the same NN (it’s a data structure after all) with many agents. Like, i have a platoon of soldiers that must behave in a certain way. Well, i instantiate a single NN, and ask all the soldiers to take theri intelligence from a single instance of NN. So, the behavior defines the attributes of one or more agents in the environment.</text:p>
      <text:p text:style-name="P965">After the training, we don’t have a communicator anymore: the Behaviour will use a Inference, not a Communicator (an inference is an already trained behavior).</text:p>
      <text:p text:style-name="P966">I can use, instead of inference, an Heuristic. What is it? Well, we let the NN learn how to behave by observing a player play. We just have to attach the player to the heuristic subsystem, and the ML system will copycat the heuristic (me, the player). It basically extrapolates the main features from a real-time simulation.</text:p>
      <text:p text:style-name="P967">Clear the architecture, how do we set up the environment? We have to be careful.</text:p>
      <text:list text:style-name="LFO25" text:continue-numbering="true">
        <text:list-item>
          <text:p text:style-name="P968">Install the python language interpreter. You have to pick at least python 3.6.1 (3.9.x works fine).</text:p>
        </text:list-item>
        <text:list-item>
          <text:p text:style-name="P969">Then, install python torch and mlagents. We can do this using the python package manager (pip). Pip install torch <text:s text:c="6"/>pip install mlagents==0.XX.X. Torch is an evolution of TensorFlow. Installing it install all its libraries. For installing mlagents, we can’t just type “pip install mlagents”. We must download the version compatible with our Unity version. This makes sure that the python-side is compatible with the unity-side.</text:p>
        </text:list-item>
        <text:list-item>
          <text:p text:style-name="P970">Then, install the ML-agents unity package. This can be done via the package manager window, and The unity version must be more then 2018.4</text:p>
        </text:list-item>
      </text:list>
      <text:p text:style-name="P971">We are done!</text:p>
      <text:p text:style-name="P972"/>
      <text:p text:style-name="P973">We just need to understand the ML-agent version we need. There is a table that tells us what to do. But here, we have the version of the package unity-side. The Professor says that we have to get THE LAST verified version, that here is 1.0.8. IT IS STABLE! Go into the unity package manager and get the 1.0.8 release, and in the XX.X put 0.16.1.</text:p>
      <text:p text:style-name="P974">The 1.0.8 is a preview package, so we have to open our package amnager window. Here we hage the ML-agent 1.9.1-preview. We click on the wheel, advanced project settings, package manager and “enable preview packages”. Now, in the ML Agents, click “see other versions”.</text:p>
      <text:p text:style-name="P975">Now, we can start playing around. The installation is done, we can now play with ML. What do we have to do? Extend the Agent class provided by Unity. Inside, we must provide method to:</text:p>
      <text:p text:style-name="P976">-Initialize the agent. All the initialization stuff.</text:p>
      <text:p text:style-name="P977">-Start each single run (an episode, whenever the agent is reset).<text:s/></text:p>
      <text:p text:style-name="P978">-Sense the environment (provide input to the NN). This will tell the Agent how to extract the features from the environment.</text:p>
      <text:p text:style-name="P979">-Perform the action requested by the NN and evaluate its outcome.</text:p>
      <text:p text:style-name="P980"/>
      <text:p text:style-name="P981">Basically, in the initialize, Unity starts stalking to Torch. In the Start Episode, the gent starts running. In the Sensing, Unity tells torch what is the current situation. In the Evaluation, torch tells unity what action the agent must carry out. Now, we can see the result and tell them to torch. Those results can be bad, and torch will mark the mas bad results. Now, we might want to reset the agent and go back to step 2. If instead the results are good, torch can account this configuration as good, so he will try to push the NN in that direction. If this happens, the agent keeps running.</text:p>
      <text:p text:style-name="P982"/>
      <text:p text:style-name="P983">BBtrain instead of results in “tensorboard –logdir results”</text:p>
      <text:p text:style-name="P984"/>
      <text:p text:style-name="P985"/>
      <text:p text:style-name="P986">13/01/2022 – 19° Lezione (ultima!)</text:p>
      <text:p text:style-name="P987"/>
      <text:p text:style-name="P988">Flocking and Combining Steering Behaviors</text:p>
      <text:p text:style-name="P989">Today’s lecture concludes the movement topic, which was a topic of lectures held by Maggiorini. We are doing that now because this will connect with decision making topic.</text:p>
      <text:p text:style-name="P990">In his lectures about movement, Maggiorni already spoke about blending steering behavior. Now we’ll see more advanced ways to belnd the steering behaviors, and flocking is an advanced way. Most of the times, a character has a lot of steering behaviors he would like to do. And if two or more of them can be executed, we have to understand how to combine them. I.e, a character has to pursue another, but also has to avoid some obstacles. Well, the topic of combining those behavior has two approaches: blending and arbitration.</text:p>
      <text:p text:style-name="P991">Blending is executing each steering behavior, combining the results with a weight or a priority approach. It gives us good results most of the time.</text:p>
      <text:p text:style-name="P992">Arbitration is selecting one or more steering behaviors on the basis of some parameters/policies. We then give to that specific steering behaviors complete control on the movement of the character. For example, the character has a set of possible steering behaviors, and a policy that tells which one must be executed.</text:p>
      <text:p text:style-name="P993">They are not exclusive approaches: just the extremes of the spectrum of solutions we can think of. Usually, the implementation is something in the middle. It depends on what you want the character to do in the game. In blending, we have weights. If a weight is zero, then it won’t be executed. Blending IS considering all behaviors with a certain weight, but if one is zero, it is not considered. On the other side, Arbitration can give a set of weights to the blending model (that is, a set of blending weights). The simplest way to do blending is thw weighted blending, where the final movement is given by a sum of the different weights of the accelerations. It is NOT a weighted mean (no normalization). The most known example of weightd blending is Flocking. Flocking is when, in nature, different animals (or something like that) collaborate and form a group, and they work pretty well, like the birds that never collide. So they move in a certain direction.</text:p>
      <text:p text:style-name="P994">There is a seminal work by Craig Raynolds: the Boids Algorithm, that simulated this flocking fenomena. The idea is to have a bird with a certain steering in different directions. Well, each component is named a boid (from bird). A behaviorur is defined for each boid,<text:s/><text:span text:style-name="T995">there is no behaviour defined for the whole group</text:span>. Each boid has three steering behaviors: Alignment, Cohesion and Separation. The result will be an emerging global behavior.</text:p>
      <text:p text:style-name="P996">Separation: each boid must move in a very small area to avoid colliding with other boids.</text:p>
      <text:p text:style-name="P997">Alignment: the boid must orient itself in the direction of the neighbors. So, i see the average direction of my neighbours and take that as my direction.</text:p>
      <text:p text:style-name="P998">Cohesion: each boid determines the geometrical center of its neighbors, and tries to go there.</text:p>
      <text:p text:style-name="P999"/>
      <text:p text:style-name="P1000">The Flocking algorithm requires to compute those behaviors and blend them together. We have to move away from too close boids, move in the same direction with same velocity, and move toward centre of mass. In a simple approach, the weight of the separation, cohesion and aligment is the same (1.0). In realistic simulation, separation &gt; cohestion &gt; aligment.</text:p>
      <text:p text:style-name="P1001"/>
      <text:p text:style-name="P1002">What is needed is a field of view for each boid, because it needs to see other boids. For a computational simulation, we usually consider a sphere as our starting point, and decide the amplitude of the field of view. The critic part is: how do we take into consideration the neighborhood of each boid? We have to determine a certain number of close boids, and then compute the blending. This is the most expensive part, computationally speaking.<text:s/>In our case, we can rely on the Physics modue of unity (Physics.overlapSphere). We will have a radius that gives us all the colliders inside this very large sphere, that will be our neighbors. Why do we say that this “may” be good? Because the approach fo the Professor works well with a small number of boids. But the number of checks scales as n^2 with the number of boids.<text:s/></text:p>
      <text:p text:style-name="P1003">Again, the code is not optimized. It is simple enough to make us understand the topic. The main problemi s scalability: more boids = less performance. AVOID allocation and de-allocation of memory, otherwise the garbage collector kills the performances, and AVOID string comparisons. Ok, Unity code.</text:p>
      <text:p text:style-name="P1004"/>
      <text:p text:style-name="P1005">Let’s conclude the flocking and blending. With weighted blending we have some problems: it works well in an open environment, but fails when we are in a urban area or closed area.<text:s/>And sometimes, we have an unstable equilibrium. We could have two behaviors that conflict with one another.<text:s/></text:p>
      <text:p text:style-name="P1006">There is also the stable equilibrium, where the character is trapped into a basin fo attraction. Those situations are difficult to debug. Usually, the developer works together with the designer to avoid those kind of situations.<text:s/></text:p>
      <text:p text:style-name="P1007"/>
      <text:p text:style-name="P1008"/>
      <text:p text:style-name="P1009"/>
      <text:p text:style-name="P1010"/>
      <text:p text:style-name="P1011"/>
      <text:p text:style-name="P1012"/>
      <text:p text:style-name="P10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text:start-value="1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ssio La Greca</meta:initial-creator>
    <dc:creator>Alessio La Greca</dc:creator>
    <meta:creation-date>2021-09-30T09:15:00Z</meta:creation-date>
    <dc:date>2022-01-13T13:37:00Z</dc:date>
    <meta:template xlink:href="Normal" xlink:type="simple"/>
    <meta:editing-cycles>1078</meta:editing-cycles>
    <meta:editing-duration>PT141780S</meta:editing-duration>
    <meta:document-statistic meta:page-count="1" meta:paragraph-count="318" meta:word-count="23827" meta:character-count="159328" meta:row-count="1131" meta:non-whitespace-character-count="135819"/>
  </office:meta>
</office:document-meta>
</file>